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1mm"/>
    </style:style>
    <style:style style:name="co2" style:family="table-column">
      <style:table-column-properties fo:break-before="auto" style:column-width="40.48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otal_20_x_20_Ano">
      <style:table-properties table:display="true" style:writing-mode="lr-tb"/>
    </style:style>
    <style:style style:name="ta2" style:family="table" style:master-page-name="PageStyle_5f_Total_20_x_20_Ano_5f_TX_5f_VAR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 x An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IHH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3" table:formula="of:=+['file:///home/suporte/Downloads/variaveis%20eixo%201/NECCULT-%202017%20-%20ATLAS%20-%20V13%20-%20C4%20do%20Valor%20Adicionado%20(18%20SET).xlsx'#$'Total x Ano'.B3]*['file:///home/suporte/Downloads/variaveis%20eixo%201/NECCULT-%202017%20-%20ATLAS%20-%20V13%20-%20C4%20do%20Valor%20Adicionado%20(18%20SET).xlsx'#$'Total x Ano'.B3]" office:value-type="float" office:value="0.00000476572335304522" calcext:value-type="float">
            <text:p><text:s/>0,00000477 </text:p>
          </table:table-cell>
          <table:table-cell table:style-name="ce3" table:formula="of:=+['file:///home/suporte/Downloads/variaveis%20eixo%201/NECCULT-%202017%20-%20ATLAS%20-%20V13%20-%20C4%20do%20Valor%20Adicionado%20(18%20SET).xlsx'#$'Total x Ano'.C3]*['file:///home/suporte/Downloads/variaveis%20eixo%201/NECCULT-%202017%20-%20ATLAS%20-%20V13%20-%20C4%20do%20Valor%20Adicionado%20(18%20SET).xlsx'#$'Total x Ano'.C3]" office:value-type="float" office:value="0.00000526884443933127" calcext:value-type="float">
            <text:p><text:s/>0,00000527 </text:p>
          </table:table-cell>
          <table:table-cell table:style-name="ce3" table:formula="of:=+['file:///home/suporte/Downloads/variaveis%20eixo%201/NECCULT-%202017%20-%20ATLAS%20-%20V13%20-%20C4%20do%20Valor%20Adicionado%20(18%20SET).xlsx'#$'Total x Ano'.D3]*['file:///home/suporte/Downloads/variaveis%20eixo%201/NECCULT-%202017%20-%20ATLAS%20-%20V13%20-%20C4%20do%20Valor%20Adicionado%20(18%20SET).xlsx'#$'Total x Ano'.D3]" office:value-type="float" office:value="0.00000627087918083793" calcext:value-type="float">
            <text:p><text:s/>0,00000627 </text:p>
          </table:table-cell>
          <table:table-cell table:style-name="ce3" table:formula="of:=+['file:///home/suporte/Downloads/variaveis%20eixo%201/NECCULT-%202017%20-%20ATLAS%20-%20V13%20-%20C4%20do%20Valor%20Adicionado%20(18%20SET).xlsx'#$'Total x Ano'.E3]*['file:///home/suporte/Downloads/variaveis%20eixo%201/NECCULT-%202017%20-%20ATLAS%20-%20V13%20-%20C4%20do%20Valor%20Adicionado%20(18%20SET).xlsx'#$'Total x Ano'.E3]" office:value-type="float" office:value="0.00000752760509492112" calcext:value-type="float">
            <text:p><text:s/>0,00000753 </text:p>
          </table:table-cell>
          <table:table-cell table:style-name="ce3" table:formula="of:=+['file:///home/suporte/Downloads/variaveis%20eixo%201/NECCULT-%202017%20-%20ATLAS%20-%20V13%20-%20C4%20do%20Valor%20Adicionado%20(18%20SET).xlsx'#$'Total x Ano'.F3]*['file:///home/suporte/Downloads/variaveis%20eixo%201/NECCULT-%202017%20-%20ATLAS%20-%20V13%20-%20C4%20do%20Valor%20Adicionado%20(18%20SET).xlsx'#$'Total x Ano'.F3]" office:value-type="float" office:value="0.00000820870831261932" calcext:value-type="float">
            <text:p><text:s/>0,00000821 </text:p>
          </table:table-cell>
          <table:table-cell table:style-name="ce3" table:formula="of:=+['file:///home/suporte/Downloads/variaveis%20eixo%201/NECCULT-%202017%20-%20ATLAS%20-%20V13%20-%20C4%20do%20Valor%20Adicionado%20(18%20SET).xlsx'#$'Total x Ano'.G3]*['file:///home/suporte/Downloads/variaveis%20eixo%201/NECCULT-%202017%20-%20ATLAS%20-%20V13%20-%20C4%20do%20Valor%20Adicionado%20(18%20SET).xlsx'#$'Total x Ano'.G3]" office:value-type="float" office:value="0.00000800076250145782" calcext:value-type="float">
            <text:p><text:s/>0,00000800 </text:p>
          </table:table-cell>
          <table:table-cell table:style-name="ce3" table:formula="of:=+['file:///home/suporte/Downloads/variaveis%20eixo%201/NECCULT-%202017%20-%20ATLAS%20-%20V13%20-%20C4%20do%20Valor%20Adicionado%20(18%20SET).xlsx'#$'Total x Ano'.H3]*['file:///home/suporte/Downloads/variaveis%20eixo%201/NECCULT-%202017%20-%20ATLAS%20-%20V13%20-%20C4%20do%20Valor%20Adicionado%20(18%20SET).xlsx'#$'Total x Ano'.H3]" office:value-type="float" office:value="0.00000932833356351597" calcext:value-type="float">
            <text:p><text:s/>0,00000933 </text:p>
          </table:table-cell>
          <table:table-cell table:style-name="ce3" table:formula="of:=+['file:///home/suporte/Downloads/variaveis%20eixo%201/NECCULT-%202017%20-%20ATLAS%20-%20V13%20-%20C4%20do%20Valor%20Adicionado%20(18%20SET).xlsx'#$'Total x Ano'.I3]*['file:///home/suporte/Downloads/variaveis%20eixo%201/NECCULT-%202017%20-%20ATLAS%20-%20V13%20-%20C4%20do%20Valor%20Adicionado%20(18%20SET).xlsx'#$'Total x Ano'.I3]" office:value-type="float" office:value="0.000011372380556291" calcext:value-type="float">
            <text:p><text:s/>0,0000113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3" table:formula="of:=+['file:///home/suporte/Downloads/variaveis%20eixo%201/NECCULT-%202017%20-%20ATLAS%20-%20V13%20-%20C4%20do%20Valor%20Adicionado%20(18%20SET).xlsx'#$'Total x Ano'.B4]*['file:///home/suporte/Downloads/variaveis%20eixo%201/NECCULT-%202017%20-%20ATLAS%20-%20V13%20-%20C4%20do%20Valor%20Adicionado%20(18%20SET).xlsx'#$'Total x Ano'.B4]" office:value-type="float" office:value="0.00000121214968060552" calcext:value-type="float">
            <text:p><text:s/>0,00000121 </text:p>
          </table:table-cell>
          <table:table-cell table:style-name="ce3" table:formula="of:=+['file:///home/suporte/Downloads/variaveis%20eixo%201/NECCULT-%202017%20-%20ATLAS%20-%20V13%20-%20C4%20do%20Valor%20Adicionado%20(18%20SET).xlsx'#$'Total x Ano'.C4]*['file:///home/suporte/Downloads/variaveis%20eixo%201/NECCULT-%202017%20-%20ATLAS%20-%20V13%20-%20C4%20do%20Valor%20Adicionado%20(18%20SET).xlsx'#$'Total x Ano'.C4]" office:value-type="float" office:value="0.0000011149511189644" calcext:value-type="float">
            <text:p><text:s/>0,00000111 </text:p>
          </table:table-cell>
          <table:table-cell table:style-name="ce3" table:formula="of:=+['file:///home/suporte/Downloads/variaveis%20eixo%201/NECCULT-%202017%20-%20ATLAS%20-%20V13%20-%20C4%20do%20Valor%20Adicionado%20(18%20SET).xlsx'#$'Total x Ano'.D4]*['file:///home/suporte/Downloads/variaveis%20eixo%201/NECCULT-%202017%20-%20ATLAS%20-%20V13%20-%20C4%20do%20Valor%20Adicionado%20(18%20SET).xlsx'#$'Total x Ano'.D4]" office:value-type="float" office:value="0.00000100587271938413" calcext:value-type="float">
            <text:p><text:s/>0,00000101 </text:p>
          </table:table-cell>
          <table:table-cell table:style-name="ce3" table:formula="of:=+['file:///home/suporte/Downloads/variaveis%20eixo%201/NECCULT-%202017%20-%20ATLAS%20-%20V13%20-%20C4%20do%20Valor%20Adicionado%20(18%20SET).xlsx'#$'Total x Ano'.E4]*['file:///home/suporte/Downloads/variaveis%20eixo%201/NECCULT-%202017%20-%20ATLAS%20-%20V13%20-%20C4%20do%20Valor%20Adicionado%20(18%20SET).xlsx'#$'Total x Ano'.E4]" office:value-type="float" office:value="0.00000109712583181693" calcext:value-type="float">
            <text:p><text:s/>0,00000110 </text:p>
          </table:table-cell>
          <table:table-cell table:style-name="ce3" table:formula="of:=+['file:///home/suporte/Downloads/variaveis%20eixo%201/NECCULT-%202017%20-%20ATLAS%20-%20V13%20-%20C4%20do%20Valor%20Adicionado%20(18%20SET).xlsx'#$'Total x Ano'.F4]*['file:///home/suporte/Downloads/variaveis%20eixo%201/NECCULT-%202017%20-%20ATLAS%20-%20V13%20-%20C4%20do%20Valor%20Adicionado%20(18%20SET).xlsx'#$'Total x Ano'.F4]" office:value-type="float" office:value="0.000000723828885609672" calcext:value-type="float">
            <text:p><text:s/>0,00000072 </text:p>
          </table:table-cell>
          <table:table-cell table:style-name="ce3" table:formula="of:=+['file:///home/suporte/Downloads/variaveis%20eixo%201/NECCULT-%202017%20-%20ATLAS%20-%20V13%20-%20C4%20do%20Valor%20Adicionado%20(18%20SET).xlsx'#$'Total x Ano'.G4]*['file:///home/suporte/Downloads/variaveis%20eixo%201/NECCULT-%202017%20-%20ATLAS%20-%20V13%20-%20C4%20do%20Valor%20Adicionado%20(18%20SET).xlsx'#$'Total x Ano'.G4]" office:value-type="float" office:value="0.000000923322526540193" calcext:value-type="float">
            <text:p><text:s/>0,00000092 </text:p>
          </table:table-cell>
          <table:table-cell table:style-name="ce3" table:formula="of:=+['file:///home/suporte/Downloads/variaveis%20eixo%201/NECCULT-%202017%20-%20ATLAS%20-%20V13%20-%20C4%20do%20Valor%20Adicionado%20(18%20SET).xlsx'#$'Total x Ano'.H4]*['file:///home/suporte/Downloads/variaveis%20eixo%201/NECCULT-%202017%20-%20ATLAS%20-%20V13%20-%20C4%20do%20Valor%20Adicionado%20(18%20SET).xlsx'#$'Total x Ano'.H4]" office:value-type="float" office:value="0.00000120873124883945" calcext:value-type="float">
            <text:p><text:s/>0,00000121 </text:p>
          </table:table-cell>
          <table:table-cell table:style-name="ce3" table:formula="of:=+['file:///home/suporte/Downloads/variaveis%20eixo%201/NECCULT-%202017%20-%20ATLAS%20-%20V13%20-%20C4%20do%20Valor%20Adicionado%20(18%20SET).xlsx'#$'Total x Ano'.I4]*['file:///home/suporte/Downloads/variaveis%20eixo%201/NECCULT-%202017%20-%20ATLAS%20-%20V13%20-%20C4%20do%20Valor%20Adicionado%20(18%20SET).xlsx'#$'Total x Ano'.I4]" office:value-type="float" office:value="0.00000126863788239082" calcext:value-type="float">
            <text:p><text:s/>0,0000012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3" table:formula="of:=+['file:///home/suporte/Downloads/variaveis%20eixo%201/NECCULT-%202017%20-%20ATLAS%20-%20V13%20-%20C4%20do%20Valor%20Adicionado%20(18%20SET).xlsx'#$'Total x Ano'.B5]*['file:///home/suporte/Downloads/variaveis%20eixo%201/NECCULT-%202017%20-%20ATLAS%20-%20V13%20-%20C4%20do%20Valor%20Adicionado%20(18%20SET).xlsx'#$'Total x Ano'.B5]" office:value-type="float" office:value="0.0000453042883945979" calcext:value-type="float">
            <text:p><text:s/>0,00004530 </text:p>
          </table:table-cell>
          <table:table-cell table:style-name="ce3" table:formula="of:=+['file:///home/suporte/Downloads/variaveis%20eixo%201/NECCULT-%202017%20-%20ATLAS%20-%20V13%20-%20C4%20do%20Valor%20Adicionado%20(18%20SET).xlsx'#$'Total x Ano'.C5]*['file:///home/suporte/Downloads/variaveis%20eixo%201/NECCULT-%202017%20-%20ATLAS%20-%20V13%20-%20C4%20do%20Valor%20Adicionado%20(18%20SET).xlsx'#$'Total x Ano'.C5]" office:value-type="float" office:value="0.0000507981840054833" calcext:value-type="float">
            <text:p><text:s/>0,00005080 </text:p>
          </table:table-cell>
          <table:table-cell table:style-name="ce3" table:formula="of:=+['file:///home/suporte/Downloads/variaveis%20eixo%201/NECCULT-%202017%20-%20ATLAS%20-%20V13%20-%20C4%20do%20Valor%20Adicionado%20(18%20SET).xlsx'#$'Total x Ano'.D5]*['file:///home/suporte/Downloads/variaveis%20eixo%201/NECCULT-%202017%20-%20ATLAS%20-%20V13%20-%20C4%20do%20Valor%20Adicionado%20(18%20SET).xlsx'#$'Total x Ano'.D5]" office:value-type="float" office:value="0.0000507848127901408" calcext:value-type="float">
            <text:p><text:s/>0,00005078 </text:p>
          </table:table-cell>
          <table:table-cell table:style-name="ce3" table:formula="of:=+['file:///home/suporte/Downloads/variaveis%20eixo%201/NECCULT-%202017%20-%20ATLAS%20-%20V13%20-%20C4%20do%20Valor%20Adicionado%20(18%20SET).xlsx'#$'Total x Ano'.E5]*['file:///home/suporte/Downloads/variaveis%20eixo%201/NECCULT-%202017%20-%20ATLAS%20-%20V13%20-%20C4%20do%20Valor%20Adicionado%20(18%20SET).xlsx'#$'Total x Ano'.E5]" office:value-type="float" office:value="0.0000600275441380096" calcext:value-type="float">
            <text:p><text:s/>0,00006003 </text:p>
          </table:table-cell>
          <table:table-cell table:style-name="ce3" table:formula="of:=+['file:///home/suporte/Downloads/variaveis%20eixo%201/NECCULT-%202017%20-%20ATLAS%20-%20V13%20-%20C4%20do%20Valor%20Adicionado%20(18%20SET).xlsx'#$'Total x Ano'.F5]*['file:///home/suporte/Downloads/variaveis%20eixo%201/NECCULT-%202017%20-%20ATLAS%20-%20V13%20-%20C4%20do%20Valor%20Adicionado%20(18%20SET).xlsx'#$'Total x Ano'.F5]" office:value-type="float" office:value="0.0000643448878242295" calcext:value-type="float">
            <text:p><text:s/>0,00006434 </text:p>
          </table:table-cell>
          <table:table-cell table:style-name="ce3" table:formula="of:=+['file:///home/suporte/Downloads/variaveis%20eixo%201/NECCULT-%202017%20-%20ATLAS%20-%20V13%20-%20C4%20do%20Valor%20Adicionado%20(18%20SET).xlsx'#$'Total x Ano'.G5]*['file:///home/suporte/Downloads/variaveis%20eixo%201/NECCULT-%202017%20-%20ATLAS%20-%20V13%20-%20C4%20do%20Valor%20Adicionado%20(18%20SET).xlsx'#$'Total x Ano'.G5]" office:value-type="float" office:value="0.0000678228129854104" calcext:value-type="float">
            <text:p><text:s/>0,00006782 </text:p>
          </table:table-cell>
          <table:table-cell table:style-name="ce3" table:formula="of:=+['file:///home/suporte/Downloads/variaveis%20eixo%201/NECCULT-%202017%20-%20ATLAS%20-%20V13%20-%20C4%20do%20Valor%20Adicionado%20(18%20SET).xlsx'#$'Total x Ano'.H5]*['file:///home/suporte/Downloads/variaveis%20eixo%201/NECCULT-%202017%20-%20ATLAS%20-%20V13%20-%20C4%20do%20Valor%20Adicionado%20(18%20SET).xlsx'#$'Total x Ano'.H5]" office:value-type="float" office:value="0.0000674565679203929" calcext:value-type="float">
            <text:p><text:s/>0,00006746 </text:p>
          </table:table-cell>
          <table:table-cell table:style-name="ce3" table:formula="of:=+['file:///home/suporte/Downloads/variaveis%20eixo%201/NECCULT-%202017%20-%20ATLAS%20-%20V13%20-%20C4%20do%20Valor%20Adicionado%20(18%20SET).xlsx'#$'Total x Ano'.I5]*['file:///home/suporte/Downloads/variaveis%20eixo%201/NECCULT-%202017%20-%20ATLAS%20-%20V13%20-%20C4%20do%20Valor%20Adicionado%20(18%20SET).xlsx'#$'Total x Ano'.I5]" office:value-type="float" office:value="0.0000687911433871399" calcext:value-type="float">
            <text:p><text:s/>0,0000687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3" table:formula="of:=+['file:///home/suporte/Downloads/variaveis%20eixo%201/NECCULT-%202017%20-%20ATLAS%20-%20V13%20-%20C4%20do%20Valor%20Adicionado%20(18%20SET).xlsx'#$'Total x Ano'.B6]*['file:///home/suporte/Downloads/variaveis%20eixo%201/NECCULT-%202017%20-%20ATLAS%20-%20V13%20-%20C4%20do%20Valor%20Adicionado%20(18%20SET).xlsx'#$'Total x Ano'.B6]" office:value-type="float" office:value="0.000000454027112654406" calcext:value-type="float">
            <text:p><text:s/>0,00000045 </text:p>
          </table:table-cell>
          <table:table-cell table:style-name="ce3" table:formula="of:=+['file:///home/suporte/Downloads/variaveis%20eixo%201/NECCULT-%202017%20-%20ATLAS%20-%20V13%20-%20C4%20do%20Valor%20Adicionado%20(18%20SET).xlsx'#$'Total x Ano'.C6]*['file:///home/suporte/Downloads/variaveis%20eixo%201/NECCULT-%202017%20-%20ATLAS%20-%20V13%20-%20C4%20do%20Valor%20Adicionado%20(18%20SET).xlsx'#$'Total x Ano'.C6]" office:value-type="float" office:value="0.000000431445519638419" calcext:value-type="float">
            <text:p><text:s/>0,00000043 </text:p>
          </table:table-cell>
          <table:table-cell table:style-name="ce3" table:formula="of:=+['file:///home/suporte/Downloads/variaveis%20eixo%201/NECCULT-%202017%20-%20ATLAS%20-%20V13%20-%20C4%20do%20Valor%20Adicionado%20(18%20SET).xlsx'#$'Total x Ano'.D6]*['file:///home/suporte/Downloads/variaveis%20eixo%201/NECCULT-%202017%20-%20ATLAS%20-%20V13%20-%20C4%20do%20Valor%20Adicionado%20(18%20SET).xlsx'#$'Total x Ano'.D6]" office:value-type="float" office:value="0.000000542026770635801" calcext:value-type="float">
            <text:p><text:s/>0,00000054 </text:p>
          </table:table-cell>
          <table:table-cell table:style-name="ce3" table:formula="of:=+['file:///home/suporte/Downloads/variaveis%20eixo%201/NECCULT-%202017%20-%20ATLAS%20-%20V13%20-%20C4%20do%20Valor%20Adicionado%20(18%20SET).xlsx'#$'Total x Ano'.E6]*['file:///home/suporte/Downloads/variaveis%20eixo%201/NECCULT-%202017%20-%20ATLAS%20-%20V13%20-%20C4%20do%20Valor%20Adicionado%20(18%20SET).xlsx'#$'Total x Ano'.E6]" office:value-type="float" office:value="0.00000052275717918672" calcext:value-type="float">
            <text:p><text:s/>0,00000052 </text:p>
          </table:table-cell>
          <table:table-cell table:style-name="ce3" table:formula="of:=+['file:///home/suporte/Downloads/variaveis%20eixo%201/NECCULT-%202017%20-%20ATLAS%20-%20V13%20-%20C4%20do%20Valor%20Adicionado%20(18%20SET).xlsx'#$'Total x Ano'.F6]*['file:///home/suporte/Downloads/variaveis%20eixo%201/NECCULT-%202017%20-%20ATLAS%20-%20V13%20-%20C4%20do%20Valor%20Adicionado%20(18%20SET).xlsx'#$'Total x Ano'.F6]" office:value-type="float" office:value="0.000000568472173126271" calcext:value-type="float">
            <text:p><text:s/>0,00000057 </text:p>
          </table:table-cell>
          <table:table-cell table:style-name="ce3" table:formula="of:=+['file:///home/suporte/Downloads/variaveis%20eixo%201/NECCULT-%202017%20-%20ATLAS%20-%20V13%20-%20C4%20do%20Valor%20Adicionado%20(18%20SET).xlsx'#$'Total x Ano'.G6]*['file:///home/suporte/Downloads/variaveis%20eixo%201/NECCULT-%202017%20-%20ATLAS%20-%20V13%20-%20C4%20do%20Valor%20Adicionado%20(18%20SET).xlsx'#$'Total x Ano'.G6]" office:value-type="float" office:value="0.000000699448809998871" calcext:value-type="float">
            <text:p><text:s/>0,00000070 </text:p>
          </table:table-cell>
          <table:table-cell table:style-name="ce3" table:formula="of:=+['file:///home/suporte/Downloads/variaveis%20eixo%201/NECCULT-%202017%20-%20ATLAS%20-%20V13%20-%20C4%20do%20Valor%20Adicionado%20(18%20SET).xlsx'#$'Total x Ano'.H6]*['file:///home/suporte/Downloads/variaveis%20eixo%201/NECCULT-%202017%20-%20ATLAS%20-%20V13%20-%20C4%20do%20Valor%20Adicionado%20(18%20SET).xlsx'#$'Total x Ano'.H6]" office:value-type="float" office:value="0.000000811561818924808" calcext:value-type="float">
            <text:p><text:s/>0,00000081 </text:p>
          </table:table-cell>
          <table:table-cell table:style-name="ce3" table:formula="of:=+['file:///home/suporte/Downloads/variaveis%20eixo%201/NECCULT-%202017%20-%20ATLAS%20-%20V13%20-%20C4%20do%20Valor%20Adicionado%20(18%20SET).xlsx'#$'Total x Ano'.I6]*['file:///home/suporte/Downloads/variaveis%20eixo%201/NECCULT-%202017%20-%20ATLAS%20-%20V13%20-%20C4%20do%20Valor%20Adicionado%20(18%20SET).xlsx'#$'Total x Ano'.I6]" office:value-type="float" office:value="0.00000086583592082968" calcext:value-type="float">
            <text:p><text:s/>0,0000008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3" table:formula="of:=+['file:///home/suporte/Downloads/variaveis%20eixo%201/NECCULT-%202017%20-%20ATLAS%20-%20V13%20-%20C4%20do%20Valor%20Adicionado%20(18%20SET).xlsx'#$'Total x Ano'.B7]*['file:///home/suporte/Downloads/variaveis%20eixo%201/NECCULT-%202017%20-%20ATLAS%20-%20V13%20-%20C4%20do%20Valor%20Adicionado%20(18%20SET).xlsx'#$'Total x Ano'.B7]" office:value-type="float" office:value="0.0000595689749533938" calcext:value-type="float">
            <text:p><text:s/>0,00005957 </text:p>
          </table:table-cell>
          <table:table-cell table:style-name="ce3" table:formula="of:=+['file:///home/suporte/Downloads/variaveis%20eixo%201/NECCULT-%202017%20-%20ATLAS%20-%20V13%20-%20C4%20do%20Valor%20Adicionado%20(18%20SET).xlsx'#$'Total x Ano'.C7]*['file:///home/suporte/Downloads/variaveis%20eixo%201/NECCULT-%202017%20-%20ATLAS%20-%20V13%20-%20C4%20do%20Valor%20Adicionado%20(18%20SET).xlsx'#$'Total x Ano'.C7]" office:value-type="float" office:value="0.0000664339095366033" calcext:value-type="float">
            <text:p><text:s/>0,00006643 </text:p>
          </table:table-cell>
          <table:table-cell table:style-name="ce3" table:formula="of:=+['file:///home/suporte/Downloads/variaveis%20eixo%201/NECCULT-%202017%20-%20ATLAS%20-%20V13%20-%20C4%20do%20Valor%20Adicionado%20(18%20SET).xlsx'#$'Total x Ano'.D7]*['file:///home/suporte/Downloads/variaveis%20eixo%201/NECCULT-%202017%20-%20ATLAS%20-%20V13%20-%20C4%20do%20Valor%20Adicionado%20(18%20SET).xlsx'#$'Total x Ano'.D7]" office:value-type="float" office:value="0.0000764391342933742" calcext:value-type="float">
            <text:p><text:s/>0,00007644 </text:p>
          </table:table-cell>
          <table:table-cell table:style-name="ce3" table:formula="of:=+['file:///home/suporte/Downloads/variaveis%20eixo%201/NECCULT-%202017%20-%20ATLAS%20-%20V13%20-%20C4%20do%20Valor%20Adicionado%20(18%20SET).xlsx'#$'Total x Ano'.E7]*['file:///home/suporte/Downloads/variaveis%20eixo%201/NECCULT-%202017%20-%20ATLAS%20-%20V13%20-%20C4%20do%20Valor%20Adicionado%20(18%20SET).xlsx'#$'Total x Ano'.E7]" office:value-type="float" office:value="0.0000831099567722848" calcext:value-type="float">
            <text:p><text:s/>0,00008311 </text:p>
          </table:table-cell>
          <table:table-cell table:style-name="ce3" table:formula="of:=+['file:///home/suporte/Downloads/variaveis%20eixo%201/NECCULT-%202017%20-%20ATLAS%20-%20V13%20-%20C4%20do%20Valor%20Adicionado%20(18%20SET).xlsx'#$'Total x Ano'.F7]*['file:///home/suporte/Downloads/variaveis%20eixo%201/NECCULT-%202017%20-%20ATLAS%20-%20V13%20-%20C4%20do%20Valor%20Adicionado%20(18%20SET).xlsx'#$'Total x Ano'.F7]" office:value-type="float" office:value="0.0000762023004798907" calcext:value-type="float">
            <text:p><text:s/>0,00007620 </text:p>
          </table:table-cell>
          <table:table-cell table:style-name="ce3" table:formula="of:=+['file:///home/suporte/Downloads/variaveis%20eixo%201/NECCULT-%202017%20-%20ATLAS%20-%20V13%20-%20C4%20do%20Valor%20Adicionado%20(18%20SET).xlsx'#$'Total x Ano'.G7]*['file:///home/suporte/Downloads/variaveis%20eixo%201/NECCULT-%202017%20-%20ATLAS%20-%20V13%20-%20C4%20do%20Valor%20Adicionado%20(18%20SET).xlsx'#$'Total x Ano'.G7]" office:value-type="float" office:value="0.0000757800562531429" calcext:value-type="float">
            <text:p><text:s/>0,00007578 </text:p>
          </table:table-cell>
          <table:table-cell table:style-name="ce3" table:formula="of:=+['file:///home/suporte/Downloads/variaveis%20eixo%201/NECCULT-%202017%20-%20ATLAS%20-%20V13%20-%20C4%20do%20Valor%20Adicionado%20(18%20SET).xlsx'#$'Total x Ano'.H7]*['file:///home/suporte/Downloads/variaveis%20eixo%201/NECCULT-%202017%20-%20ATLAS%20-%20V13%20-%20C4%20do%20Valor%20Adicionado%20(18%20SET).xlsx'#$'Total x Ano'.H7]" office:value-type="float" office:value="0.0000838611640619069" calcext:value-type="float">
            <text:p><text:s/>0,00008386 </text:p>
          </table:table-cell>
          <table:table-cell table:style-name="ce3" table:formula="of:=+['file:///home/suporte/Downloads/variaveis%20eixo%201/NECCULT-%202017%20-%20ATLAS%20-%20V13%20-%20C4%20do%20Valor%20Adicionado%20(18%20SET).xlsx'#$'Total x Ano'.I7]*['file:///home/suporte/Downloads/variaveis%20eixo%201/NECCULT-%202017%20-%20ATLAS%20-%20V13%20-%20C4%20do%20Valor%20Adicionado%20(18%20SET).xlsx'#$'Total x Ano'.I7]" office:value-type="float" office:value="0.0000924151385171241" calcext:value-type="float">
            <text:p><text:s/>0,0000924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3" table:formula="of:=+['file:///home/suporte/Downloads/variaveis%20eixo%201/NECCULT-%202017%20-%20ATLAS%20-%20V13%20-%20C4%20do%20Valor%20Adicionado%20(18%20SET).xlsx'#$'Total x Ano'.B8]*['file:///home/suporte/Downloads/variaveis%20eixo%201/NECCULT-%202017%20-%20ATLAS%20-%20V13%20-%20C4%20do%20Valor%20Adicionado%20(18%20SET).xlsx'#$'Total x Ano'.B8]" office:value-type="float" office:value="0.000000750868118012812" calcext:value-type="float">
            <text:p><text:s/>0,00000075 </text:p>
          </table:table-cell>
          <table:table-cell table:style-name="ce3" table:formula="of:=+['file:///home/suporte/Downloads/variaveis%20eixo%201/NECCULT-%202017%20-%20ATLAS%20-%20V13%20-%20C4%20do%20Valor%20Adicionado%20(18%20SET).xlsx'#$'Total x Ano'.C8]*['file:///home/suporte/Downloads/variaveis%20eixo%201/NECCULT-%202017%20-%20ATLAS%20-%20V13%20-%20C4%20do%20Valor%20Adicionado%20(18%20SET).xlsx'#$'Total x Ano'.C8]" office:value-type="float" office:value="0.0000008135592819791" calcext:value-type="float">
            <text:p><text:s/>0,00000081 </text:p>
          </table:table-cell>
          <table:table-cell table:style-name="ce3" table:formula="of:=+['file:///home/suporte/Downloads/variaveis%20eixo%201/NECCULT-%202017%20-%20ATLAS%20-%20V13%20-%20C4%20do%20Valor%20Adicionado%20(18%20SET).xlsx'#$'Total x Ano'.D8]*['file:///home/suporte/Downloads/variaveis%20eixo%201/NECCULT-%202017%20-%20ATLAS%20-%20V13%20-%20C4%20do%20Valor%20Adicionado%20(18%20SET).xlsx'#$'Total x Ano'.D8]" office:value-type="float" office:value="0.000000571605800055571" calcext:value-type="float">
            <text:p><text:s/>0,00000057 </text:p>
          </table:table-cell>
          <table:table-cell table:style-name="ce3" table:formula="of:=+['file:///home/suporte/Downloads/variaveis%20eixo%201/NECCULT-%202017%20-%20ATLAS%20-%20V13%20-%20C4%20do%20Valor%20Adicionado%20(18%20SET).xlsx'#$'Total x Ano'.E8]*['file:///home/suporte/Downloads/variaveis%20eixo%201/NECCULT-%202017%20-%20ATLAS%20-%20V13%20-%20C4%20do%20Valor%20Adicionado%20(18%20SET).xlsx'#$'Total x Ano'.E8]" office:value-type="float" office:value="0.00000045568041538304" calcext:value-type="float">
            <text:p><text:s/>0,00000046 </text:p>
          </table:table-cell>
          <table:table-cell table:style-name="ce3" table:formula="of:=+['file:///home/suporte/Downloads/variaveis%20eixo%201/NECCULT-%202017%20-%20ATLAS%20-%20V13%20-%20C4%20do%20Valor%20Adicionado%20(18%20SET).xlsx'#$'Total x Ano'.F8]*['file:///home/suporte/Downloads/variaveis%20eixo%201/NECCULT-%202017%20-%20ATLAS%20-%20V13%20-%20C4%20do%20Valor%20Adicionado%20(18%20SET).xlsx'#$'Total x Ano'.F8]" office:value-type="float" office:value="0.000000523117071574484" calcext:value-type="float">
            <text:p><text:s/>0,00000052 </text:p>
          </table:table-cell>
          <table:table-cell table:style-name="ce3" table:formula="of:=+['file:///home/suporte/Downloads/variaveis%20eixo%201/NECCULT-%202017%20-%20ATLAS%20-%20V13%20-%20C4%20do%20Valor%20Adicionado%20(18%20SET).xlsx'#$'Total x Ano'.G8]*['file:///home/suporte/Downloads/variaveis%20eixo%201/NECCULT-%202017%20-%20ATLAS%20-%20V13%20-%20C4%20do%20Valor%20Adicionado%20(18%20SET).xlsx'#$'Total x Ano'.G8]" office:value-type="float" office:value="0.000000531953802575138" calcext:value-type="float">
            <text:p><text:s/>0,00000053 </text:p>
          </table:table-cell>
          <table:table-cell table:style-name="ce3" table:formula="of:=+['file:///home/suporte/Downloads/variaveis%20eixo%201/NECCULT-%202017%20-%20ATLAS%20-%20V13%20-%20C4%20do%20Valor%20Adicionado%20(18%20SET).xlsx'#$'Total x Ano'.H8]*['file:///home/suporte/Downloads/variaveis%20eixo%201/NECCULT-%202017%20-%20ATLAS%20-%20V13%20-%20C4%20do%20Valor%20Adicionado%20(18%20SET).xlsx'#$'Total x Ano'.H8]" office:value-type="float" office:value="0.000000684286196044755" calcext:value-type="float">
            <text:p><text:s/>0,00000068 </text:p>
          </table:table-cell>
          <table:table-cell table:style-name="ce3" table:formula="of:=+['file:///home/suporte/Downloads/variaveis%20eixo%201/NECCULT-%202017%20-%20ATLAS%20-%20V13%20-%20C4%20do%20Valor%20Adicionado%20(18%20SET).xlsx'#$'Total x Ano'.I8]*['file:///home/suporte/Downloads/variaveis%20eixo%201/NECCULT-%202017%20-%20ATLAS%20-%20V13%20-%20C4%20do%20Valor%20Adicionado%20(18%20SET).xlsx'#$'Total x Ano'.I8]" office:value-type="float" office:value="0.000000678763594593124" calcext:value-type="float">
            <text:p><text:s/>0,0000006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3" table:formula="of:=+['file:///home/suporte/Downloads/variaveis%20eixo%201/NECCULT-%202017%20-%20ATLAS%20-%20V13%20-%20C4%20do%20Valor%20Adicionado%20(18%20SET).xlsx'#$'Total x Ano'.B9]*['file:///home/suporte/Downloads/variaveis%20eixo%201/NECCULT-%202017%20-%20ATLAS%20-%20V13%20-%20C4%20do%20Valor%20Adicionado%20(18%20SET).xlsx'#$'Total x Ano'.B9]" office:value-type="float" office:value="0.00000292520247513481" calcext:value-type="float">
            <text:p><text:s/>0,00000293 </text:p>
          </table:table-cell>
          <table:table-cell table:style-name="ce3" table:formula="of:=+['file:///home/suporte/Downloads/variaveis%20eixo%201/NECCULT-%202017%20-%20ATLAS%20-%20V13%20-%20C4%20do%20Valor%20Adicionado%20(18%20SET).xlsx'#$'Total x Ano'.C9]*['file:///home/suporte/Downloads/variaveis%20eixo%201/NECCULT-%202017%20-%20ATLAS%20-%20V13%20-%20C4%20do%20Valor%20Adicionado%20(18%20SET).xlsx'#$'Total x Ano'.C9]" office:value-type="float" office:value="0.00000501887871613208" calcext:value-type="float">
            <text:p><text:s/>0,00000502 </text:p>
          </table:table-cell>
          <table:table-cell table:style-name="ce3" table:formula="of:=+['file:///home/suporte/Downloads/variaveis%20eixo%201/NECCULT-%202017%20-%20ATLAS%20-%20V13%20-%20C4%20do%20Valor%20Adicionado%20(18%20SET).xlsx'#$'Total x Ano'.D9]*['file:///home/suporte/Downloads/variaveis%20eixo%201/NECCULT-%202017%20-%20ATLAS%20-%20V13%20-%20C4%20do%20Valor%20Adicionado%20(18%20SET).xlsx'#$'Total x Ano'.D9]" office:value-type="float" office:value="0.00000186385869385864" calcext:value-type="float">
            <text:p><text:s/>0,00000186 </text:p>
          </table:table-cell>
          <table:table-cell table:style-name="ce3" table:formula="of:=+['file:///home/suporte/Downloads/variaveis%20eixo%201/NECCULT-%202017%20-%20ATLAS%20-%20V13%20-%20C4%20do%20Valor%20Adicionado%20(18%20SET).xlsx'#$'Total x Ano'.E9]*['file:///home/suporte/Downloads/variaveis%20eixo%201/NECCULT-%202017%20-%20ATLAS%20-%20V13%20-%20C4%20do%20Valor%20Adicionado%20(18%20SET).xlsx'#$'Total x Ano'.E9]" office:value-type="float" office:value="0.00000147478839042167" calcext:value-type="float">
            <text:p><text:s/>0,00000147 </text:p>
          </table:table-cell>
          <table:table-cell table:style-name="ce3" table:formula="of:=+['file:///home/suporte/Downloads/variaveis%20eixo%201/NECCULT-%202017%20-%20ATLAS%20-%20V13%20-%20C4%20do%20Valor%20Adicionado%20(18%20SET).xlsx'#$'Total x Ano'.F9]*['file:///home/suporte/Downloads/variaveis%20eixo%201/NECCULT-%202017%20-%20ATLAS%20-%20V13%20-%20C4%20do%20Valor%20Adicionado%20(18%20SET).xlsx'#$'Total x Ano'.F9]" office:value-type="float" office:value="0.00000174226069473709" calcext:value-type="float">
            <text:p><text:s/>0,00000174 </text:p>
          </table:table-cell>
          <table:table-cell table:style-name="ce3" table:formula="of:=+['file:///home/suporte/Downloads/variaveis%20eixo%201/NECCULT-%202017%20-%20ATLAS%20-%20V13%20-%20C4%20do%20Valor%20Adicionado%20(18%20SET).xlsx'#$'Total x Ano'.G9]*['file:///home/suporte/Downloads/variaveis%20eixo%201/NECCULT-%202017%20-%20ATLAS%20-%20V13%20-%20C4%20do%20Valor%20Adicionado%20(18%20SET).xlsx'#$'Total x Ano'.G9]" office:value-type="float" office:value="0.00000211050975762132" calcext:value-type="float">
            <text:p><text:s/>0,00000211 </text:p>
          </table:table-cell>
          <table:table-cell table:style-name="ce3" table:formula="of:=+['file:///home/suporte/Downloads/variaveis%20eixo%201/NECCULT-%202017%20-%20ATLAS%20-%20V13%20-%20C4%20do%20Valor%20Adicionado%20(18%20SET).xlsx'#$'Total x Ano'.H9]*['file:///home/suporte/Downloads/variaveis%20eixo%201/NECCULT-%202017%20-%20ATLAS%20-%20V13%20-%20C4%20do%20Valor%20Adicionado%20(18%20SET).xlsx'#$'Total x Ano'.H9]" office:value-type="float" office:value="0.0000025023845362397" calcext:value-type="float">
            <text:p><text:s/>0,00000250 </text:p>
          </table:table-cell>
          <table:table-cell table:style-name="ce3" table:formula="of:=+['file:///home/suporte/Downloads/variaveis%20eixo%201/NECCULT-%202017%20-%20ATLAS%20-%20V13%20-%20C4%20do%20Valor%20Adicionado%20(18%20SET).xlsx'#$'Total x Ano'.I9]*['file:///home/suporte/Downloads/variaveis%20eixo%201/NECCULT-%202017%20-%20ATLAS%20-%20V13%20-%20C4%20do%20Valor%20Adicionado%20(18%20SET).xlsx'#$'Total x Ano'.I9]" office:value-type="float" office:value="0.00000247488715129212" calcext:value-type="float">
            <text:p><text:s/>0,0000024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3" table:formula="of:=+['file:///home/suporte/Downloads/variaveis%20eixo%201/NECCULT-%202017%20-%20ATLAS%20-%20V13%20-%20C4%20do%20Valor%20Adicionado%20(18%20SET).xlsx'#$'Total x Ano'.B10]*['file:///home/suporte/Downloads/variaveis%20eixo%201/NECCULT-%202017%20-%20ATLAS%20-%20V13%20-%20C4%20do%20Valor%20Adicionado%20(18%20SET).xlsx'#$'Total x Ano'.B10]" office:value-type="float" office:value="0.0000135108219122342" calcext:value-type="float">
            <text:p><text:s/>0,00001351 </text:p>
          </table:table-cell>
          <table:table-cell table:style-name="ce3" table:formula="of:=+['file:///home/suporte/Downloads/variaveis%20eixo%201/NECCULT-%202017%20-%20ATLAS%20-%20V13%20-%20C4%20do%20Valor%20Adicionado%20(18%20SET).xlsx'#$'Total x Ano'.C10]*['file:///home/suporte/Downloads/variaveis%20eixo%201/NECCULT-%202017%20-%20ATLAS%20-%20V13%20-%20C4%20do%20Valor%20Adicionado%20(18%20SET).xlsx'#$'Total x Ano'.C10]" office:value-type="float" office:value="0.0000202170828159639" calcext:value-type="float">
            <text:p><text:s/>0,00002022 </text:p>
          </table:table-cell>
          <table:table-cell table:style-name="ce3" table:formula="of:=+['file:///home/suporte/Downloads/variaveis%20eixo%201/NECCULT-%202017%20-%20ATLAS%20-%20V13%20-%20C4%20do%20Valor%20Adicionado%20(18%20SET).xlsx'#$'Total x Ano'.D10]*['file:///home/suporte/Downloads/variaveis%20eixo%201/NECCULT-%202017%20-%20ATLAS%20-%20V13%20-%20C4%20do%20Valor%20Adicionado%20(18%20SET).xlsx'#$'Total x Ano'.D10]" office:value-type="float" office:value="0.0000150724107283157" calcext:value-type="float">
            <text:p><text:s/>0,00001507 </text:p>
          </table:table-cell>
          <table:table-cell table:style-name="ce3" table:formula="of:=+['file:///home/suporte/Downloads/variaveis%20eixo%201/NECCULT-%202017%20-%20ATLAS%20-%20V13%20-%20C4%20do%20Valor%20Adicionado%20(18%20SET).xlsx'#$'Total x Ano'.E10]*['file:///home/suporte/Downloads/variaveis%20eixo%201/NECCULT-%202017%20-%20ATLAS%20-%20V13%20-%20C4%20do%20Valor%20Adicionado%20(18%20SET).xlsx'#$'Total x Ano'.E10]" office:value-type="float" office:value="0.0000183716054667379" calcext:value-type="float">
            <text:p><text:s/>0,00001837 </text:p>
          </table:table-cell>
          <table:table-cell table:style-name="ce3" table:formula="of:=+['file:///home/suporte/Downloads/variaveis%20eixo%201/NECCULT-%202017%20-%20ATLAS%20-%20V13%20-%20C4%20do%20Valor%20Adicionado%20(18%20SET).xlsx'#$'Total x Ano'.F10]*['file:///home/suporte/Downloads/variaveis%20eixo%201/NECCULT-%202017%20-%20ATLAS%20-%20V13%20-%20C4%20do%20Valor%20Adicionado%20(18%20SET).xlsx'#$'Total x Ano'.F10]" office:value-type="float" office:value="0.0000198707333214269" calcext:value-type="float">
            <text:p><text:s/>0,00001987 </text:p>
          </table:table-cell>
          <table:table-cell table:style-name="ce3" table:formula="of:=+['file:///home/suporte/Downloads/variaveis%20eixo%201/NECCULT-%202017%20-%20ATLAS%20-%20V13%20-%20C4%20do%20Valor%20Adicionado%20(18%20SET).xlsx'#$'Total x Ano'.G10]*['file:///home/suporte/Downloads/variaveis%20eixo%201/NECCULT-%202017%20-%20ATLAS%20-%20V13%20-%20C4%20do%20Valor%20Adicionado%20(18%20SET).xlsx'#$'Total x Ano'.G10]" office:value-type="float" office:value="0.0000247351148691917" calcext:value-type="float">
            <text:p><text:s/>0,00002474 </text:p>
          </table:table-cell>
          <table:table-cell table:style-name="ce3" table:formula="of:=+['file:///home/suporte/Downloads/variaveis%20eixo%201/NECCULT-%202017%20-%20ATLAS%20-%20V13%20-%20C4%20do%20Valor%20Adicionado%20(18%20SET).xlsx'#$'Total x Ano'.H10]*['file:///home/suporte/Downloads/variaveis%20eixo%201/NECCULT-%202017%20-%20ATLAS%20-%20V13%20-%20C4%20do%20Valor%20Adicionado%20(18%20SET).xlsx'#$'Total x Ano'.H10]" office:value-type="float" office:value="0.0000280450622904008" calcext:value-type="float">
            <text:p><text:s/>0,00002805 </text:p>
          </table:table-cell>
          <table:table-cell table:style-name="ce3" table:formula="of:=+['file:///home/suporte/Downloads/variaveis%20eixo%201/NECCULT-%202017%20-%20ATLAS%20-%20V13%20-%20C4%20do%20Valor%20Adicionado%20(18%20SET).xlsx'#$'Total x Ano'.I10]*['file:///home/suporte/Downloads/variaveis%20eixo%201/NECCULT-%202017%20-%20ATLAS%20-%20V13%20-%20C4%20do%20Valor%20Adicionado%20(18%20SET).xlsx'#$'Total x Ano'.I10]" office:value-type="float" office:value="0.0000259972991726363" calcext:value-type="float">
            <text:p><text:s/>0,0000260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3" table:formula="of:=+['file:///home/suporte/Downloads/variaveis%20eixo%201/NECCULT-%202017%20-%20ATLAS%20-%20V13%20-%20C4%20do%20Valor%20Adicionado%20(18%20SET).xlsx'#$'Total x Ano'.B11]*['file:///home/suporte/Downloads/variaveis%20eixo%201/NECCULT-%202017%20-%20ATLAS%20-%20V13%20-%20C4%20do%20Valor%20Adicionado%20(18%20SET).xlsx'#$'Total x Ano'.B11]" office:value-type="float" office:value="0.00000620984553129891" calcext:value-type="float">
            <text:p><text:s/>0,00000621 </text:p>
          </table:table-cell>
          <table:table-cell table:style-name="ce3" table:formula="of:=+['file:///home/suporte/Downloads/variaveis%20eixo%201/NECCULT-%202017%20-%20ATLAS%20-%20V13%20-%20C4%20do%20Valor%20Adicionado%20(18%20SET).xlsx'#$'Total x Ano'.C11]*['file:///home/suporte/Downloads/variaveis%20eixo%201/NECCULT-%202017%20-%20ATLAS%20-%20V13%20-%20C4%20do%20Valor%20Adicionado%20(18%20SET).xlsx'#$'Total x Ano'.C11]" office:value-type="float" office:value="0.00000641948159865842" calcext:value-type="float">
            <text:p><text:s/>0,00000642 </text:p>
          </table:table-cell>
          <table:table-cell table:style-name="ce3" table:formula="of:=+['file:///home/suporte/Downloads/variaveis%20eixo%201/NECCULT-%202017%20-%20ATLAS%20-%20V13%20-%20C4%20do%20Valor%20Adicionado%20(18%20SET).xlsx'#$'Total x Ano'.D11]*['file:///home/suporte/Downloads/variaveis%20eixo%201/NECCULT-%202017%20-%20ATLAS%20-%20V13%20-%20C4%20do%20Valor%20Adicionado%20(18%20SET).xlsx'#$'Total x Ano'.D11]" office:value-type="float" office:value="0.00000594085072397968" calcext:value-type="float">
            <text:p><text:s/>0,00000594 </text:p>
          </table:table-cell>
          <table:table-cell table:style-name="ce3" table:formula="of:=+['file:///home/suporte/Downloads/variaveis%20eixo%201/NECCULT-%202017%20-%20ATLAS%20-%20V13%20-%20C4%20do%20Valor%20Adicionado%20(18%20SET).xlsx'#$'Total x Ano'.E11]*['file:///home/suporte/Downloads/variaveis%20eixo%201/NECCULT-%202017%20-%20ATLAS%20-%20V13%20-%20C4%20do%20Valor%20Adicionado%20(18%20SET).xlsx'#$'Total x Ano'.E11]" office:value-type="float" office:value="0.00000612718789906996" calcext:value-type="float">
            <text:p><text:s/>0,00000613 </text:p>
          </table:table-cell>
          <table:table-cell table:style-name="ce3" table:formula="of:=+['file:///home/suporte/Downloads/variaveis%20eixo%201/NECCULT-%202017%20-%20ATLAS%20-%20V13%20-%20C4%20do%20Valor%20Adicionado%20(18%20SET).xlsx'#$'Total x Ano'.F11]*['file:///home/suporte/Downloads/variaveis%20eixo%201/NECCULT-%202017%20-%20ATLAS%20-%20V13%20-%20C4%20do%20Valor%20Adicionado%20(18%20SET).xlsx'#$'Total x Ano'.F11]" office:value-type="float" office:value="0.00000766147508041102" calcext:value-type="float">
            <text:p><text:s/>0,00000766 </text:p>
          </table:table-cell>
          <table:table-cell table:style-name="ce3" table:formula="of:=+['file:///home/suporte/Downloads/variaveis%20eixo%201/NECCULT-%202017%20-%20ATLAS%20-%20V13%20-%20C4%20do%20Valor%20Adicionado%20(18%20SET).xlsx'#$'Total x Ano'.G11]*['file:///home/suporte/Downloads/variaveis%20eixo%201/NECCULT-%202017%20-%20ATLAS%20-%20V13%20-%20C4%20do%20Valor%20Adicionado%20(18%20SET).xlsx'#$'Total x Ano'.G11]" office:value-type="float" office:value="0.0000100746312304398" calcext:value-type="float">
            <text:p><text:s/>0,00001007 </text:p>
          </table:table-cell>
          <table:table-cell table:style-name="ce3" table:formula="of:=+['file:///home/suporte/Downloads/variaveis%20eixo%201/NECCULT-%202017%20-%20ATLAS%20-%20V13%20-%20C4%20do%20Valor%20Adicionado%20(18%20SET).xlsx'#$'Total x Ano'.H11]*['file:///home/suporte/Downloads/variaveis%20eixo%201/NECCULT-%202017%20-%20ATLAS%20-%20V13%20-%20C4%20do%20Valor%20Adicionado%20(18%20SET).xlsx'#$'Total x Ano'.H11]" office:value-type="float" office:value="0.0000143356368019553" calcext:value-type="float">
            <text:p><text:s/>0,00001434 </text:p>
          </table:table-cell>
          <table:table-cell table:style-name="ce3" table:formula="of:=+['file:///home/suporte/Downloads/variaveis%20eixo%201/NECCULT-%202017%20-%20ATLAS%20-%20V13%20-%20C4%20do%20Valor%20Adicionado%20(18%20SET).xlsx'#$'Total x Ano'.I11]*['file:///home/suporte/Downloads/variaveis%20eixo%201/NECCULT-%202017%20-%20ATLAS%20-%20V13%20-%20C4%20do%20Valor%20Adicionado%20(18%20SET).xlsx'#$'Total x Ano'.I11]" office:value-type="float" office:value="0.0000103675488558923" calcext:value-type="float">
            <text:p><text:s/>0,0000103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3" table:formula="of:=+['file:///home/suporte/Downloads/variaveis%20eixo%201/NECCULT-%202017%20-%20ATLAS%20-%20V13%20-%20C4%20do%20Valor%20Adicionado%20(18%20SET).xlsx'#$'Total x Ano'.B12]*['file:///home/suporte/Downloads/variaveis%20eixo%201/NECCULT-%202017%20-%20ATLAS%20-%20V13%20-%20C4%20do%20Valor%20Adicionado%20(18%20SET).xlsx'#$'Total x Ano'.B12]" office:value-type="float" office:value="0.000126879876649406" calcext:value-type="float">
            <text:p><text:s/>0,00012688 </text:p>
          </table:table-cell>
          <table:table-cell table:style-name="ce3" table:formula="of:=+['file:///home/suporte/Downloads/variaveis%20eixo%201/NECCULT-%202017%20-%20ATLAS%20-%20V13%20-%20C4%20do%20Valor%20Adicionado%20(18%20SET).xlsx'#$'Total x Ano'.C12]*['file:///home/suporte/Downloads/variaveis%20eixo%201/NECCULT-%202017%20-%20ATLAS%20-%20V13%20-%20C4%20do%20Valor%20Adicionado%20(18%20SET).xlsx'#$'Total x Ano'.C12]" office:value-type="float" office:value="0.000142204527841349" calcext:value-type="float">
            <text:p><text:s/>0,00014220 </text:p>
          </table:table-cell>
          <table:table-cell table:style-name="ce3" table:formula="of:=+['file:///home/suporte/Downloads/variaveis%20eixo%201/NECCULT-%202017%20-%20ATLAS%20-%20V13%20-%20C4%20do%20Valor%20Adicionado%20(18%20SET).xlsx'#$'Total x Ano'.D12]*['file:///home/suporte/Downloads/variaveis%20eixo%201/NECCULT-%202017%20-%20ATLAS%20-%20V13%20-%20C4%20do%20Valor%20Adicionado%20(18%20SET).xlsx'#$'Total x Ano'.D12]" office:value-type="float" office:value="0.000153538992293815" calcext:value-type="float">
            <text:p><text:s/>0,00015354 </text:p>
          </table:table-cell>
          <table:table-cell table:style-name="ce3" table:formula="of:=+['file:///home/suporte/Downloads/variaveis%20eixo%201/NECCULT-%202017%20-%20ATLAS%20-%20V13%20-%20C4%20do%20Valor%20Adicionado%20(18%20SET).xlsx'#$'Total x Ano'.E12]*['file:///home/suporte/Downloads/variaveis%20eixo%201/NECCULT-%202017%20-%20ATLAS%20-%20V13%20-%20C4%20do%20Valor%20Adicionado%20(18%20SET).xlsx'#$'Total x Ano'.E12]" office:value-type="float" office:value="0.000184930136957257" calcext:value-type="float">
            <text:p><text:s/>0,00018493 </text:p>
          </table:table-cell>
          <table:table-cell table:style-name="ce3" table:formula="of:=+['file:///home/suporte/Downloads/variaveis%20eixo%201/NECCULT-%202017%20-%20ATLAS%20-%20V13%20-%20C4%20do%20Valor%20Adicionado%20(18%20SET).xlsx'#$'Total x Ano'.F12]*['file:///home/suporte/Downloads/variaveis%20eixo%201/NECCULT-%202017%20-%20ATLAS%20-%20V13%20-%20C4%20do%20Valor%20Adicionado%20(18%20SET).xlsx'#$'Total x Ano'.F12]" office:value-type="float" office:value="0.000173166057576801" calcext:value-type="float">
            <text:p><text:s/>0,00017317 </text:p>
          </table:table-cell>
          <table:table-cell table:style-name="ce3" table:formula="of:=+['file:///home/suporte/Downloads/variaveis%20eixo%201/NECCULT-%202017%20-%20ATLAS%20-%20V13%20-%20C4%20do%20Valor%20Adicionado%20(18%20SET).xlsx'#$'Total x Ano'.G12]*['file:///home/suporte/Downloads/variaveis%20eixo%201/NECCULT-%202017%20-%20ATLAS%20-%20V13%20-%20C4%20do%20Valor%20Adicionado%20(18%20SET).xlsx'#$'Total x Ano'.G12]" office:value-type="float" office:value="0.000187728674353973" calcext:value-type="float">
            <text:p><text:s/>0,00018773 </text:p>
          </table:table-cell>
          <table:table-cell table:style-name="ce3" table:formula="of:=+['file:///home/suporte/Downloads/variaveis%20eixo%201/NECCULT-%202017%20-%20ATLAS%20-%20V13%20-%20C4%20do%20Valor%20Adicionado%20(18%20SET).xlsx'#$'Total x Ano'.H12]*['file:///home/suporte/Downloads/variaveis%20eixo%201/NECCULT-%202017%20-%20ATLAS%20-%20V13%20-%20C4%20do%20Valor%20Adicionado%20(18%20SET).xlsx'#$'Total x Ano'.H12]" office:value-type="float" office:value="0.000220745950943094" calcext:value-type="float">
            <text:p><text:s/>0,00022075 </text:p>
          </table:table-cell>
          <table:table-cell table:style-name="ce3" table:formula="of:=+['file:///home/suporte/Downloads/variaveis%20eixo%201/NECCULT-%202017%20-%20ATLAS%20-%20V13%20-%20C4%20do%20Valor%20Adicionado%20(18%20SET).xlsx'#$'Total x Ano'.I12]*['file:///home/suporte/Downloads/variaveis%20eixo%201/NECCULT-%202017%20-%20ATLAS%20-%20V13%20-%20C4%20do%20Valor%20Adicionado%20(18%20SET).xlsx'#$'Total x Ano'.I12]" office:value-type="float" office:value="0.000237860393044883" calcext:value-type="float">
            <text:p><text:s/>0,0002378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3" table:formula="of:=+['file:///home/suporte/Downloads/variaveis%20eixo%201/NECCULT-%202017%20-%20ATLAS%20-%20V13%20-%20C4%20do%20Valor%20Adicionado%20(18%20SET).xlsx'#$'Total x Ano'.B13]*['file:///home/suporte/Downloads/variaveis%20eixo%201/NECCULT-%202017%20-%20ATLAS%20-%20V13%20-%20C4%20do%20Valor%20Adicionado%20(18%20SET).xlsx'#$'Total x Ano'.B13]" office:value-type="float" office:value="0.0000197690073224022" calcext:value-type="float">
            <text:p><text:s/>0,00001977 </text:p>
          </table:table-cell>
          <table:table-cell table:style-name="ce3" table:formula="of:=+['file:///home/suporte/Downloads/variaveis%20eixo%201/NECCULT-%202017%20-%20ATLAS%20-%20V13%20-%20C4%20do%20Valor%20Adicionado%20(18%20SET).xlsx'#$'Total x Ano'.C13]*['file:///home/suporte/Downloads/variaveis%20eixo%201/NECCULT-%202017%20-%20ATLAS%20-%20V13%20-%20C4%20do%20Valor%20Adicionado%20(18%20SET).xlsx'#$'Total x Ano'.C13]" office:value-type="float" office:value="0.0000194550022580963" calcext:value-type="float">
            <text:p><text:s/>0,00001946 </text:p>
          </table:table-cell>
          <table:table-cell table:style-name="ce3" table:formula="of:=+['file:///home/suporte/Downloads/variaveis%20eixo%201/NECCULT-%202017%20-%20ATLAS%20-%20V13%20-%20C4%20do%20Valor%20Adicionado%20(18%20SET).xlsx'#$'Total x Ano'.D13]*['file:///home/suporte/Downloads/variaveis%20eixo%201/NECCULT-%202017%20-%20ATLAS%20-%20V13%20-%20C4%20do%20Valor%20Adicionado%20(18%20SET).xlsx'#$'Total x Ano'.D13]" office:value-type="float" office:value="0.0000220513811886749" calcext:value-type="float">
            <text:p><text:s/>0,00002205 </text:p>
          </table:table-cell>
          <table:table-cell table:style-name="ce3" table:formula="of:=+['file:///home/suporte/Downloads/variaveis%20eixo%201/NECCULT-%202017%20-%20ATLAS%20-%20V13%20-%20C4%20do%20Valor%20Adicionado%20(18%20SET).xlsx'#$'Total x Ano'.E13]*['file:///home/suporte/Downloads/variaveis%20eixo%201/NECCULT-%202017%20-%20ATLAS%20-%20V13%20-%20C4%20do%20Valor%20Adicionado%20(18%20SET).xlsx'#$'Total x Ano'.E13]" office:value-type="float" office:value="0.0000256298813114639" calcext:value-type="float">
            <text:p><text:s/>0,00002563 </text:p>
          </table:table-cell>
          <table:table-cell table:style-name="ce3" table:formula="of:=+['file:///home/suporte/Downloads/variaveis%20eixo%201/NECCULT-%202017%20-%20ATLAS%20-%20V13%20-%20C4%20do%20Valor%20Adicionado%20(18%20SET).xlsx'#$'Total x Ano'.F13]*['file:///home/suporte/Downloads/variaveis%20eixo%201/NECCULT-%202017%20-%20ATLAS%20-%20V13%20-%20C4%20do%20Valor%20Adicionado%20(18%20SET).xlsx'#$'Total x Ano'.F13]" office:value-type="float" office:value="0.0000413423738585763" calcext:value-type="float">
            <text:p><text:s/>0,00004134 </text:p>
          </table:table-cell>
          <table:table-cell table:style-name="ce3" table:formula="of:=+['file:///home/suporte/Downloads/variaveis%20eixo%201/NECCULT-%202017%20-%20ATLAS%20-%20V13%20-%20C4%20do%20Valor%20Adicionado%20(18%20SET).xlsx'#$'Total x Ano'.G13]*['file:///home/suporte/Downloads/variaveis%20eixo%201/NECCULT-%202017%20-%20ATLAS%20-%20V13%20-%20C4%20do%20Valor%20Adicionado%20(18%20SET).xlsx'#$'Total x Ano'.G13]" office:value-type="float" office:value="0.0000408257162036722" calcext:value-type="float">
            <text:p><text:s/>0,00004083 </text:p>
          </table:table-cell>
          <table:table-cell table:style-name="ce3" table:formula="of:=+['file:///home/suporte/Downloads/variaveis%20eixo%201/NECCULT-%202017%20-%20ATLAS%20-%20V13%20-%20C4%20do%20Valor%20Adicionado%20(18%20SET).xlsx'#$'Total x Ano'.H13]*['file:///home/suporte/Downloads/variaveis%20eixo%201/NECCULT-%202017%20-%20ATLAS%20-%20V13%20-%20C4%20do%20Valor%20Adicionado%20(18%20SET).xlsx'#$'Total x Ano'.H13]" office:value-type="float" office:value="0.0000384655512327911" calcext:value-type="float">
            <text:p><text:s/>0,00003847 </text:p>
          </table:table-cell>
          <table:table-cell table:style-name="ce3" table:formula="of:=+['file:///home/suporte/Downloads/variaveis%20eixo%201/NECCULT-%202017%20-%20ATLAS%20-%20V13%20-%20C4%20do%20Valor%20Adicionado%20(18%20SET).xlsx'#$'Total x Ano'.I13]*['file:///home/suporte/Downloads/variaveis%20eixo%201/NECCULT-%202017%20-%20ATLAS%20-%20V13%20-%20C4%20do%20Valor%20Adicionado%20(18%20SET).xlsx'#$'Total x Ano'.I13]" office:value-type="float" office:value="0.0000376632165442052" calcext:value-type="float">
            <text:p><text:s/>0,0000376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3" table:formula="of:=+['file:///home/suporte/Downloads/variaveis%20eixo%201/NECCULT-%202017%20-%20ATLAS%20-%20V13%20-%20C4%20do%20Valor%20Adicionado%20(18%20SET).xlsx'#$'Total x Ano'.B14]*['file:///home/suporte/Downloads/variaveis%20eixo%201/NECCULT-%202017%20-%20ATLAS%20-%20V13%20-%20C4%20do%20Valor%20Adicionado%20(18%20SET).xlsx'#$'Total x Ano'.B14]" office:value-type="float" office:value="0.0000153288689800973" calcext:value-type="float">
            <text:p><text:s/>0,00001533 </text:p>
          </table:table-cell>
          <table:table-cell table:style-name="ce3" table:formula="of:=+['file:///home/suporte/Downloads/variaveis%20eixo%201/NECCULT-%202017%20-%20ATLAS%20-%20V13%20-%20C4%20do%20Valor%20Adicionado%20(18%20SET).xlsx'#$'Total x Ano'.C14]*['file:///home/suporte/Downloads/variaveis%20eixo%201/NECCULT-%202017%20-%20ATLAS%20-%20V13%20-%20C4%20do%20Valor%20Adicionado%20(18%20SET).xlsx'#$'Total x Ano'.C14]" office:value-type="float" office:value="0.0000132637740857102" calcext:value-type="float">
            <text:p><text:s/>0,00001326 </text:p>
          </table:table-cell>
          <table:table-cell table:style-name="ce3" table:formula="of:=+['file:///home/suporte/Downloads/variaveis%20eixo%201/NECCULT-%202017%20-%20ATLAS%20-%20V13%20-%20C4%20do%20Valor%20Adicionado%20(18%20SET).xlsx'#$'Total x Ano'.D14]*['file:///home/suporte/Downloads/variaveis%20eixo%201/NECCULT-%202017%20-%20ATLAS%20-%20V13%20-%20C4%20do%20Valor%20Adicionado%20(18%20SET).xlsx'#$'Total x Ano'.D14]" office:value-type="float" office:value="0.000019130623225867" calcext:value-type="float">
            <text:p><text:s/>0,00001913 </text:p>
          </table:table-cell>
          <table:table-cell table:style-name="ce3" table:formula="of:=+['file:///home/suporte/Downloads/variaveis%20eixo%201/NECCULT-%202017%20-%20ATLAS%20-%20V13%20-%20C4%20do%20Valor%20Adicionado%20(18%20SET).xlsx'#$'Total x Ano'.E14]*['file:///home/suporte/Downloads/variaveis%20eixo%201/NECCULT-%202017%20-%20ATLAS%20-%20V13%20-%20C4%20do%20Valor%20Adicionado%20(18%20SET).xlsx'#$'Total x Ano'.E14]" office:value-type="float" office:value="0.0000219124890548967" calcext:value-type="float">
            <text:p><text:s/>0,00002191 </text:p>
          </table:table-cell>
          <table:table-cell table:style-name="ce3" table:formula="of:=+['file:///home/suporte/Downloads/variaveis%20eixo%201/NECCULT-%202017%20-%20ATLAS%20-%20V13%20-%20C4%20do%20Valor%20Adicionado%20(18%20SET).xlsx'#$'Total x Ano'.F14]*['file:///home/suporte/Downloads/variaveis%20eixo%201/NECCULT-%202017%20-%20ATLAS%20-%20V13%20-%20C4%20do%20Valor%20Adicionado%20(18%20SET).xlsx'#$'Total x Ano'.F14]" office:value-type="float" office:value="0.0000221032346317609" calcext:value-type="float">
            <text:p><text:s/>0,00002210 </text:p>
          </table:table-cell>
          <table:table-cell table:style-name="ce3" table:formula="of:=+['file:///home/suporte/Downloads/variaveis%20eixo%201/NECCULT-%202017%20-%20ATLAS%20-%20V13%20-%20C4%20do%20Valor%20Adicionado%20(18%20SET).xlsx'#$'Total x Ano'.G14]*['file:///home/suporte/Downloads/variaveis%20eixo%201/NECCULT-%202017%20-%20ATLAS%20-%20V13%20-%20C4%20do%20Valor%20Adicionado%20(18%20SET).xlsx'#$'Total x Ano'.G14]" office:value-type="float" office:value="0.0000254535436137791" calcext:value-type="float">
            <text:p><text:s/>0,00002545 </text:p>
          </table:table-cell>
          <table:table-cell table:style-name="ce3" table:formula="of:=+['file:///home/suporte/Downloads/variaveis%20eixo%201/NECCULT-%202017%20-%20ATLAS%20-%20V13%20-%20C4%20do%20Valor%20Adicionado%20(18%20SET).xlsx'#$'Total x Ano'.H14]*['file:///home/suporte/Downloads/variaveis%20eixo%201/NECCULT-%202017%20-%20ATLAS%20-%20V13%20-%20C4%20do%20Valor%20Adicionado%20(18%20SET).xlsx'#$'Total x Ano'.H14]" office:value-type="float" office:value="0.0000266687028722361" calcext:value-type="float">
            <text:p><text:s/>0,00002667 </text:p>
          </table:table-cell>
          <table:table-cell table:style-name="ce3" table:formula="of:=+['file:///home/suporte/Downloads/variaveis%20eixo%201/NECCULT-%202017%20-%20ATLAS%20-%20V13%20-%20C4%20do%20Valor%20Adicionado%20(18%20SET).xlsx'#$'Total x Ano'.I14]*['file:///home/suporte/Downloads/variaveis%20eixo%201/NECCULT-%202017%20-%20ATLAS%20-%20V13%20-%20C4%20do%20Valor%20Adicionado%20(18%20SET).xlsx'#$'Total x Ano'.I14]" office:value-type="float" office:value="0.0000334078993767231" calcext:value-type="float">
            <text:p><text:s/>0,0000334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3" table:formula="of:=+['file:///home/suporte/Downloads/variaveis%20eixo%201/NECCULT-%202017%20-%20ATLAS%20-%20V13%20-%20C4%20do%20Valor%20Adicionado%20(18%20SET).xlsx'#$'Total x Ano'.B15]*['file:///home/suporte/Downloads/variaveis%20eixo%201/NECCULT-%202017%20-%20ATLAS%20-%20V13%20-%20C4%20do%20Valor%20Adicionado%20(18%20SET).xlsx'#$'Total x Ano'.B15]" office:value-type="float" office:value="0.000459959629617852" calcext:value-type="float">
            <text:p><text:s/>0,00045996 </text:p>
          </table:table-cell>
          <table:table-cell table:style-name="ce3" table:formula="of:=+['file:///home/suporte/Downloads/variaveis%20eixo%201/NECCULT-%202017%20-%20ATLAS%20-%20V13%20-%20C4%20do%20Valor%20Adicionado%20(18%20SET).xlsx'#$'Total x Ano'.C15]*['file:///home/suporte/Downloads/variaveis%20eixo%201/NECCULT-%202017%20-%20ATLAS%20-%20V13%20-%20C4%20do%20Valor%20Adicionado%20(18%20SET).xlsx'#$'Total x Ano'.C15]" office:value-type="float" office:value="0.000517387055038329" calcext:value-type="float">
            <text:p><text:s/>0,00051739 </text:p>
          </table:table-cell>
          <table:table-cell table:style-name="ce3" table:formula="of:=+['file:///home/suporte/Downloads/variaveis%20eixo%201/NECCULT-%202017%20-%20ATLAS%20-%20V13%20-%20C4%20do%20Valor%20Adicionado%20(18%20SET).xlsx'#$'Total x Ano'.D15]*['file:///home/suporte/Downloads/variaveis%20eixo%201/NECCULT-%202017%20-%20ATLAS%20-%20V13%20-%20C4%20do%20Valor%20Adicionado%20(18%20SET).xlsx'#$'Total x Ano'.D15]" office:value-type="float" office:value="0.000451513738796696" calcext:value-type="float">
            <text:p><text:s/>0,00045151 </text:p>
          </table:table-cell>
          <table:table-cell table:style-name="ce3" table:formula="of:=+['file:///home/suporte/Downloads/variaveis%20eixo%201/NECCULT-%202017%20-%20ATLAS%20-%20V13%20-%20C4%20do%20Valor%20Adicionado%20(18%20SET).xlsx'#$'Total x Ano'.E15]*['file:///home/suporte/Downloads/variaveis%20eixo%201/NECCULT-%202017%20-%20ATLAS%20-%20V13%20-%20C4%20do%20Valor%20Adicionado%20(18%20SET).xlsx'#$'Total x Ano'.E15]" office:value-type="float" office:value="0.000429355670994549" calcext:value-type="float">
            <text:p><text:s/>0,00042936 </text:p>
          </table:table-cell>
          <table:table-cell table:style-name="ce3" table:formula="of:=+['file:///home/suporte/Downloads/variaveis%20eixo%201/NECCULT-%202017%20-%20ATLAS%20-%20V13%20-%20C4%20do%20Valor%20Adicionado%20(18%20SET).xlsx'#$'Total x Ano'.F15]*['file:///home/suporte/Downloads/variaveis%20eixo%201/NECCULT-%202017%20-%20ATLAS%20-%20V13%20-%20C4%20do%20Valor%20Adicionado%20(18%20SET).xlsx'#$'Total x Ano'.F15]" office:value-type="float" office:value="0.000469174679863279" calcext:value-type="float">
            <text:p><text:s/>0,00046917 </text:p>
          </table:table-cell>
          <table:table-cell table:style-name="ce3" table:formula="of:=+['file:///home/suporte/Downloads/variaveis%20eixo%201/NECCULT-%202017%20-%20ATLAS%20-%20V13%20-%20C4%20do%20Valor%20Adicionado%20(18%20SET).xlsx'#$'Total x Ano'.G15]*['file:///home/suporte/Downloads/variaveis%20eixo%201/NECCULT-%202017%20-%20ATLAS%20-%20V13%20-%20C4%20do%20Valor%20Adicionado%20(18%20SET).xlsx'#$'Total x Ano'.G15]" office:value-type="float" office:value="0.000491645554039217" calcext:value-type="float">
            <text:p><text:s/>0,00049165 </text:p>
          </table:table-cell>
          <table:table-cell table:style-name="ce3" table:formula="of:=+['file:///home/suporte/Downloads/variaveis%20eixo%201/NECCULT-%202017%20-%20ATLAS%20-%20V13%20-%20C4%20do%20Valor%20Adicionado%20(18%20SET).xlsx'#$'Total x Ano'.H15]*['file:///home/suporte/Downloads/variaveis%20eixo%201/NECCULT-%202017%20-%20ATLAS%20-%20V13%20-%20C4%20do%20Valor%20Adicionado%20(18%20SET).xlsx'#$'Total x Ano'.H15]" office:value-type="float" office:value="0.000470251923950524" calcext:value-type="float">
            <text:p><text:s/>0,00047025 </text:p>
          </table:table-cell>
          <table:table-cell table:style-name="ce3" table:formula="of:=+['file:///home/suporte/Downloads/variaveis%20eixo%201/NECCULT-%202017%20-%20ATLAS%20-%20V13%20-%20C4%20do%20Valor%20Adicionado%20(18%20SET).xlsx'#$'Total x Ano'.I15]*['file:///home/suporte/Downloads/variaveis%20eixo%201/NECCULT-%202017%20-%20ATLAS%20-%20V13%20-%20C4%20do%20Valor%20Adicionado%20(18%20SET).xlsx'#$'Total x Ano'.I15]" office:value-type="float" office:value="0.000412472111000966" calcext:value-type="float">
            <text:p><text:s/>0,0004124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3" table:formula="of:=+['file:///home/suporte/Downloads/variaveis%20eixo%201/NECCULT-%202017%20-%20ATLAS%20-%20V13%20-%20C4%20do%20Valor%20Adicionado%20(18%20SET).xlsx'#$'Total x Ano'.B16]*['file:///home/suporte/Downloads/variaveis%20eixo%201/NECCULT-%202017%20-%20ATLAS%20-%20V13%20-%20C4%20do%20Valor%20Adicionado%20(18%20SET).xlsx'#$'Total x Ano'.B16]" office:value-type="float" office:value="0.00000750931502677225" calcext:value-type="float">
            <text:p><text:s/>0,00000751 </text:p>
          </table:table-cell>
          <table:table-cell table:style-name="ce3" table:formula="of:=+['file:///home/suporte/Downloads/variaveis%20eixo%201/NECCULT-%202017%20-%20ATLAS%20-%20V13%20-%20C4%20do%20Valor%20Adicionado%20(18%20SET).xlsx'#$'Total x Ano'.C16]*['file:///home/suporte/Downloads/variaveis%20eixo%201/NECCULT-%202017%20-%20ATLAS%20-%20V13%20-%20C4%20do%20Valor%20Adicionado%20(18%20SET).xlsx'#$'Total x Ano'.C16]" office:value-type="float" office:value="0.00000784037615373753" calcext:value-type="float">
            <text:p><text:s/>0,00000784 </text:p>
          </table:table-cell>
          <table:table-cell table:style-name="ce3" table:formula="of:=+['file:///home/suporte/Downloads/variaveis%20eixo%201/NECCULT-%202017%20-%20ATLAS%20-%20V13%20-%20C4%20do%20Valor%20Adicionado%20(18%20SET).xlsx'#$'Total x Ano'.D16]*['file:///home/suporte/Downloads/variaveis%20eixo%201/NECCULT-%202017%20-%20ATLAS%20-%20V13%20-%20C4%20do%20Valor%20Adicionado%20(18%20SET).xlsx'#$'Total x Ano'.D16]" office:value-type="float" office:value="0.0000116958442614971" calcext:value-type="float">
            <text:p><text:s/>0,00001170 </text:p>
          </table:table-cell>
          <table:table-cell table:style-name="ce3" table:formula="of:=+['file:///home/suporte/Downloads/variaveis%20eixo%201/NECCULT-%202017%20-%20ATLAS%20-%20V13%20-%20C4%20do%20Valor%20Adicionado%20(18%20SET).xlsx'#$'Total x Ano'.E16]*['file:///home/suporte/Downloads/variaveis%20eixo%201/NECCULT-%202017%20-%20ATLAS%20-%20V13%20-%20C4%20do%20Valor%20Adicionado%20(18%20SET).xlsx'#$'Total x Ano'.E16]" office:value-type="float" office:value="0.0000105136531770153" calcext:value-type="float">
            <text:p><text:s/>0,00001051 </text:p>
          </table:table-cell>
          <table:table-cell table:style-name="ce3" table:formula="of:=+['file:///home/suporte/Downloads/variaveis%20eixo%201/NECCULT-%202017%20-%20ATLAS%20-%20V13%20-%20C4%20do%20Valor%20Adicionado%20(18%20SET).xlsx'#$'Total x Ano'.F16]*['file:///home/suporte/Downloads/variaveis%20eixo%201/NECCULT-%202017%20-%20ATLAS%20-%20V13%20-%20C4%20do%20Valor%20Adicionado%20(18%20SET).xlsx'#$'Total x Ano'.F16]" office:value-type="float" office:value="0.0000102324124477478" calcext:value-type="float">
            <text:p><text:s/>0,00001023 </text:p>
          </table:table-cell>
          <table:table-cell table:style-name="ce3" table:formula="of:=+['file:///home/suporte/Downloads/variaveis%20eixo%201/NECCULT-%202017%20-%20ATLAS%20-%20V13%20-%20C4%20do%20Valor%20Adicionado%20(18%20SET).xlsx'#$'Total x Ano'.G16]*['file:///home/suporte/Downloads/variaveis%20eixo%201/NECCULT-%202017%20-%20ATLAS%20-%20V13%20-%20C4%20do%20Valor%20Adicionado%20(18%20SET).xlsx'#$'Total x Ano'.G16]" office:value-type="float" office:value="0.0000105094944538619" calcext:value-type="float">
            <text:p><text:s/>0,00001051 </text:p>
          </table:table-cell>
          <table:table-cell table:style-name="ce3" table:formula="of:=+['file:///home/suporte/Downloads/variaveis%20eixo%201/NECCULT-%202017%20-%20ATLAS%20-%20V13%20-%20C4%20do%20Valor%20Adicionado%20(18%20SET).xlsx'#$'Total x Ano'.H16]*['file:///home/suporte/Downloads/variaveis%20eixo%201/NECCULT-%202017%20-%20ATLAS%20-%20V13%20-%20C4%20do%20Valor%20Adicionado%20(18%20SET).xlsx'#$'Total x Ano'.H16]" office:value-type="float" office:value="0.0000103829146735347" calcext:value-type="float">
            <text:p><text:s/>0,00001038 </text:p>
          </table:table-cell>
          <table:table-cell table:style-name="ce3" table:formula="of:=+['file:///home/suporte/Downloads/variaveis%20eixo%201/NECCULT-%202017%20-%20ATLAS%20-%20V13%20-%20C4%20do%20Valor%20Adicionado%20(18%20SET).xlsx'#$'Total x Ano'.I16]*['file:///home/suporte/Downloads/variaveis%20eixo%201/NECCULT-%202017%20-%20ATLAS%20-%20V13%20-%20C4%20do%20Valor%20Adicionado%20(18%20SET).xlsx'#$'Total x Ano'.I16]" office:value-type="float" office:value="0.0000124262314470335" calcext:value-type="float">
            <text:p><text:s/>0,0000124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3" table:formula="of:=+['file:///home/suporte/Downloads/variaveis%20eixo%201/NECCULT-%202017%20-%20ATLAS%20-%20V13%20-%20C4%20do%20Valor%20Adicionado%20(18%20SET).xlsx'#$'Total x Ano'.B17]*['file:///home/suporte/Downloads/variaveis%20eixo%201/NECCULT-%202017%20-%20ATLAS%20-%20V13%20-%20C4%20do%20Valor%20Adicionado%20(18%20SET).xlsx'#$'Total x Ano'.B17]" office:value-type="float" office:value="0.0000162469350707625" calcext:value-type="float">
            <text:p><text:s/>0,00001625 </text:p>
          </table:table-cell>
          <table:table-cell table:style-name="ce3" table:formula="of:=+['file:///home/suporte/Downloads/variaveis%20eixo%201/NECCULT-%202017%20-%20ATLAS%20-%20V13%20-%20C4%20do%20Valor%20Adicionado%20(18%20SET).xlsx'#$'Total x Ano'.C17]*['file:///home/suporte/Downloads/variaveis%20eixo%201/NECCULT-%202017%20-%20ATLAS%20-%20V13%20-%20C4%20do%20Valor%20Adicionado%20(18%20SET).xlsx'#$'Total x Ano'.C17]" office:value-type="float" office:value="0.0000123933489433812" calcext:value-type="float">
            <text:p><text:s/>0,00001239 </text:p>
          </table:table-cell>
          <table:table-cell table:style-name="ce3" table:formula="of:=+['file:///home/suporte/Downloads/variaveis%20eixo%201/NECCULT-%202017%20-%20ATLAS%20-%20V13%20-%20C4%20do%20Valor%20Adicionado%20(18%20SET).xlsx'#$'Total x Ano'.D17]*['file:///home/suporte/Downloads/variaveis%20eixo%201/NECCULT-%202017%20-%20ATLAS%20-%20V13%20-%20C4%20do%20Valor%20Adicionado%20(18%20SET).xlsx'#$'Total x Ano'.D17]" office:value-type="float" office:value="0.0000100234592396155" calcext:value-type="float">
            <text:p><text:s/>0,00001002 </text:p>
          </table:table-cell>
          <table:table-cell table:style-name="ce3" table:formula="of:=+['file:///home/suporte/Downloads/variaveis%20eixo%201/NECCULT-%202017%20-%20ATLAS%20-%20V13%20-%20C4%20do%20Valor%20Adicionado%20(18%20SET).xlsx'#$'Total x Ano'.E17]*['file:///home/suporte/Downloads/variaveis%20eixo%201/NECCULT-%202017%20-%20ATLAS%20-%20V13%20-%20C4%20do%20Valor%20Adicionado%20(18%20SET).xlsx'#$'Total x Ano'.E17]" office:value-type="float" office:value="0.00000991893120272737" calcext:value-type="float">
            <text:p><text:s/>0,00000992 </text:p>
          </table:table-cell>
          <table:table-cell table:style-name="ce3" table:formula="of:=+['file:///home/suporte/Downloads/variaveis%20eixo%201/NECCULT-%202017%20-%20ATLAS%20-%20V13%20-%20C4%20do%20Valor%20Adicionado%20(18%20SET).xlsx'#$'Total x Ano'.F17]*['file:///home/suporte/Downloads/variaveis%20eixo%201/NECCULT-%202017%20-%20ATLAS%20-%20V13%20-%20C4%20do%20Valor%20Adicionado%20(18%20SET).xlsx'#$'Total x Ano'.F17]" office:value-type="float" office:value="0.0000118749899143761" calcext:value-type="float">
            <text:p><text:s/>0,00001187 </text:p>
          </table:table-cell>
          <table:table-cell table:style-name="ce3" table:formula="of:=+['file:///home/suporte/Downloads/variaveis%20eixo%201/NECCULT-%202017%20-%20ATLAS%20-%20V13%20-%20C4%20do%20Valor%20Adicionado%20(18%20SET).xlsx'#$'Total x Ano'.G17]*['file:///home/suporte/Downloads/variaveis%20eixo%201/NECCULT-%202017%20-%20ATLAS%20-%20V13%20-%20C4%20do%20Valor%20Adicionado%20(18%20SET).xlsx'#$'Total x Ano'.G17]" office:value-type="float" office:value="0.0000126233925948251" calcext:value-type="float">
            <text:p><text:s/>0,00001262 </text:p>
          </table:table-cell>
          <table:table-cell table:style-name="ce3" table:formula="of:=+['file:///home/suporte/Downloads/variaveis%20eixo%201/NECCULT-%202017%20-%20ATLAS%20-%20V13%20-%20C4%20do%20Valor%20Adicionado%20(18%20SET).xlsx'#$'Total x Ano'.H17]*['file:///home/suporte/Downloads/variaveis%20eixo%201/NECCULT-%202017%20-%20ATLAS%20-%20V13%20-%20C4%20do%20Valor%20Adicionado%20(18%20SET).xlsx'#$'Total x Ano'.H17]" office:value-type="float" office:value="0.0000156038854860015" calcext:value-type="float">
            <text:p><text:s/>0,00001560 </text:p>
          </table:table-cell>
          <table:table-cell table:style-name="ce3" table:formula="of:=+['file:///home/suporte/Downloads/variaveis%20eixo%201/NECCULT-%202017%20-%20ATLAS%20-%20V13%20-%20C4%20do%20Valor%20Adicionado%20(18%20SET).xlsx'#$'Total x Ano'.I17]*['file:///home/suporte/Downloads/variaveis%20eixo%201/NECCULT-%202017%20-%20ATLAS%20-%20V13%20-%20C4%20do%20Valor%20Adicionado%20(18%20SET).xlsx'#$'Total x Ano'.I17]" office:value-type="float" office:value="0.0000160441260328821" calcext:value-type="float">
            <text:p><text:s/>0,0000160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3" table:formula="of:=+['file:///home/suporte/Downloads/variaveis%20eixo%201/NECCULT-%202017%20-%20ATLAS%20-%20V13%20-%20C4%20do%20Valor%20Adicionado%20(18%20SET).xlsx'#$'Total x Ano'.B18]*['file:///home/suporte/Downloads/variaveis%20eixo%201/NECCULT-%202017%20-%20ATLAS%20-%20V13%20-%20C4%20do%20Valor%20Adicionado%20(18%20SET).xlsx'#$'Total x Ano'.B18]" office:value-type="float" office:value="0.000387105263517557" calcext:value-type="float">
            <text:p><text:s/>0,00038711 </text:p>
          </table:table-cell>
          <table:table-cell table:style-name="ce3" table:formula="of:=+['file:///home/suporte/Downloads/variaveis%20eixo%201/NECCULT-%202017%20-%20ATLAS%20-%20V13%20-%20C4%20do%20Valor%20Adicionado%20(18%20SET).xlsx'#$'Total x Ano'.C18]*['file:///home/suporte/Downloads/variaveis%20eixo%201/NECCULT-%202017%20-%20ATLAS%20-%20V13%20-%20C4%20do%20Valor%20Adicionado%20(18%20SET).xlsx'#$'Total x Ano'.C18]" office:value-type="float" office:value="0.000417614137910217" calcext:value-type="float">
            <text:p><text:s/>0,00041761 </text:p>
          </table:table-cell>
          <table:table-cell table:style-name="ce3" table:formula="of:=+['file:///home/suporte/Downloads/variaveis%20eixo%201/NECCULT-%202017%20-%20ATLAS%20-%20V13%20-%20C4%20do%20Valor%20Adicionado%20(18%20SET).xlsx'#$'Total x Ano'.D18]*['file:///home/suporte/Downloads/variaveis%20eixo%201/NECCULT-%202017%20-%20ATLAS%20-%20V13%20-%20C4%20do%20Valor%20Adicionado%20(18%20SET).xlsx'#$'Total x Ano'.D18]" office:value-type="float" office:value="0.000386133544097546" calcext:value-type="float">
            <text:p><text:s/>0,00038613 </text:p>
          </table:table-cell>
          <table:table-cell table:style-name="ce3" table:formula="of:=+['file:///home/suporte/Downloads/variaveis%20eixo%201/NECCULT-%202017%20-%20ATLAS%20-%20V13%20-%20C4%20do%20Valor%20Adicionado%20(18%20SET).xlsx'#$'Total x Ano'.E18]*['file:///home/suporte/Downloads/variaveis%20eixo%201/NECCULT-%202017%20-%20ATLAS%20-%20V13%20-%20C4%20do%20Valor%20Adicionado%20(18%20SET).xlsx'#$'Total x Ano'.E18]" office:value-type="float" office:value="0.00039240686520517" calcext:value-type="float">
            <text:p><text:s/>0,00039241 </text:p>
          </table:table-cell>
          <table:table-cell table:style-name="ce3" table:formula="of:=+['file:///home/suporte/Downloads/variaveis%20eixo%201/NECCULT-%202017%20-%20ATLAS%20-%20V13%20-%20C4%20do%20Valor%20Adicionado%20(18%20SET).xlsx'#$'Total x Ano'.F18]*['file:///home/suporte/Downloads/variaveis%20eixo%201/NECCULT-%202017%20-%20ATLAS%20-%20V13%20-%20C4%20do%20Valor%20Adicionado%20(18%20SET).xlsx'#$'Total x Ano'.F18]" office:value-type="float" office:value="0.000410948367534567" calcext:value-type="float">
            <text:p><text:s/>0,00041095 </text:p>
          </table:table-cell>
          <table:table-cell table:style-name="ce3" table:formula="of:=+['file:///home/suporte/Downloads/variaveis%20eixo%201/NECCULT-%202017%20-%20ATLAS%20-%20V13%20-%20C4%20do%20Valor%20Adicionado%20(18%20SET).xlsx'#$'Total x Ano'.G18]*['file:///home/suporte/Downloads/variaveis%20eixo%201/NECCULT-%202017%20-%20ATLAS%20-%20V13%20-%20C4%20do%20Valor%20Adicionado%20(18%20SET).xlsx'#$'Total x Ano'.G18]" office:value-type="float" office:value="0.000373559683658628" calcext:value-type="float">
            <text:p><text:s/>0,00037356 </text:p>
          </table:table-cell>
          <table:table-cell table:style-name="ce3" table:formula="of:=+['file:///home/suporte/Downloads/variaveis%20eixo%201/NECCULT-%202017%20-%20ATLAS%20-%20V13%20-%20C4%20do%20Valor%20Adicionado%20(18%20SET).xlsx'#$'Total x Ano'.H18]*['file:///home/suporte/Downloads/variaveis%20eixo%201/NECCULT-%202017%20-%20ATLAS%20-%20V13%20-%20C4%20do%20Valor%20Adicionado%20(18%20SET).xlsx'#$'Total x Ano'.H18]" office:value-type="float" office:value="0.00039661555731594" calcext:value-type="float">
            <text:p><text:s/>0,00039662 </text:p>
          </table:table-cell>
          <table:table-cell table:style-name="ce3" table:formula="of:=+['file:///home/suporte/Downloads/variaveis%20eixo%201/NECCULT-%202017%20-%20ATLAS%20-%20V13%20-%20C4%20do%20Valor%20Adicionado%20(18%20SET).xlsx'#$'Total x Ano'.I18]*['file:///home/suporte/Downloads/variaveis%20eixo%201/NECCULT-%202017%20-%20ATLAS%20-%20V13%20-%20C4%20do%20Valor%20Adicionado%20(18%20SET).xlsx'#$'Total x Ano'.I18]" office:value-type="float" office:value="0.000433027329768609" calcext:value-type="float">
            <text:p><text:s/>0,0004330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3" table:formula="of:=+['file:///home/suporte/Downloads/variaveis%20eixo%201/NECCULT-%202017%20-%20ATLAS%20-%20V13%20-%20C4%20do%20Valor%20Adicionado%20(18%20SET).xlsx'#$'Total x Ano'.B19]*['file:///home/suporte/Downloads/variaveis%20eixo%201/NECCULT-%202017%20-%20ATLAS%20-%20V13%20-%20C4%20do%20Valor%20Adicionado%20(18%20SET).xlsx'#$'Total x Ano'.B19]" office:value-type="float" office:value="0.00307322589803741" calcext:value-type="float">
            <text:p><text:s/>0,00307323 </text:p>
          </table:table-cell>
          <table:table-cell table:style-name="ce3" table:formula="of:=+['file:///home/suporte/Downloads/variaveis%20eixo%201/NECCULT-%202017%20-%20ATLAS%20-%20V13%20-%20C4%20do%20Valor%20Adicionado%20(18%20SET).xlsx'#$'Total x Ano'.C19]*['file:///home/suporte/Downloads/variaveis%20eixo%201/NECCULT-%202017%20-%20ATLAS%20-%20V13%20-%20C4%20do%20Valor%20Adicionado%20(18%20SET).xlsx'#$'Total x Ano'.C19]" office:value-type="float" office:value="0.0032253196045834" calcext:value-type="float">
            <text:p><text:s/>0,00322532 </text:p>
          </table:table-cell>
          <table:table-cell table:style-name="ce3" table:formula="of:=+['file:///home/suporte/Downloads/variaveis%20eixo%201/NECCULT-%202017%20-%20ATLAS%20-%20V13%20-%20C4%20do%20Valor%20Adicionado%20(18%20SET).xlsx'#$'Total x Ano'.D19]*['file:///home/suporte/Downloads/variaveis%20eixo%201/NECCULT-%202017%20-%20ATLAS%20-%20V13%20-%20C4%20do%20Valor%20Adicionado%20(18%20SET).xlsx'#$'Total x Ano'.D19]" office:value-type="float" office:value="0.00289742515219359" calcext:value-type="float">
            <text:p><text:s/>0,00289743 </text:p>
          </table:table-cell>
          <table:table-cell table:style-name="ce3" table:formula="of:=+['file:///home/suporte/Downloads/variaveis%20eixo%201/NECCULT-%202017%20-%20ATLAS%20-%20V13%20-%20C4%20do%20Valor%20Adicionado%20(18%20SET).xlsx'#$'Total x Ano'.E19]*['file:///home/suporte/Downloads/variaveis%20eixo%201/NECCULT-%202017%20-%20ATLAS%20-%20V13%20-%20C4%20do%20Valor%20Adicionado%20(18%20SET).xlsx'#$'Total x Ano'.E19]" office:value-type="float" office:value="0.0032172532229948" calcext:value-type="float">
            <text:p><text:s/>0,00321725 </text:p>
          </table:table-cell>
          <table:table-cell table:style-name="ce3" table:formula="of:=+['file:///home/suporte/Downloads/variaveis%20eixo%201/NECCULT-%202017%20-%20ATLAS%20-%20V13%20-%20C4%20do%20Valor%20Adicionado%20(18%20SET).xlsx'#$'Total x Ano'.F19]*['file:///home/suporte/Downloads/variaveis%20eixo%201/NECCULT-%202017%20-%20ATLAS%20-%20V13%20-%20C4%20do%20Valor%20Adicionado%20(18%20SET).xlsx'#$'Total x Ano'.F19]" office:value-type="float" office:value="0.00274585704529481" calcext:value-type="float">
            <text:p><text:s/>0,00274586 </text:p>
          </table:table-cell>
          <table:table-cell table:style-name="ce3" table:formula="of:=+['file:///home/suporte/Downloads/variaveis%20eixo%201/NECCULT-%202017%20-%20ATLAS%20-%20V13%20-%20C4%20do%20Valor%20Adicionado%20(18%20SET).xlsx'#$'Total x Ano'.G19]*['file:///home/suporte/Downloads/variaveis%20eixo%201/NECCULT-%202017%20-%20ATLAS%20-%20V13%20-%20C4%20do%20Valor%20Adicionado%20(18%20SET).xlsx'#$'Total x Ano'.G19]" office:value-type="float" office:value="0.00271000337083621" calcext:value-type="float">
            <text:p><text:s/>0,00271000 </text:p>
          </table:table-cell>
          <table:table-cell table:style-name="ce3" table:formula="of:=+['file:///home/suporte/Downloads/variaveis%20eixo%201/NECCULT-%202017%20-%20ATLAS%20-%20V13%20-%20C4%20do%20Valor%20Adicionado%20(18%20SET).xlsx'#$'Total x Ano'.H19]*['file:///home/suporte/Downloads/variaveis%20eixo%201/NECCULT-%202017%20-%20ATLAS%20-%20V13%20-%20C4%20do%20Valor%20Adicionado%20(18%20SET).xlsx'#$'Total x Ano'.H19]" office:value-type="float" office:value="0.00286091321335127" calcext:value-type="float">
            <text:p><text:s/>0,00286091 </text:p>
          </table:table-cell>
          <table:table-cell table:style-name="ce3" table:formula="of:=+['file:///home/suporte/Downloads/variaveis%20eixo%201/NECCULT-%202017%20-%20ATLAS%20-%20V13%20-%20C4%20do%20Valor%20Adicionado%20(18%20SET).xlsx'#$'Total x Ano'.I19]*['file:///home/suporte/Downloads/variaveis%20eixo%201/NECCULT-%202017%20-%20ATLAS%20-%20V13%20-%20C4%20do%20Valor%20Adicionado%20(18%20SET).xlsx'#$'Total x Ano'.I19]" office:value-type="float" office:value="0.00263812504564082" calcext:value-type="float">
            <text:p><text:s/>0,0026381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3" table:formula="of:=+['file:///home/suporte/Downloads/variaveis%20eixo%201/NECCULT-%202017%20-%20ATLAS%20-%20V13%20-%20C4%20do%20Valor%20Adicionado%20(18%20SET).xlsx'#$'Total x Ano'.B20]*['file:///home/suporte/Downloads/variaveis%20eixo%201/NECCULT-%202017%20-%20ATLAS%20-%20V13%20-%20C4%20do%20Valor%20Adicionado%20(18%20SET).xlsx'#$'Total x Ano'.B20]" office:value-type="float" office:value="0.000133790364712894" calcext:value-type="float">
            <text:p><text:s/>0,00013379 </text:p>
          </table:table-cell>
          <table:table-cell table:style-name="ce3" table:formula="of:=+['file:///home/suporte/Downloads/variaveis%20eixo%201/NECCULT-%202017%20-%20ATLAS%20-%20V13%20-%20C4%20do%20Valor%20Adicionado%20(18%20SET).xlsx'#$'Total x Ano'.C20]*['file:///home/suporte/Downloads/variaveis%20eixo%201/NECCULT-%202017%20-%20ATLAS%20-%20V13%20-%20C4%20do%20Valor%20Adicionado%20(18%20SET).xlsx'#$'Total x Ano'.C20]" office:value-type="float" office:value="0.000192188803442525" calcext:value-type="float">
            <text:p><text:s/>0,00019219 </text:p>
          </table:table-cell>
          <table:table-cell table:style-name="ce3" table:formula="of:=+['file:///home/suporte/Downloads/variaveis%20eixo%201/NECCULT-%202017%20-%20ATLAS%20-%20V13%20-%20C4%20do%20Valor%20Adicionado%20(18%20SET).xlsx'#$'Total x Ano'.D20]*['file:///home/suporte/Downloads/variaveis%20eixo%201/NECCULT-%202017%20-%20ATLAS%20-%20V13%20-%20C4%20do%20Valor%20Adicionado%20(18%20SET).xlsx'#$'Total x Ano'.D20]" office:value-type="float" office:value="0.000159435364637105" calcext:value-type="float">
            <text:p><text:s/>0,00015944 </text:p>
          </table:table-cell>
          <table:table-cell table:style-name="ce3" table:formula="of:=+['file:///home/suporte/Downloads/variaveis%20eixo%201/NECCULT-%202017%20-%20ATLAS%20-%20V13%20-%20C4%20do%20Valor%20Adicionado%20(18%20SET).xlsx'#$'Total x Ano'.E20]*['file:///home/suporte/Downloads/variaveis%20eixo%201/NECCULT-%202017%20-%20ATLAS%20-%20V13%20-%20C4%20do%20Valor%20Adicionado%20(18%20SET).xlsx'#$'Total x Ano'.E20]" office:value-type="float" office:value="0.000139681654939418" calcext:value-type="float">
            <text:p><text:s/>0,00013968 </text:p>
          </table:table-cell>
          <table:table-cell table:style-name="ce3" table:formula="of:=+['file:///home/suporte/Downloads/variaveis%20eixo%201/NECCULT-%202017%20-%20ATLAS%20-%20V13%20-%20C4%20do%20Valor%20Adicionado%20(18%20SET).xlsx'#$'Total x Ano'.F20]*['file:///home/suporte/Downloads/variaveis%20eixo%201/NECCULT-%202017%20-%20ATLAS%20-%20V13%20-%20C4%20do%20Valor%20Adicionado%20(18%20SET).xlsx'#$'Total x Ano'.F20]" office:value-type="float" office:value="0.000141032078475933" calcext:value-type="float">
            <text:p><text:s/>0,00014103 </text:p>
          </table:table-cell>
          <table:table-cell table:style-name="ce3" table:formula="of:=+['file:///home/suporte/Downloads/variaveis%20eixo%201/NECCULT-%202017%20-%20ATLAS%20-%20V13%20-%20C4%20do%20Valor%20Adicionado%20(18%20SET).xlsx'#$'Total x Ano'.G20]*['file:///home/suporte/Downloads/variaveis%20eixo%201/NECCULT-%202017%20-%20ATLAS%20-%20V13%20-%20C4%20do%20Valor%20Adicionado%20(18%20SET).xlsx'#$'Total x Ano'.G20]" office:value-type="float" office:value="0.00013800183572159" calcext:value-type="float">
            <text:p><text:s/>0,00013800 </text:p>
          </table:table-cell>
          <table:table-cell table:style-name="ce3" table:formula="of:=+['file:///home/suporte/Downloads/variaveis%20eixo%201/NECCULT-%202017%20-%20ATLAS%20-%20V13%20-%20C4%20do%20Valor%20Adicionado%20(18%20SET).xlsx'#$'Total x Ano'.H20]*['file:///home/suporte/Downloads/variaveis%20eixo%201/NECCULT-%202017%20-%20ATLAS%20-%20V13%20-%20C4%20do%20Valor%20Adicionado%20(18%20SET).xlsx'#$'Total x Ano'.H20]" office:value-type="float" office:value="0.000158125932949256" calcext:value-type="float">
            <text:p><text:s/>0,00015813 </text:p>
          </table:table-cell>
          <table:table-cell table:style-name="ce3" table:formula="of:=+['file:///home/suporte/Downloads/variaveis%20eixo%201/NECCULT-%202017%20-%20ATLAS%20-%20V13%20-%20C4%20do%20Valor%20Adicionado%20(18%20SET).xlsx'#$'Total x Ano'.I20]*['file:///home/suporte/Downloads/variaveis%20eixo%201/NECCULT-%202017%20-%20ATLAS%20-%20V13%20-%20C4%20do%20Valor%20Adicionado%20(18%20SET).xlsx'#$'Total x Ano'.I20]" office:value-type="float" office:value="0.000153230272754681" calcext:value-type="float">
            <text:p><text:s/>0,0001532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3" table:formula="of:=+['file:///home/suporte/Downloads/variaveis%20eixo%201/NECCULT-%202017%20-%20ATLAS%20-%20V13%20-%20C4%20do%20Valor%20Adicionado%20(18%20SET).xlsx'#$'Total x Ano'.B21]*['file:///home/suporte/Downloads/variaveis%20eixo%201/NECCULT-%202017%20-%20ATLAS%20-%20V13%20-%20C4%20do%20Valor%20Adicionado%20(18%20SET).xlsx'#$'Total x Ano'.B21]" office:value-type="float" office:value="0.0353256094433941" calcext:value-type="float">
            <text:p><text:s/>0,03532561 </text:p>
          </table:table-cell>
          <table:table-cell table:style-name="ce3" table:formula="of:=+['file:///home/suporte/Downloads/variaveis%20eixo%201/NECCULT-%202017%20-%20ATLAS%20-%20V13%20-%20C4%20do%20Valor%20Adicionado%20(18%20SET).xlsx'#$'Total x Ano'.C21]*['file:///home/suporte/Downloads/variaveis%20eixo%201/NECCULT-%202017%20-%20ATLAS%20-%20V13%20-%20C4%20do%20Valor%20Adicionado%20(18%20SET).xlsx'#$'Total x Ano'.C21]" office:value-type="float" office:value="0.0321831885793059" calcext:value-type="float">
            <text:p><text:s/>0,03218319 </text:p>
          </table:table-cell>
          <table:table-cell table:style-name="ce3" table:formula="of:=+['file:///home/suporte/Downloads/variaveis%20eixo%201/NECCULT-%202017%20-%20ATLAS%20-%20V13%20-%20C4%20do%20Valor%20Adicionado%20(18%20SET).xlsx'#$'Total x Ano'.D21]*['file:///home/suporte/Downloads/variaveis%20eixo%201/NECCULT-%202017%20-%20ATLAS%20-%20V13%20-%20C4%20do%20Valor%20Adicionado%20(18%20SET).xlsx'#$'Total x Ano'.D21]" office:value-type="float" office:value="0.0289626954281211" calcext:value-type="float">
            <text:p><text:s/>0,02896270 </text:p>
          </table:table-cell>
          <table:table-cell table:style-name="ce3" table:formula="of:=+['file:///home/suporte/Downloads/variaveis%20eixo%201/NECCULT-%202017%20-%20ATLAS%20-%20V13%20-%20C4%20do%20Valor%20Adicionado%20(18%20SET).xlsx'#$'Total x Ano'.E21]*['file:///home/suporte/Downloads/variaveis%20eixo%201/NECCULT-%202017%20-%20ATLAS%20-%20V13%20-%20C4%20do%20Valor%20Adicionado%20(18%20SET).xlsx'#$'Total x Ano'.E21]" office:value-type="float" office:value="0.0284179097884345" calcext:value-type="float">
            <text:p><text:s/>0,02841791 </text:p>
          </table:table-cell>
          <table:table-cell table:style-name="ce3" table:formula="of:=+['file:///home/suporte/Downloads/variaveis%20eixo%201/NECCULT-%202017%20-%20ATLAS%20-%20V13%20-%20C4%20do%20Valor%20Adicionado%20(18%20SET).xlsx'#$'Total x Ano'.F21]*['file:///home/suporte/Downloads/variaveis%20eixo%201/NECCULT-%202017%20-%20ATLAS%20-%20V13%20-%20C4%20do%20Valor%20Adicionado%20(18%20SET).xlsx'#$'Total x Ano'.F21]" office:value-type="float" office:value="0.0307877783149383" calcext:value-type="float">
            <text:p><text:s/>0,03078778 </text:p>
          </table:table-cell>
          <table:table-cell table:style-name="ce3" table:formula="of:=+['file:///home/suporte/Downloads/variaveis%20eixo%201/NECCULT-%202017%20-%20ATLAS%20-%20V13%20-%20C4%20do%20Valor%20Adicionado%20(18%20SET).xlsx'#$'Total x Ano'.G21]*['file:///home/suporte/Downloads/variaveis%20eixo%201/NECCULT-%202017%20-%20ATLAS%20-%20V13%20-%20C4%20do%20Valor%20Adicionado%20(18%20SET).xlsx'#$'Total x Ano'.G21]" office:value-type="float" office:value="0.0305283922849702" calcext:value-type="float">
            <text:p><text:s/>0,03052839 </text:p>
          </table:table-cell>
          <table:table-cell table:style-name="ce3" table:formula="of:=+['file:///home/suporte/Downloads/variaveis%20eixo%201/NECCULT-%202017%20-%20ATLAS%20-%20V13%20-%20C4%20do%20Valor%20Adicionado%20(18%20SET).xlsx'#$'Total x Ano'.H21]*['file:///home/suporte/Downloads/variaveis%20eixo%201/NECCULT-%202017%20-%20ATLAS%20-%20V13%20-%20C4%20do%20Valor%20Adicionado%20(18%20SET).xlsx'#$'Total x Ano'.H21]" office:value-type="float" office:value="0.0287445070536331" calcext:value-type="float">
            <text:p><text:s/>0,02874451 </text:p>
          </table:table-cell>
          <table:table-cell table:style-name="ce3" table:formula="of:=+['file:///home/suporte/Downloads/variaveis%20eixo%201/NECCULT-%202017%20-%20ATLAS%20-%20V13%20-%20C4%20do%20Valor%20Adicionado%20(18%20SET).xlsx'#$'Total x Ano'.I21]*['file:///home/suporte/Downloads/variaveis%20eixo%201/NECCULT-%202017%20-%20ATLAS%20-%20V13%20-%20C4%20do%20Valor%20Adicionado%20(18%20SET).xlsx'#$'Total x Ano'.I21]" office:value-type="float" office:value="0.0272890337701221" calcext:value-type="float">
            <text:p><text:s/>0,0272890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3" table:formula="of:=+['file:///home/suporte/Downloads/variaveis%20eixo%201/NECCULT-%202017%20-%20ATLAS%20-%20V13%20-%20C4%20do%20Valor%20Adicionado%20(18%20SET).xlsx'#$'Total x Ano'.B22]*['file:///home/suporte/Downloads/variaveis%20eixo%201/NECCULT-%202017%20-%20ATLAS%20-%20V13%20-%20C4%20do%20Valor%20Adicionado%20(18%20SET).xlsx'#$'Total x Ano'.B22]" office:value-type="float" office:value="0.219501866414679" calcext:value-type="float">
            <text:p><text:s/>0,21950187 </text:p>
          </table:table-cell>
          <table:table-cell table:style-name="ce3" table:formula="of:=+['file:///home/suporte/Downloads/variaveis%20eixo%201/NECCULT-%202017%20-%20ATLAS%20-%20V13%20-%20C4%20do%20Valor%20Adicionado%20(18%20SET).xlsx'#$'Total x Ano'.C22]*['file:///home/suporte/Downloads/variaveis%20eixo%201/NECCULT-%202017%20-%20ATLAS%20-%20V13%20-%20C4%20do%20Valor%20Adicionado%20(18%20SET).xlsx'#$'Total x Ano'.C22]" office:value-type="float" office:value="0.220772019823532" calcext:value-type="float">
            <text:p><text:s/>0,22077202 </text:p>
          </table:table-cell>
          <table:table-cell table:style-name="ce3" table:formula="of:=+['file:///home/suporte/Downloads/variaveis%20eixo%201/NECCULT-%202017%20-%20ATLAS%20-%20V13%20-%20C4%20do%20Valor%20Adicionado%20(18%20SET).xlsx'#$'Total x Ano'.D22]*['file:///home/suporte/Downloads/variaveis%20eixo%201/NECCULT-%202017%20-%20ATLAS%20-%20V13%20-%20C4%20do%20Valor%20Adicionado%20(18%20SET).xlsx'#$'Total x Ano'.D22]" office:value-type="float" office:value="0.231827835743673" calcext:value-type="float">
            <text:p><text:s/>0,23182784 </text:p>
          </table:table-cell>
          <table:table-cell table:style-name="ce3" table:formula="of:=+['file:///home/suporte/Downloads/variaveis%20eixo%201/NECCULT-%202017%20-%20ATLAS%20-%20V13%20-%20C4%20do%20Valor%20Adicionado%20(18%20SET).xlsx'#$'Total x Ano'.E22]*['file:///home/suporte/Downloads/variaveis%20eixo%201/NECCULT-%202017%20-%20ATLAS%20-%20V13%20-%20C4%20do%20Valor%20Adicionado%20(18%20SET).xlsx'#$'Total x Ano'.E22]" office:value-type="float" office:value="0.226304357307413" calcext:value-type="float">
            <text:p><text:s/>0,22630436 </text:p>
          </table:table-cell>
          <table:table-cell table:style-name="ce3" table:formula="of:=+['file:///home/suporte/Downloads/variaveis%20eixo%201/NECCULT-%202017%20-%20ATLAS%20-%20V13%20-%20C4%20do%20Valor%20Adicionado%20(18%20SET).xlsx'#$'Total x Ano'.F22]*['file:///home/suporte/Downloads/variaveis%20eixo%201/NECCULT-%202017%20-%20ATLAS%20-%20V13%20-%20C4%20do%20Valor%20Adicionado%20(18%20SET).xlsx'#$'Total x Ano'.F22]" office:value-type="float" office:value="0.220825040375137" calcext:value-type="float">
            <text:p><text:s/>0,22082504 </text:p>
          </table:table-cell>
          <table:table-cell table:style-name="ce3" table:formula="of:=+['file:///home/suporte/Downloads/variaveis%20eixo%201/NECCULT-%202017%20-%20ATLAS%20-%20V13%20-%20C4%20do%20Valor%20Adicionado%20(18%20SET).xlsx'#$'Total x Ano'.G22]*['file:///home/suporte/Downloads/variaveis%20eixo%201/NECCULT-%202017%20-%20ATLAS%20-%20V13%20-%20C4%20do%20Valor%20Adicionado%20(18%20SET).xlsx'#$'Total x Ano'.G22]" office:value-type="float" office:value="0.226530179480497" calcext:value-type="float">
            <text:p><text:s/>0,22653018 </text:p>
          </table:table-cell>
          <table:table-cell table:style-name="ce3" table:formula="of:=+['file:///home/suporte/Downloads/variaveis%20eixo%201/NECCULT-%202017%20-%20ATLAS%20-%20V13%20-%20C4%20do%20Valor%20Adicionado%20(18%20SET).xlsx'#$'Total x Ano'.H22]*['file:///home/suporte/Downloads/variaveis%20eixo%201/NECCULT-%202017%20-%20ATLAS%20-%20V13%20-%20C4%20do%20Valor%20Adicionado%20(18%20SET).xlsx'#$'Total x Ano'.H22]" office:value-type="float" office:value="0.217028605828326" calcext:value-type="float">
            <text:p><text:s/>0,21702861 </text:p>
          </table:table-cell>
          <table:table-cell table:style-name="ce3" table:formula="of:=+['file:///home/suporte/Downloads/variaveis%20eixo%201/NECCULT-%202017%20-%20ATLAS%20-%20V13%20-%20C4%20do%20Valor%20Adicionado%20(18%20SET).xlsx'#$'Total x Ano'.I22]*['file:///home/suporte/Downloads/variaveis%20eixo%201/NECCULT-%202017%20-%20ATLAS%20-%20V13%20-%20C4%20do%20Valor%20Adicionado%20(18%20SET).xlsx'#$'Total x Ano'.I22]" office:value-type="float" office:value="0.221981386419656" calcext:value-type="float">
            <text:p><text:s/>0,2219813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3" table:formula="of:=+['file:///home/suporte/Downloads/variaveis%20eixo%201/NECCULT-%202017%20-%20ATLAS%20-%20V13%20-%20C4%20do%20Valor%20Adicionado%20(18%20SET).xlsx'#$'Total x Ano'.B23]*['file:///home/suporte/Downloads/variaveis%20eixo%201/NECCULT-%202017%20-%20ATLAS%20-%20V13%20-%20C4%20do%20Valor%20Adicionado%20(18%20SET).xlsx'#$'Total x Ano'.B23]" office:value-type="float" office:value="0.0024484933899421" calcext:value-type="float">
            <text:p><text:s/>0,00244849 </text:p>
          </table:table-cell>
          <table:table-cell table:style-name="ce3" table:formula="of:=+['file:///home/suporte/Downloads/variaveis%20eixo%201/NECCULT-%202017%20-%20ATLAS%20-%20V13%20-%20C4%20do%20Valor%20Adicionado%20(18%20SET).xlsx'#$'Total x Ano'.C23]*['file:///home/suporte/Downloads/variaveis%20eixo%201/NECCULT-%202017%20-%20ATLAS%20-%20V13%20-%20C4%20do%20Valor%20Adicionado%20(18%20SET).xlsx'#$'Total x Ano'.C23]" office:value-type="float" office:value="0.00235772764302508" calcext:value-type="float">
            <text:p><text:s/>0,00235773 </text:p>
          </table:table-cell>
          <table:table-cell table:style-name="ce3" table:formula="of:=+['file:///home/suporte/Downloads/variaveis%20eixo%201/NECCULT-%202017%20-%20ATLAS%20-%20V13%20-%20C4%20do%20Valor%20Adicionado%20(18%20SET).xlsx'#$'Total x Ano'.D23]*['file:///home/suporte/Downloads/variaveis%20eixo%201/NECCULT-%202017%20-%20ATLAS%20-%20V13%20-%20C4%20do%20Valor%20Adicionado%20(18%20SET).xlsx'#$'Total x Ano'.D23]" office:value-type="float" office:value="0.00236198523713669" calcext:value-type="float">
            <text:p><text:s/>0,00236199 </text:p>
          </table:table-cell>
          <table:table-cell table:style-name="ce3" table:formula="of:=+['file:///home/suporte/Downloads/variaveis%20eixo%201/NECCULT-%202017%20-%20ATLAS%20-%20V13%20-%20C4%20do%20Valor%20Adicionado%20(18%20SET).xlsx'#$'Total x Ano'.E23]*['file:///home/suporte/Downloads/variaveis%20eixo%201/NECCULT-%202017%20-%20ATLAS%20-%20V13%20-%20C4%20do%20Valor%20Adicionado%20(18%20SET).xlsx'#$'Total x Ano'.E23]" office:value-type="float" office:value="0.00251225822580191" calcext:value-type="float">
            <text:p><text:s/>0,00251226 </text:p>
          </table:table-cell>
          <table:table-cell table:style-name="ce3" table:formula="of:=+['file:///home/suporte/Downloads/variaveis%20eixo%201/NECCULT-%202017%20-%20ATLAS%20-%20V13%20-%20C4%20do%20Valor%20Adicionado%20(18%20SET).xlsx'#$'Total x Ano'.F23]*['file:///home/suporte/Downloads/variaveis%20eixo%201/NECCULT-%202017%20-%20ATLAS%20-%20V13%20-%20C4%20do%20Valor%20Adicionado%20(18%20SET).xlsx'#$'Total x Ano'.F23]" office:value-type="float" office:value="0.00231913038468852" calcext:value-type="float">
            <text:p><text:s/>0,00231913 </text:p>
          </table:table-cell>
          <table:table-cell table:style-name="ce3" table:formula="of:=+['file:///home/suporte/Downloads/variaveis%20eixo%201/NECCULT-%202017%20-%20ATLAS%20-%20V13%20-%20C4%20do%20Valor%20Adicionado%20(18%20SET).xlsx'#$'Total x Ano'.G23]*['file:///home/suporte/Downloads/variaveis%20eixo%201/NECCULT-%202017%20-%20ATLAS%20-%20V13%20-%20C4%20do%20Valor%20Adicionado%20(18%20SET).xlsx'#$'Total x Ano'.G23]" office:value-type="float" office:value="0.00249514873958922" calcext:value-type="float">
            <text:p><text:s/>0,00249515 </text:p>
          </table:table-cell>
          <table:table-cell table:style-name="ce3" table:formula="of:=+['file:///home/suporte/Downloads/variaveis%20eixo%201/NECCULT-%202017%20-%20ATLAS%20-%20V13%20-%20C4%20do%20Valor%20Adicionado%20(18%20SET).xlsx'#$'Total x Ano'.H23]*['file:///home/suporte/Downloads/variaveis%20eixo%201/NECCULT-%202017%20-%20ATLAS%20-%20V13%20-%20C4%20do%20Valor%20Adicionado%20(18%20SET).xlsx'#$'Total x Ano'.H23]" office:value-type="float" office:value="0.00259796905702262" calcext:value-type="float">
            <text:p><text:s/>0,00259797 </text:p>
          </table:table-cell>
          <table:table-cell table:style-name="ce3" table:formula="of:=+['file:///home/suporte/Downloads/variaveis%20eixo%201/NECCULT-%202017%20-%20ATLAS%20-%20V13%20-%20C4%20do%20Valor%20Adicionado%20(18%20SET).xlsx'#$'Total x Ano'.I23]*['file:///home/suporte/Downloads/variaveis%20eixo%201/NECCULT-%202017%20-%20ATLAS%20-%20V13%20-%20C4%20do%20Valor%20Adicionado%20(18%20SET).xlsx'#$'Total x Ano'.I23]" office:value-type="float" office:value="0.00248219192505371" calcext:value-type="float">
            <text:p><text:s/>0,0024821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3" table:formula="of:=+['file:///home/suporte/Downloads/variaveis%20eixo%201/NECCULT-%202017%20-%20ATLAS%20-%20V13%20-%20C4%20do%20Valor%20Adicionado%20(18%20SET).xlsx'#$'Total x Ano'.B24]*['file:///home/suporte/Downloads/variaveis%20eixo%201/NECCULT-%202017%20-%20ATLAS%20-%20V13%20-%20C4%20do%20Valor%20Adicionado%20(18%20SET).xlsx'#$'Total x Ano'.B24]" office:value-type="float" office:value="0.000580258842123911" calcext:value-type="float">
            <text:p><text:s/>0,00058026 </text:p>
          </table:table-cell>
          <table:table-cell table:style-name="ce3" table:formula="of:=+['file:///home/suporte/Downloads/variaveis%20eixo%201/NECCULT-%202017%20-%20ATLAS%20-%20V13%20-%20C4%20do%20Valor%20Adicionado%20(18%20SET).xlsx'#$'Total x Ano'.C24]*['file:///home/suporte/Downloads/variaveis%20eixo%201/NECCULT-%202017%20-%20ATLAS%20-%20V13%20-%20C4%20do%20Valor%20Adicionado%20(18%20SET).xlsx'#$'Total x Ano'.C24]" office:value-type="float" office:value="0.000642785569958054" calcext:value-type="float">
            <text:p><text:s/>0,00064279 </text:p>
          </table:table-cell>
          <table:table-cell table:style-name="ce3" table:formula="of:=+['file:///home/suporte/Downloads/variaveis%20eixo%201/NECCULT-%202017%20-%20ATLAS%20-%20V13%20-%20C4%20do%20Valor%20Adicionado%20(18%20SET).xlsx'#$'Total x Ano'.D24]*['file:///home/suporte/Downloads/variaveis%20eixo%201/NECCULT-%202017%20-%20ATLAS%20-%20V13%20-%20C4%20do%20Valor%20Adicionado%20(18%20SET).xlsx'#$'Total x Ano'.D24]" office:value-type="float" office:value="0.000655230576729472" calcext:value-type="float">
            <text:p><text:s/>0,00065523 </text:p>
          </table:table-cell>
          <table:table-cell table:style-name="ce3" table:formula="of:=+['file:///home/suporte/Downloads/variaveis%20eixo%201/NECCULT-%202017%20-%20ATLAS%20-%20V13%20-%20C4%20do%20Valor%20Adicionado%20(18%20SET).xlsx'#$'Total x Ano'.E24]*['file:///home/suporte/Downloads/variaveis%20eixo%201/NECCULT-%202017%20-%20ATLAS%20-%20V13%20-%20C4%20do%20Valor%20Adicionado%20(18%20SET).xlsx'#$'Total x Ano'.E24]" office:value-type="float" office:value="0.000689490678409995" calcext:value-type="float">
            <text:p><text:s/>0,00068949 </text:p>
          </table:table-cell>
          <table:table-cell table:style-name="ce3" table:formula="of:=+['file:///home/suporte/Downloads/variaveis%20eixo%201/NECCULT-%202017%20-%20ATLAS%20-%20V13%20-%20C4%20do%20Valor%20Adicionado%20(18%20SET).xlsx'#$'Total x Ano'.F24]*['file:///home/suporte/Downloads/variaveis%20eixo%201/NECCULT-%202017%20-%20ATLAS%20-%20V13%20-%20C4%20do%20Valor%20Adicionado%20(18%20SET).xlsx'#$'Total x Ano'.F24]" office:value-type="float" office:value="0.000652242849525792" calcext:value-type="float">
            <text:p><text:s/>0,00065224 </text:p>
          </table:table-cell>
          <table:table-cell table:style-name="ce3" table:formula="of:=+['file:///home/suporte/Downloads/variaveis%20eixo%201/NECCULT-%202017%20-%20ATLAS%20-%20V13%20-%20C4%20do%20Valor%20Adicionado%20(18%20SET).xlsx'#$'Total x Ano'.G24]*['file:///home/suporte/Downloads/variaveis%20eixo%201/NECCULT-%202017%20-%20ATLAS%20-%20V13%20-%20C4%20do%20Valor%20Adicionado%20(18%20SET).xlsx'#$'Total x Ano'.G24]" office:value-type="float" office:value="0.000674603886485557" calcext:value-type="float">
            <text:p><text:s/>0,00067460 </text:p>
          </table:table-cell>
          <table:table-cell table:style-name="ce3" table:formula="of:=+['file:///home/suporte/Downloads/variaveis%20eixo%201/NECCULT-%202017%20-%20ATLAS%20-%20V13%20-%20C4%20do%20Valor%20Adicionado%20(18%20SET).xlsx'#$'Total x Ano'.H24]*['file:///home/suporte/Downloads/variaveis%20eixo%201/NECCULT-%202017%20-%20ATLAS%20-%20V13%20-%20C4%20do%20Valor%20Adicionado%20(18%20SET).xlsx'#$'Total x Ano'.H24]" office:value-type="float" office:value="0.000761366935044683" calcext:value-type="float">
            <text:p><text:s/>0,00076137 </text:p>
          </table:table-cell>
          <table:table-cell table:style-name="ce3" table:formula="of:=+['file:///home/suporte/Downloads/variaveis%20eixo%201/NECCULT-%202017%20-%20ATLAS%20-%20V13%20-%20C4%20do%20Valor%20Adicionado%20(18%20SET).xlsx'#$'Total x Ano'.I24]*['file:///home/suporte/Downloads/variaveis%20eixo%201/NECCULT-%202017%20-%20ATLAS%20-%20V13%20-%20C4%20do%20Valor%20Adicionado%20(18%20SET).xlsx'#$'Total x Ano'.I24]" office:value-type="float" office:value="0.000748405503275572" calcext:value-type="float">
            <text:p><text:s/>0,0007484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3" table:formula="of:=+['file:///home/suporte/Downloads/variaveis%20eixo%201/NECCULT-%202017%20-%20ATLAS%20-%20V13%20-%20C4%20do%20Valor%20Adicionado%20(18%20SET).xlsx'#$'Total x Ano'.B25]*['file:///home/suporte/Downloads/variaveis%20eixo%201/NECCULT-%202017%20-%20ATLAS%20-%20V13%20-%20C4%20do%20Valor%20Adicionado%20(18%20SET).xlsx'#$'Total x Ano'.B25]" office:value-type="float" office:value="0.00273342780751918" calcext:value-type="float">
            <text:p><text:s/>0,00273343 </text:p>
          </table:table-cell>
          <table:table-cell table:style-name="ce3" table:formula="of:=+['file:///home/suporte/Downloads/variaveis%20eixo%201/NECCULT-%202017%20-%20ATLAS%20-%20V13%20-%20C4%20do%20Valor%20Adicionado%20(18%20SET).xlsx'#$'Total x Ano'.C25]*['file:///home/suporte/Downloads/variaveis%20eixo%201/NECCULT-%202017%20-%20ATLAS%20-%20V13%20-%20C4%20do%20Valor%20Adicionado%20(18%20SET).xlsx'#$'Total x Ano'.C25]" office:value-type="float" office:value="0.00314930088940044" calcext:value-type="float">
            <text:p><text:s/>0,00314930 </text:p>
          </table:table-cell>
          <table:table-cell table:style-name="ce3" table:formula="of:=+['file:///home/suporte/Downloads/variaveis%20eixo%201/NECCULT-%202017%20-%20ATLAS%20-%20V13%20-%20C4%20do%20Valor%20Adicionado%20(18%20SET).xlsx'#$'Total x Ano'.D25]*['file:///home/suporte/Downloads/variaveis%20eixo%201/NECCULT-%202017%20-%20ATLAS%20-%20V13%20-%20C4%20do%20Valor%20Adicionado%20(18%20SET).xlsx'#$'Total x Ano'.D25]" office:value-type="float" office:value="0.00278350428917271" calcext:value-type="float">
            <text:p><text:s/>0,00278350 </text:p>
          </table:table-cell>
          <table:table-cell table:style-name="ce3" table:formula="of:=+['file:///home/suporte/Downloads/variaveis%20eixo%201/NECCULT-%202017%20-%20ATLAS%20-%20V13%20-%20C4%20do%20Valor%20Adicionado%20(18%20SET).xlsx'#$'Total x Ano'.E25]*['file:///home/suporte/Downloads/variaveis%20eixo%201/NECCULT-%202017%20-%20ATLAS%20-%20V13%20-%20C4%20do%20Valor%20Adicionado%20(18%20SET).xlsx'#$'Total x Ano'.E25]" office:value-type="float" office:value="0.00283994998414042" calcext:value-type="float">
            <text:p><text:s/>0,00283995 </text:p>
          </table:table-cell>
          <table:table-cell table:style-name="ce3" table:formula="of:=+['file:///home/suporte/Downloads/variaveis%20eixo%201/NECCULT-%202017%20-%20ATLAS%20-%20V13%20-%20C4%20do%20Valor%20Adicionado%20(18%20SET).xlsx'#$'Total x Ano'.F25]*['file:///home/suporte/Downloads/variaveis%20eixo%201/NECCULT-%202017%20-%20ATLAS%20-%20V13%20-%20C4%20do%20Valor%20Adicionado%20(18%20SET).xlsx'#$'Total x Ano'.F25]" office:value-type="float" office:value="0.00263412564046166" calcext:value-type="float">
            <text:p><text:s/>0,00263413 </text:p>
          </table:table-cell>
          <table:table-cell table:style-name="ce3" table:formula="of:=+['file:///home/suporte/Downloads/variaveis%20eixo%201/NECCULT-%202017%20-%20ATLAS%20-%20V13%20-%20C4%20do%20Valor%20Adicionado%20(18%20SET).xlsx'#$'Total x Ano'.G25]*['file:///home/suporte/Downloads/variaveis%20eixo%201/NECCULT-%202017%20-%20ATLAS%20-%20V13%20-%20C4%20do%20Valor%20Adicionado%20(18%20SET).xlsx'#$'Total x Ano'.G25]" office:value-type="float" office:value="0.00227510893962742" calcext:value-type="float">
            <text:p><text:s/>0,00227511 </text:p>
          </table:table-cell>
          <table:table-cell table:style-name="ce3" table:formula="of:=+['file:///home/suporte/Downloads/variaveis%20eixo%201/NECCULT-%202017%20-%20ATLAS%20-%20V13%20-%20C4%20do%20Valor%20Adicionado%20(18%20SET).xlsx'#$'Total x Ano'.H25]*['file:///home/suporte/Downloads/variaveis%20eixo%201/NECCULT-%202017%20-%20ATLAS%20-%20V13%20-%20C4%20do%20Valor%20Adicionado%20(18%20SET).xlsx'#$'Total x Ano'.H25]" office:value-type="float" office:value="0.00246987524818107" calcext:value-type="float">
            <text:p><text:s/>0,00246988 </text:p>
          </table:table-cell>
          <table:table-cell table:style-name="ce3" table:formula="of:=+['file:///home/suporte/Downloads/variaveis%20eixo%201/NECCULT-%202017%20-%20ATLAS%20-%20V13%20-%20C4%20do%20Valor%20Adicionado%20(18%20SET).xlsx'#$'Total x Ano'.I25]*['file:///home/suporte/Downloads/variaveis%20eixo%201/NECCULT-%202017%20-%20ATLAS%20-%20V13%20-%20C4%20do%20Valor%20Adicionado%20(18%20SET).xlsx'#$'Total x Ano'.I25]" office:value-type="float" office:value="0.00267119588705136" calcext:value-type="float">
            <text:p><text:s/>0,002671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3" table:formula="of:=+['file:///home/suporte/Downloads/variaveis%20eixo%201/NECCULT-%202017%20-%20ATLAS%20-%20V13%20-%20C4%20do%20Valor%20Adicionado%20(18%20SET).xlsx'#$'Total x Ano'.B26]*['file:///home/suporte/Downloads/variaveis%20eixo%201/NECCULT-%202017%20-%20ATLAS%20-%20V13%20-%20C4%20do%20Valor%20Adicionado%20(18%20SET).xlsx'#$'Total x Ano'.B26]" office:value-type="float" office:value="0.0000348036563427098" calcext:value-type="float">
            <text:p><text:s/>0,00003480 </text:p>
          </table:table-cell>
          <table:table-cell table:style-name="ce3" table:formula="of:=+['file:///home/suporte/Downloads/variaveis%20eixo%201/NECCULT-%202017%20-%20ATLAS%20-%20V13%20-%20C4%20do%20Valor%20Adicionado%20(18%20SET).xlsx'#$'Total x Ano'.C26]*['file:///home/suporte/Downloads/variaveis%20eixo%201/NECCULT-%202017%20-%20ATLAS%20-%20V13%20-%20C4%20do%20Valor%20Adicionado%20(18%20SET).xlsx'#$'Total x Ano'.C26]" office:value-type="float" office:value="0.0000310979163977293" calcext:value-type="float">
            <text:p><text:s/>0,00003110 </text:p>
          </table:table-cell>
          <table:table-cell table:style-name="ce3" table:formula="of:=+['file:///home/suporte/Downloads/variaveis%20eixo%201/NECCULT-%202017%20-%20ATLAS%20-%20V13%20-%20C4%20do%20Valor%20Adicionado%20(18%20SET).xlsx'#$'Total x Ano'.D26]*['file:///home/suporte/Downloads/variaveis%20eixo%201/NECCULT-%202017%20-%20ATLAS%20-%20V13%20-%20C4%20do%20Valor%20Adicionado%20(18%20SET).xlsx'#$'Total x Ano'.D26]" office:value-type="float" office:value="0.0000349598494992159" calcext:value-type="float">
            <text:p><text:s/>0,00003496 </text:p>
          </table:table-cell>
          <table:table-cell table:style-name="ce3" table:formula="of:=+['file:///home/suporte/Downloads/variaveis%20eixo%201/NECCULT-%202017%20-%20ATLAS%20-%20V13%20-%20C4%20do%20Valor%20Adicionado%20(18%20SET).xlsx'#$'Total x Ano'.E26]*['file:///home/suporte/Downloads/variaveis%20eixo%201/NECCULT-%202017%20-%20ATLAS%20-%20V13%20-%20C4%20do%20Valor%20Adicionado%20(18%20SET).xlsx'#$'Total x Ano'.E26]" office:value-type="float" office:value="0.0000344667697201973" calcext:value-type="float">
            <text:p><text:s/>0,00003447 </text:p>
          </table:table-cell>
          <table:table-cell table:style-name="ce3" table:formula="of:=+['file:///home/suporte/Downloads/variaveis%20eixo%201/NECCULT-%202017%20-%20ATLAS%20-%20V13%20-%20C4%20do%20Valor%20Adicionado%20(18%20SET).xlsx'#$'Total x Ano'.F26]*['file:///home/suporte/Downloads/variaveis%20eixo%201/NECCULT-%202017%20-%20ATLAS%20-%20V13%20-%20C4%20do%20Valor%20Adicionado%20(18%20SET).xlsx'#$'Total x Ano'.F26]" office:value-type="float" office:value="0.0000347791221770458" calcext:value-type="float">
            <text:p><text:s/>0,00003478 </text:p>
          </table:table-cell>
          <table:table-cell table:style-name="ce3" table:formula="of:=+['file:///home/suporte/Downloads/variaveis%20eixo%201/NECCULT-%202017%20-%20ATLAS%20-%20V13%20-%20C4%20do%20Valor%20Adicionado%20(18%20SET).xlsx'#$'Total x Ano'.G26]*['file:///home/suporte/Downloads/variaveis%20eixo%201/NECCULT-%202017%20-%20ATLAS%20-%20V13%20-%20C4%20do%20Valor%20Adicionado%20(18%20SET).xlsx'#$'Total x Ano'.G26]" office:value-type="float" office:value="0.0000340684002450242" calcext:value-type="float">
            <text:p><text:s/>0,00003407 </text:p>
          </table:table-cell>
          <table:table-cell table:style-name="ce3" table:formula="of:=+['file:///home/suporte/Downloads/variaveis%20eixo%201/NECCULT-%202017%20-%20ATLAS%20-%20V13%20-%20C4%20do%20Valor%20Adicionado%20(18%20SET).xlsx'#$'Total x Ano'.H26]*['file:///home/suporte/Downloads/variaveis%20eixo%201/NECCULT-%202017%20-%20ATLAS%20-%20V13%20-%20C4%20do%20Valor%20Adicionado%20(18%20SET).xlsx'#$'Total x Ano'.H26]" office:value-type="float" office:value="0.0000413669091754623" calcext:value-type="float">
            <text:p><text:s/>0,00004137 </text:p>
          </table:table-cell>
          <table:table-cell table:style-name="ce3" table:formula="of:=+['file:///home/suporte/Downloads/variaveis%20eixo%201/NECCULT-%202017%20-%20ATLAS%20-%20V13%20-%20C4%20do%20Valor%20Adicionado%20(18%20SET).xlsx'#$'Total x Ano'.I26]*['file:///home/suporte/Downloads/variaveis%20eixo%201/NECCULT-%202017%20-%20ATLAS%20-%20V13%20-%20C4%20do%20Valor%20Adicionado%20(18%20SET).xlsx'#$'Total x Ano'.I26]" office:value-type="float" office:value="0.0000390349613672621" calcext:value-type="float">
            <text:p><text:s/>0,0000390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3" table:formula="of:=+['file:///home/suporte/Downloads/variaveis%20eixo%201/NECCULT-%202017%20-%20ATLAS%20-%20V13%20-%20C4%20do%20Valor%20Adicionado%20(18%20SET).xlsx'#$'Total x Ano'.B27]*['file:///home/suporte/Downloads/variaveis%20eixo%201/NECCULT-%202017%20-%20ATLAS%20-%20V13%20-%20C4%20do%20Valor%20Adicionado%20(18%20SET).xlsx'#$'Total x Ano'.B27]" office:value-type="float" office:value="0.000023651741762814" calcext:value-type="float">
            <text:p><text:s/>0,00002365 </text:p>
          </table:table-cell>
          <table:table-cell table:style-name="ce3" table:formula="of:=+['file:///home/suporte/Downloads/variaveis%20eixo%201/NECCULT-%202017%20-%20ATLAS%20-%20V13%20-%20C4%20do%20Valor%20Adicionado%20(18%20SET).xlsx'#$'Total x Ano'.C27]*['file:///home/suporte/Downloads/variaveis%20eixo%201/NECCULT-%202017%20-%20ATLAS%20-%20V13%20-%20C4%20do%20Valor%20Adicionado%20(18%20SET).xlsx'#$'Total x Ano'.C27]" office:value-type="float" office:value="0.0000274203276552127" calcext:value-type="float">
            <text:p><text:s/>0,00002742 </text:p>
          </table:table-cell>
          <table:table-cell table:style-name="ce3" table:formula="of:=+['file:///home/suporte/Downloads/variaveis%20eixo%201/NECCULT-%202017%20-%20ATLAS%20-%20V13%20-%20C4%20do%20Valor%20Adicionado%20(18%20SET).xlsx'#$'Total x Ano'.D27]*['file:///home/suporte/Downloads/variaveis%20eixo%201/NECCULT-%202017%20-%20ATLAS%20-%20V13%20-%20C4%20do%20Valor%20Adicionado%20(18%20SET).xlsx'#$'Total x Ano'.D27]" office:value-type="float" office:value="0.0000280871478508761" calcext:value-type="float">
            <text:p><text:s/>0,00002809 </text:p>
          </table:table-cell>
          <table:table-cell table:style-name="ce3" table:formula="of:=+['file:///home/suporte/Downloads/variaveis%20eixo%201/NECCULT-%202017%20-%20ATLAS%20-%20V13%20-%20C4%20do%20Valor%20Adicionado%20(18%20SET).xlsx'#$'Total x Ano'.E27]*['file:///home/suporte/Downloads/variaveis%20eixo%201/NECCULT-%202017%20-%20ATLAS%20-%20V13%20-%20C4%20do%20Valor%20Adicionado%20(18%20SET).xlsx'#$'Total x Ano'.E27]" office:value-type="float" office:value="0.0000264064282100667" calcext:value-type="float">
            <text:p><text:s/>0,00002641 </text:p>
          </table:table-cell>
          <table:table-cell table:style-name="ce3" table:formula="of:=+['file:///home/suporte/Downloads/variaveis%20eixo%201/NECCULT-%202017%20-%20ATLAS%20-%20V13%20-%20C4%20do%20Valor%20Adicionado%20(18%20SET).xlsx'#$'Total x Ano'.F27]*['file:///home/suporte/Downloads/variaveis%20eixo%201/NECCULT-%202017%20-%20ATLAS%20-%20V13%20-%20C4%20do%20Valor%20Adicionado%20(18%20SET).xlsx'#$'Total x Ano'.F27]" office:value-type="float" office:value="0.0000306727945468472" calcext:value-type="float">
            <text:p><text:s/>0,00003067 </text:p>
          </table:table-cell>
          <table:table-cell table:style-name="ce3" table:formula="of:=+['file:///home/suporte/Downloads/variaveis%20eixo%201/NECCULT-%202017%20-%20ATLAS%20-%20V13%20-%20C4%20do%20Valor%20Adicionado%20(18%20SET).xlsx'#$'Total x Ano'.G27]*['file:///home/suporte/Downloads/variaveis%20eixo%201/NECCULT-%202017%20-%20ATLAS%20-%20V13%20-%20C4%20do%20Valor%20Adicionado%20(18%20SET).xlsx'#$'Total x Ano'.G27]" office:value-type="float" office:value="0.0000347252003414088" calcext:value-type="float">
            <text:p><text:s/>0,00003473 </text:p>
          </table:table-cell>
          <table:table-cell table:style-name="ce3" table:formula="of:=+['file:///home/suporte/Downloads/variaveis%20eixo%201/NECCULT-%202017%20-%20ATLAS%20-%20V13%20-%20C4%20do%20Valor%20Adicionado%20(18%20SET).xlsx'#$'Total x Ano'.H27]*['file:///home/suporte/Downloads/variaveis%20eixo%201/NECCULT-%202017%20-%20ATLAS%20-%20V13%20-%20C4%20do%20Valor%20Adicionado%20(18%20SET).xlsx'#$'Total x Ano'.H27]" office:value-type="float" office:value="0.000037100358829776" calcext:value-type="float">
            <text:p><text:s/>0,00003710 </text:p>
          </table:table-cell>
          <table:table-cell table:style-name="ce3" table:formula="of:=+['file:///home/suporte/Downloads/variaveis%20eixo%201/NECCULT-%202017%20-%20ATLAS%20-%20V13%20-%20C4%20do%20Valor%20Adicionado%20(18%20SET).xlsx'#$'Total x Ano'.I27]*['file:///home/suporte/Downloads/variaveis%20eixo%201/NECCULT-%202017%20-%20ATLAS%20-%20V13%20-%20C4%20do%20Valor%20Adicionado%20(18%20SET).xlsx'#$'Total x Ano'.I27]" office:value-type="float" office:value="0.0000380539556599734" calcext:value-type="float">
            <text:p><text:s/>0,0000380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3" table:formula="of:=+['file:///home/suporte/Downloads/variaveis%20eixo%201/NECCULT-%202017%20-%20ATLAS%20-%20V13%20-%20C4%20do%20Valor%20Adicionado%20(18%20SET).xlsx'#$'Total x Ano'.B28]*['file:///home/suporte/Downloads/variaveis%20eixo%201/NECCULT-%202017%20-%20ATLAS%20-%20V13%20-%20C4%20do%20Valor%20Adicionado%20(18%20SET).xlsx'#$'Total x Ano'.B28]" office:value-type="float" office:value="0.000165496552837645" calcext:value-type="float">
            <text:p><text:s/>0,00016550 </text:p>
          </table:table-cell>
          <table:table-cell table:style-name="ce3" table:formula="of:=+['file:///home/suporte/Downloads/variaveis%20eixo%201/NECCULT-%202017%20-%20ATLAS%20-%20V13%20-%20C4%20do%20Valor%20Adicionado%20(18%20SET).xlsx'#$'Total x Ano'.C28]*['file:///home/suporte/Downloads/variaveis%20eixo%201/NECCULT-%202017%20-%20ATLAS%20-%20V13%20-%20C4%20do%20Valor%20Adicionado%20(18%20SET).xlsx'#$'Total x Ano'.C28]" office:value-type="float" office:value="0.000178317334274901" calcext:value-type="float">
            <text:p><text:s/>0,00017832 </text:p>
          </table:table-cell>
          <table:table-cell table:style-name="ce3" table:formula="of:=+['file:///home/suporte/Downloads/variaveis%20eixo%201/NECCULT-%202017%20-%20ATLAS%20-%20V13%20-%20C4%20do%20Valor%20Adicionado%20(18%20SET).xlsx'#$'Total x Ano'.D28]*['file:///home/suporte/Downloads/variaveis%20eixo%201/NECCULT-%202017%20-%20ATLAS%20-%20V13%20-%20C4%20do%20Valor%20Adicionado%20(18%20SET).xlsx'#$'Total x Ano'.D28]" office:value-type="float" office:value="0.00017405655895467" calcext:value-type="float">
            <text:p><text:s/>0,00017406 </text:p>
          </table:table-cell>
          <table:table-cell table:style-name="ce3" table:formula="of:=+['file:///home/suporte/Downloads/variaveis%20eixo%201/NECCULT-%202017%20-%20ATLAS%20-%20V13%20-%20C4%20do%20Valor%20Adicionado%20(18%20SET).xlsx'#$'Total x Ano'.E28]*['file:///home/suporte/Downloads/variaveis%20eixo%201/NECCULT-%202017%20-%20ATLAS%20-%20V13%20-%20C4%20do%20Valor%20Adicionado%20(18%20SET).xlsx'#$'Total x Ano'.E28]" office:value-type="float" office:value="0.000194544282627216" calcext:value-type="float">
            <text:p><text:s/>0,00019454 </text:p>
          </table:table-cell>
          <table:table-cell table:style-name="ce3" table:formula="of:=+['file:///home/suporte/Downloads/variaveis%20eixo%201/NECCULT-%202017%20-%20ATLAS%20-%20V13%20-%20C4%20do%20Valor%20Adicionado%20(18%20SET).xlsx'#$'Total x Ano'.F28]*['file:///home/suporte/Downloads/variaveis%20eixo%201/NECCULT-%202017%20-%20ATLAS%20-%20V13%20-%20C4%20do%20Valor%20Adicionado%20(18%20SET).xlsx'#$'Total x Ano'.F28]" office:value-type="float" office:value="0.000192224928679595" calcext:value-type="float">
            <text:p><text:s/>0,00019222 </text:p>
          </table:table-cell>
          <table:table-cell table:style-name="ce3" table:formula="of:=+['file:///home/suporte/Downloads/variaveis%20eixo%201/NECCULT-%202017%20-%20ATLAS%20-%20V13%20-%20C4%20do%20Valor%20Adicionado%20(18%20SET).xlsx'#$'Total x Ano'.G28]*['file:///home/suporte/Downloads/variaveis%20eixo%201/NECCULT-%202017%20-%20ATLAS%20-%20V13%20-%20C4%20do%20Valor%20Adicionado%20(18%20SET).xlsx'#$'Total x Ano'.G28]" office:value-type="float" office:value="0.000175120870037674" calcext:value-type="float">
            <text:p><text:s/>0,00017512 </text:p>
          </table:table-cell>
          <table:table-cell table:style-name="ce3" table:formula="of:=+['file:///home/suporte/Downloads/variaveis%20eixo%201/NECCULT-%202017%20-%20ATLAS%20-%20V13%20-%20C4%20do%20Valor%20Adicionado%20(18%20SET).xlsx'#$'Total x Ano'.H28]*['file:///home/suporte/Downloads/variaveis%20eixo%201/NECCULT-%202017%20-%20ATLAS%20-%20V13%20-%20C4%20do%20Valor%20Adicionado%20(18%20SET).xlsx'#$'Total x Ano'.H28]" office:value-type="float" office:value="0.000214560018578767" calcext:value-type="float">
            <text:p><text:s/>0,00021456 </text:p>
          </table:table-cell>
          <table:table-cell table:style-name="ce3" table:formula="of:=+['file:///home/suporte/Downloads/variaveis%20eixo%201/NECCULT-%202017%20-%20ATLAS%20-%20V13%20-%20C4%20do%20Valor%20Adicionado%20(18%20SET).xlsx'#$'Total x Ano'.I28]*['file:///home/suporte/Downloads/variaveis%20eixo%201/NECCULT-%202017%20-%20ATLAS%20-%20V13%20-%20C4%20do%20Valor%20Adicionado%20(18%20SET).xlsx'#$'Total x Ano'.I28]" office:value-type="float" office:value="0.000212755462082528" calcext:value-type="float">
            <text:p><text:s/>0,0002127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3" table:formula="of:=+['file:///home/suporte/Downloads/variaveis%20eixo%201/NECCULT-%202017%20-%20ATLAS%20-%20V13%20-%20C4%20do%20Valor%20Adicionado%20(18%20SET).xlsx'#$'Total x Ano'.B29]*['file:///home/suporte/Downloads/variaveis%20eixo%201/NECCULT-%202017%20-%20ATLAS%20-%20V13%20-%20C4%20do%20Valor%20Adicionado%20(18%20SET).xlsx'#$'Total x Ano'.B29]" office:value-type="float" office:value="0.0010488080923003" calcext:value-type="float">
            <text:p><text:s/>0,00104881 </text:p>
          </table:table-cell>
          <table:table-cell table:style-name="ce3" table:formula="of:=+['file:///home/suporte/Downloads/variaveis%20eixo%201/NECCULT-%202017%20-%20ATLAS%20-%20V13%20-%20C4%20do%20Valor%20Adicionado%20(18%20SET).xlsx'#$'Total x Ano'.C29]*['file:///home/suporte/Downloads/variaveis%20eixo%201/NECCULT-%202017%20-%20ATLAS%20-%20V13%20-%20C4%20do%20Valor%20Adicionado%20(18%20SET).xlsx'#$'Total x Ano'.C29]" office:value-type="float" office:value="0.000726364832327738" calcext:value-type="float">
            <text:p><text:s/>0,00072636 </text:p>
          </table:table-cell>
          <table:table-cell table:style-name="ce3" table:formula="of:=+['file:///home/suporte/Downloads/variaveis%20eixo%201/NECCULT-%202017%20-%20ATLAS%20-%20V13%20-%20C4%20do%20Valor%20Adicionado%20(18%20SET).xlsx'#$'Total x Ano'.D29]*['file:///home/suporte/Downloads/variaveis%20eixo%201/NECCULT-%202017%20-%20ATLAS%20-%20V13%20-%20C4%20do%20Valor%20Adicionado%20(18%20SET).xlsx'#$'Total x Ano'.D29]" office:value-type="float" office:value="0.00108996128063626" calcext:value-type="float">
            <text:p><text:s/>0,00108996 </text:p>
          </table:table-cell>
          <table:table-cell table:style-name="ce3" table:formula="of:=+['file:///home/suporte/Downloads/variaveis%20eixo%201/NECCULT-%202017%20-%20ATLAS%20-%20V13%20-%20C4%20do%20Valor%20Adicionado%20(18%20SET).xlsx'#$'Total x Ano'.E29]*['file:///home/suporte/Downloads/variaveis%20eixo%201/NECCULT-%202017%20-%20ATLAS%20-%20V13%20-%20C4%20do%20Valor%20Adicionado%20(18%20SET).xlsx'#$'Total x Ano'.E29]" office:value-type="float" office:value="0.00103984219718619" calcext:value-type="float">
            <text:p><text:s/>0,00103984 </text:p>
          </table:table-cell>
          <table:table-cell table:style-name="ce3" table:formula="of:=+['file:///home/suporte/Downloads/variaveis%20eixo%201/NECCULT-%202017%20-%20ATLAS%20-%20V13%20-%20C4%20do%20Valor%20Adicionado%20(18%20SET).xlsx'#$'Total x Ano'.F29]*['file:///home/suporte/Downloads/variaveis%20eixo%201/NECCULT-%202017%20-%20ATLAS%20-%20V13%20-%20C4%20do%20Valor%20Adicionado%20(18%20SET).xlsx'#$'Total x Ano'.F29]" office:value-type="float" office:value="0.00134404125868916" calcext:value-type="float">
            <text:p><text:s/>0,00134404 </text:p>
          </table:table-cell>
          <table:table-cell table:style-name="ce3" table:formula="of:=+['file:///home/suporte/Downloads/variaveis%20eixo%201/NECCULT-%202017%20-%20ATLAS%20-%20V13%20-%20C4%20do%20Valor%20Adicionado%20(18%20SET).xlsx'#$'Total x Ano'.G29]*['file:///home/suporte/Downloads/variaveis%20eixo%201/NECCULT-%202017%20-%20ATLAS%20-%20V13%20-%20C4%20do%20Valor%20Adicionado%20(18%20SET).xlsx'#$'Total x Ano'.G29]" office:value-type="float" office:value="0.000998937110372614" calcext:value-type="float">
            <text:p><text:s/>0,00099894 </text:p>
          </table:table-cell>
          <table:table-cell table:style-name="ce3" table:formula="of:=+['file:///home/suporte/Downloads/variaveis%20eixo%201/NECCULT-%202017%20-%20ATLAS%20-%20V13%20-%20C4%20do%20Valor%20Adicionado%20(18%20SET).xlsx'#$'Total x Ano'.H29]*['file:///home/suporte/Downloads/variaveis%20eixo%201/NECCULT-%202017%20-%20ATLAS%20-%20V13%20-%20C4%20do%20Valor%20Adicionado%20(18%20SET).xlsx'#$'Total x Ano'.H29]" office:value-type="float" office:value="0.00116879685895167" calcext:value-type="float">
            <text:p><text:s/>0,00116880 </text:p>
          </table:table-cell>
          <table:table-cell table:style-name="ce3" table:formula="of:=+['file:///home/suporte/Downloads/variaveis%20eixo%201/NECCULT-%202017%20-%20ATLAS%20-%20V13%20-%20C4%20do%20Valor%20Adicionado%20(18%20SET).xlsx'#$'Total x Ano'.I29]*['file:///home/suporte/Downloads/variaveis%20eixo%201/NECCULT-%202017%20-%20ATLAS%20-%20V13%20-%20C4%20do%20Valor%20Adicionado%20(18%20SET).xlsx'#$'Total x Ano'.I29]" office:value-type="float" office:value="0.00115665695330806" calcext:value-type="float">
            <text:p><text:s/>0,0011566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HH</text:p>
          </table:table-cell>
          <table:table-cell table:style-name="ce4" table:formula="of:=SUM([.B3:.B29])" office:value-type="float" office:value="0.266236933001367" calcext:value-type="float">
            <text:p><text:s/>0,27 </text:p>
          </table:table-cell>
          <table:table-cell table:style-name="ce4" table:formula="of:=SUM([.C3:.C29])" office:value-type="float" office:value="0.264772405883167" calcext:value-type="float">
            <text:p><text:s/>0,26 </text:p>
          </table:table-cell>
          <table:table-cell table:style-name="ce4" table:formula="of:=SUM([.D3:.D29])" office:value-type="float" office:value="0.272187755663409" calcext:value-type="float">
            <text:p><text:s/>0,27 </text:p>
          </table:table-cell>
          <table:table-cell table:style-name="ce4" table:formula="of:=SUM([.E3:.E29])" office:value-type="float" office:value="0.266669542418968" calcext:value-type="float">
            <text:p><text:s/>0,27 </text:p>
          </table:table-cell>
          <table:table-cell table:style-name="ce4" table:formula="of:=SUM([.F3:.F29])" office:value-type="float" office:value="0.263025612692286" calcext:value-type="float">
            <text:p><text:s/>0,26 </text:p>
          </table:table-cell>
          <table:table-cell table:style-name="ce4" table:formula="of:=SUM([.G3:.G29])" office:value-type="float" office:value="0.267927314790378" calcext:value-type="float">
            <text:p><text:s/>0,27 </text:p>
          </table:table-cell>
          <table:table-cell table:style-name="ce4" table:formula="of:=SUM([.H3:.H29])" office:value-type="float" office:value="0.257470155628956" calcext:value-type="float">
            <text:p><text:s/>0,26 </text:p>
          </table:table-cell>
          <table:table-cell table:style-name="ce4" table:formula="of:=SUM([.I3:.I29])" office:value-type="float" office:value="0.260807203098225" calcext:value-type="float">
            <text:p><text:s/>0,26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IHH - CONCENTRAÇÃO POR CADEIA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Arquitetura</text:p>
          </table:table-cell>
          <table:table-cell table:style-name="ce3" table:formula="of:=+['file:///home/suporte/Downloads/variaveis%20eixo%201/NECCULT-%202017%20-%20ATLAS%20-%20V13%20-%20C4%20do%20Valor%20Adicionado%20(18%20SET).xlsx'#$'Total x Ano'.B34]*['file:///home/suporte/Downloads/variaveis%20eixo%201/NECCULT-%202017%20-%20ATLAS%20-%20V13%20-%20C4%20do%20Valor%20Adicionado%20(18%20SET).xlsx'#$'Total x Ano'.B34]" office:value-type="float" office:value="0.00375662177203312" calcext:value-type="float">
            <text:p><text:s/>0,00375662 </text:p>
          </table:table-cell>
          <table:table-cell table:style-name="ce3" table:formula="of:=+['file:///home/suporte/Downloads/variaveis%20eixo%201/NECCULT-%202017%20-%20ATLAS%20-%20V13%20-%20C4%20do%20Valor%20Adicionado%20(18%20SET).xlsx'#$'Total x Ano'.C34]*['file:///home/suporte/Downloads/variaveis%20eixo%201/NECCULT-%202017%20-%20ATLAS%20-%20V13%20-%20C4%20do%20Valor%20Adicionado%20(18%20SET).xlsx'#$'Total x Ano'.C34]" office:value-type="float" office:value="0.00483020082011835" calcext:value-type="float">
            <text:p><text:s/>0,00483020 </text:p>
          </table:table-cell>
          <table:table-cell table:style-name="ce3" table:formula="of:=+['file:///home/suporte/Downloads/variaveis%20eixo%201/NECCULT-%202017%20-%20ATLAS%20-%20V13%20-%20C4%20do%20Valor%20Adicionado%20(18%20SET).xlsx'#$'Total x Ano'.D34]*['file:///home/suporte/Downloads/variaveis%20eixo%201/NECCULT-%202017%20-%20ATLAS%20-%20V13%20-%20C4%20do%20Valor%20Adicionado%20(18%20SET).xlsx'#$'Total x Ano'.D34]" office:value-type="float" office:value="0.00275628375393209" calcext:value-type="float">
            <text:p><text:s/>0,00275628 </text:p>
          </table:table-cell>
          <table:table-cell table:style-name="ce3" table:formula="of:=+['file:///home/suporte/Downloads/variaveis%20eixo%201/NECCULT-%202017%20-%20ATLAS%20-%20V13%20-%20C4%20do%20Valor%20Adicionado%20(18%20SET).xlsx'#$'Total x Ano'.E34]*['file:///home/suporte/Downloads/variaveis%20eixo%201/NECCULT-%202017%20-%20ATLAS%20-%20V13%20-%20C4%20do%20Valor%20Adicionado%20(18%20SET).xlsx'#$'Total x Ano'.E34]" office:value-type="float" office:value="0.00382652619033328" calcext:value-type="float">
            <text:p><text:s/>0,00382653 </text:p>
          </table:table-cell>
          <table:table-cell table:style-name="ce3" table:formula="of:=+['file:///home/suporte/Downloads/variaveis%20eixo%201/NECCULT-%202017%20-%20ATLAS%20-%20V13%20-%20C4%20do%20Valor%20Adicionado%20(18%20SET).xlsx'#$'Total x Ano'.F34]*['file:///home/suporte/Downloads/variaveis%20eixo%201/NECCULT-%202017%20-%20ATLAS%20-%20V13%20-%20C4%20do%20Valor%20Adicionado%20(18%20SET).xlsx'#$'Total x Ano'.F34]" office:value-type="float" office:value="0.00309495090071055" calcext:value-type="float">
            <text:p><text:s/>0,00309495 </text:p>
          </table:table-cell>
          <table:table-cell table:style-name="ce3" table:formula="of:=+['file:///home/suporte/Downloads/variaveis%20eixo%201/NECCULT-%202017%20-%20ATLAS%20-%20V13%20-%20C4%20do%20Valor%20Adicionado%20(18%20SET).xlsx'#$'Total x Ano'.G34]*['file:///home/suporte/Downloads/variaveis%20eixo%201/NECCULT-%202017%20-%20ATLAS%20-%20V13%20-%20C4%20do%20Valor%20Adicionado%20(18%20SET).xlsx'#$'Total x Ano'.G34]" office:value-type="float" office:value="0.00410465295615277" calcext:value-type="float">
            <text:p><text:s/>0,00410465 </text:p>
          </table:table-cell>
          <table:table-cell table:style-name="ce3" table:formula="of:=+['file:///home/suporte/Downloads/variaveis%20eixo%201/NECCULT-%202017%20-%20ATLAS%20-%20V13%20-%20C4%20do%20Valor%20Adicionado%20(18%20SET).xlsx'#$'Total x Ano'.H34]*['file:///home/suporte/Downloads/variaveis%20eixo%201/NECCULT-%202017%20-%20ATLAS%20-%20V13%20-%20C4%20do%20Valor%20Adicionado%20(18%20SET).xlsx'#$'Total x Ano'.H34]" office:value-type="float" office:value="0.00392864895943561" calcext:value-type="float">
            <text:p><text:s/>0,00392865 </text:p>
          </table:table-cell>
          <table:table-cell table:style-name="ce3" table:formula="of:=+['file:///home/suporte/Downloads/variaveis%20eixo%201/NECCULT-%202017%20-%20ATLAS%20-%20V13%20-%20C4%20do%20Valor%20Adicionado%20(18%20SET).xlsx'#$'Total x Ano'.I34]*['file:///home/suporte/Downloads/variaveis%20eixo%201/NECCULT-%202017%20-%20ATLAS%20-%20V13%20-%20C4%20do%20Valor%20Adicionado%20(18%20SET).xlsx'#$'Total x Ano'.I34]" office:value-type="float" office:value="0.00449642122648584" calcext:value-type="float">
            <text:p><text:s/>0,0044964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es</text:p>
          </table:table-cell>
          <table:table-cell table:style-name="ce3" table:formula="of:=+['file:///home/suporte/Downloads/variaveis%20eixo%201/NECCULT-%202017%20-%20ATLAS%20-%20V13%20-%20C4%20do%20Valor%20Adicionado%20(18%20SET).xlsx'#$'Total x Ano'.B35]*['file:///home/suporte/Downloads/variaveis%20eixo%201/NECCULT-%202017%20-%20ATLAS%20-%20V13%20-%20C4%20do%20Valor%20Adicionado%20(18%20SET).xlsx'#$'Total x Ano'.B35]" office:value-type="float" office:value="0.000195996803041185" calcext:value-type="float">
            <text:p><text:s/>0,00019600 </text:p>
          </table:table-cell>
          <table:table-cell table:style-name="ce3" table:formula="of:=+['file:///home/suporte/Downloads/variaveis%20eixo%201/NECCULT-%202017%20-%20ATLAS%20-%20V13%20-%20C4%20do%20Valor%20Adicionado%20(18%20SET).xlsx'#$'Total x Ano'.C35]*['file:///home/suporte/Downloads/variaveis%20eixo%201/NECCULT-%202017%20-%20ATLAS%20-%20V13%20-%20C4%20do%20Valor%20Adicionado%20(18%20SET).xlsx'#$'Total x Ano'.C35]" office:value-type="float" office:value="0.000254371204976585" calcext:value-type="float">
            <text:p><text:s/>0,00025437 </text:p>
          </table:table-cell>
          <table:table-cell table:style-name="ce3" table:formula="of:=+['file:///home/suporte/Downloads/variaveis%20eixo%201/NECCULT-%202017%20-%20ATLAS%20-%20V13%20-%20C4%20do%20Valor%20Adicionado%20(18%20SET).xlsx'#$'Total x Ano'.D35]*['file:///home/suporte/Downloads/variaveis%20eixo%201/NECCULT-%202017%20-%20ATLAS%20-%20V13%20-%20C4%20do%20Valor%20Adicionado%20(18%20SET).xlsx'#$'Total x Ano'.D35]" office:value-type="float" office:value="0.000285248827781252" calcext:value-type="float">
            <text:p><text:s/>0,00028525 </text:p>
          </table:table-cell>
          <table:table-cell table:style-name="ce3" table:formula="of:=+['file:///home/suporte/Downloads/variaveis%20eixo%201/NECCULT-%202017%20-%20ATLAS%20-%20V13%20-%20C4%20do%20Valor%20Adicionado%20(18%20SET).xlsx'#$'Total x Ano'.E35]*['file:///home/suporte/Downloads/variaveis%20eixo%201/NECCULT-%202017%20-%20ATLAS%20-%20V13%20-%20C4%20do%20Valor%20Adicionado%20(18%20SET).xlsx'#$'Total x Ano'.E35]" office:value-type="float" office:value="0.00030462800867491" calcext:value-type="float">
            <text:p><text:s/>0,00030463 </text:p>
          </table:table-cell>
          <table:table-cell table:style-name="ce3" table:formula="of:=+['file:///home/suporte/Downloads/variaveis%20eixo%201/NECCULT-%202017%20-%20ATLAS%20-%20V13%20-%20C4%20do%20Valor%20Adicionado%20(18%20SET).xlsx'#$'Total x Ano'.F35]*['file:///home/suporte/Downloads/variaveis%20eixo%201/NECCULT-%202017%20-%20ATLAS%20-%20V13%20-%20C4%20do%20Valor%20Adicionado%20(18%20SET).xlsx'#$'Total x Ano'.F35]" office:value-type="float" office:value="0.00031022334935507" calcext:value-type="float">
            <text:p><text:s/>0,00031022 </text:p>
          </table:table-cell>
          <table:table-cell table:style-name="ce3" table:formula="of:=+['file:///home/suporte/Downloads/variaveis%20eixo%201/NECCULT-%202017%20-%20ATLAS%20-%20V13%20-%20C4%20do%20Valor%20Adicionado%20(18%20SET).xlsx'#$'Total x Ano'.G35]*['file:///home/suporte/Downloads/variaveis%20eixo%201/NECCULT-%202017%20-%20ATLAS%20-%20V13%20-%20C4%20do%20Valor%20Adicionado%20(18%20SET).xlsx'#$'Total x Ano'.G35]" office:value-type="float" office:value="0.000317650904604215" calcext:value-type="float">
            <text:p><text:s/>0,00031765 </text:p>
          </table:table-cell>
          <table:table-cell table:style-name="ce3" table:formula="of:=+['file:///home/suporte/Downloads/variaveis%20eixo%201/NECCULT-%202017%20-%20ATLAS%20-%20V13%20-%20C4%20do%20Valor%20Adicionado%20(18%20SET).xlsx'#$'Total x Ano'.H35]*['file:///home/suporte/Downloads/variaveis%20eixo%201/NECCULT-%202017%20-%20ATLAS%20-%20V13%20-%20C4%20do%20Valor%20Adicionado%20(18%20SET).xlsx'#$'Total x Ano'.H35]" office:value-type="float" office:value="0.000383176214029598" calcext:value-type="float">
            <text:p><text:s/>0,00038318 </text:p>
          </table:table-cell>
          <table:table-cell table:style-name="ce3" table:formula="of:=+['file:///home/suporte/Downloads/variaveis%20eixo%201/NECCULT-%202017%20-%20ATLAS%20-%20V13%20-%20C4%20do%20Valor%20Adicionado%20(18%20SET).xlsx'#$'Total x Ano'.I35]*['file:///home/suporte/Downloads/variaveis%20eixo%201/NECCULT-%202017%20-%20ATLAS%20-%20V13%20-%20C4%20do%20Valor%20Adicionado%20(18%20SET).xlsx'#$'Total x Ano'.I35]" office:value-type="float" office:value="0.00038090168363149" calcext:value-type="float">
            <text:p><text:s/>0,0003809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visual</text:p>
          </table:table-cell>
          <table:table-cell table:style-name="ce3" table:formula="of:=+['file:///home/suporte/Downloads/variaveis%20eixo%201/NECCULT-%202017%20-%20ATLAS%20-%20V13%20-%20C4%20do%20Valor%20Adicionado%20(18%20SET).xlsx'#$'Total x Ano'.B36]*['file:///home/suporte/Downloads/variaveis%20eixo%201/NECCULT-%202017%20-%20ATLAS%20-%20V13%20-%20C4%20do%20Valor%20Adicionado%20(18%20SET).xlsx'#$'Total x Ano'.B36]" office:value-type="float" office:value="0.16686524074446" calcext:value-type="float">
            <text:p><text:s/>0,16686524 </text:p>
          </table:table-cell>
          <table:table-cell table:style-name="ce3" table:formula="of:=+['file:///home/suporte/Downloads/variaveis%20eixo%201/NECCULT-%202017%20-%20ATLAS%20-%20V13%20-%20C4%20do%20Valor%20Adicionado%20(18%20SET).xlsx'#$'Total x Ano'.C36]*['file:///home/suporte/Downloads/variaveis%20eixo%201/NECCULT-%202017%20-%20ATLAS%20-%20V13%20-%20C4%20do%20Valor%20Adicionado%20(18%20SET).xlsx'#$'Total x Ano'.C36]" office:value-type="float" office:value="0.145926633974559" calcext:value-type="float">
            <text:p><text:s/>0,14592663 </text:p>
          </table:table-cell>
          <table:table-cell table:style-name="ce3" table:formula="of:=+['file:///home/suporte/Downloads/variaveis%20eixo%201/NECCULT-%202017%20-%20ATLAS%20-%20V13%20-%20C4%20do%20Valor%20Adicionado%20(18%20SET).xlsx'#$'Total x Ano'.D36]*['file:///home/suporte/Downloads/variaveis%20eixo%201/NECCULT-%202017%20-%20ATLAS%20-%20V13%20-%20C4%20do%20Valor%20Adicionado%20(18%20SET).xlsx'#$'Total x Ano'.D36]" office:value-type="float" office:value="0.178375672716385" calcext:value-type="float">
            <text:p><text:s/>0,17837567 </text:p>
          </table:table-cell>
          <table:table-cell table:style-name="ce3" table:formula="of:=+['file:///home/suporte/Downloads/variaveis%20eixo%201/NECCULT-%202017%20-%20ATLAS%20-%20V13%20-%20C4%20do%20Valor%20Adicionado%20(18%20SET).xlsx'#$'Total x Ano'.E36]*['file:///home/suporte/Downloads/variaveis%20eixo%201/NECCULT-%202017%20-%20ATLAS%20-%20V13%20-%20C4%20do%20Valor%20Adicionado%20(18%20SET).xlsx'#$'Total x Ano'.E36]" office:value-type="float" office:value="0.172270158933525" calcext:value-type="float">
            <text:p><text:s/>0,17227016 </text:p>
          </table:table-cell>
          <table:table-cell table:style-name="ce3" table:formula="of:=+['file:///home/suporte/Downloads/variaveis%20eixo%201/NECCULT-%202017%20-%20ATLAS%20-%20V13%20-%20C4%20do%20Valor%20Adicionado%20(18%20SET).xlsx'#$'Total x Ano'.F36]*['file:///home/suporte/Downloads/variaveis%20eixo%201/NECCULT-%202017%20-%20ATLAS%20-%20V13%20-%20C4%20do%20Valor%20Adicionado%20(18%20SET).xlsx'#$'Total x Ano'.F36]" office:value-type="float" office:value="0.178461758221629" calcext:value-type="float">
            <text:p><text:s/>0,17846176 </text:p>
          </table:table-cell>
          <table:table-cell table:style-name="ce3" table:formula="of:=+['file:///home/suporte/Downloads/variaveis%20eixo%201/NECCULT-%202017%20-%20ATLAS%20-%20V13%20-%20C4%20do%20Valor%20Adicionado%20(18%20SET).xlsx'#$'Total x Ano'.G36]*['file:///home/suporte/Downloads/variaveis%20eixo%201/NECCULT-%202017%20-%20ATLAS%20-%20V13%20-%20C4%20do%20Valor%20Adicionado%20(18%20SET).xlsx'#$'Total x Ano'.G36]" office:value-type="float" office:value="0.172888671791316" calcext:value-type="float">
            <text:p><text:s/>0,17288867 </text:p>
          </table:table-cell>
          <table:table-cell table:style-name="ce3" table:formula="of:=+['file:///home/suporte/Downloads/variaveis%20eixo%201/NECCULT-%202017%20-%20ATLAS%20-%20V13%20-%20C4%20do%20Valor%20Adicionado%20(18%20SET).xlsx'#$'Total x Ano'.H36]*['file:///home/suporte/Downloads/variaveis%20eixo%201/NECCULT-%202017%20-%20ATLAS%20-%20V13%20-%20C4%20do%20Valor%20Adicionado%20(18%20SET).xlsx'#$'Total x Ano'.H36]" office:value-type="float" office:value="0.171588887136585" calcext:value-type="float">
            <text:p><text:s/>0,17158889 </text:p>
          </table:table-cell>
          <table:table-cell table:style-name="ce3" table:formula="of:=+['file:///home/suporte/Downloads/variaveis%20eixo%201/NECCULT-%202017%20-%20ATLAS%20-%20V13%20-%20C4%20do%20Valor%20Adicionado%20(18%20SET).xlsx'#$'Total x Ano'.I36]*['file:///home/suporte/Downloads/variaveis%20eixo%201/NECCULT-%202017%20-%20ATLAS%20-%20V13%20-%20C4%20do%20Valor%20Adicionado%20(18%20SET).xlsx'#$'Total x Ano'.I36]" office:value-type="float" office:value="0.160018683796806" calcext:value-type="float">
            <text:p><text:s/>0,1600186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</text:p>
          </table:table-cell>
          <table:table-cell table:style-name="ce3" table:formula="of:=+['file:///home/suporte/Downloads/variaveis%20eixo%201/NECCULT-%202017%20-%20ATLAS%20-%20V13%20-%20C4%20do%20Valor%20Adicionado%20(18%20SET).xlsx'#$'Total x Ano'.B37]*['file:///home/suporte/Downloads/variaveis%20eixo%201/NECCULT-%202017%20-%20ATLAS%20-%20V13%20-%20C4%20do%20Valor%20Adicionado%20(18%20SET).xlsx'#$'Total x Ano'.B37]" office:value-type="float" office:value="0.00000119825922065791" calcext:value-type="float">
            <text:p><text:s/>0,00000120 </text:p>
          </table:table-cell>
          <table:table-cell table:style-name="ce3" table:formula="of:=+['file:///home/suporte/Downloads/variaveis%20eixo%201/NECCULT-%202017%20-%20ATLAS%20-%20V13%20-%20C4%20do%20Valor%20Adicionado%20(18%20SET).xlsx'#$'Total x Ano'.C37]*['file:///home/suporte/Downloads/variaveis%20eixo%201/NECCULT-%202017%20-%20ATLAS%20-%20V13%20-%20C4%20do%20Valor%20Adicionado%20(18%20SET).xlsx'#$'Total x Ano'.C37]" office:value-type="float" office:value="0.000011827311229904" calcext:value-type="float">
            <text:p><text:s/>0,00001183 </text:p>
          </table:table-cell>
          <table:table-cell table:style-name="ce3" table:formula="of:=+['file:///home/suporte/Downloads/variaveis%20eixo%201/NECCULT-%202017%20-%20ATLAS%20-%20V13%20-%20C4%20do%20Valor%20Adicionado%20(18%20SET).xlsx'#$'Total x Ano'.D37]*['file:///home/suporte/Downloads/variaveis%20eixo%201/NECCULT-%202017%20-%20ATLAS%20-%20V13%20-%20C4%20do%20Valor%20Adicionado%20(18%20SET).xlsx'#$'Total x Ano'.D37]" office:value-type="float" office:value="0.000109561024515452" calcext:value-type="float">
            <text:p><text:s/>0,00010956 </text:p>
          </table:table-cell>
          <table:table-cell table:style-name="ce3" table:formula="of:=+['file:///home/suporte/Downloads/variaveis%20eixo%201/NECCULT-%202017%20-%20ATLAS%20-%20V13%20-%20C4%20do%20Valor%20Adicionado%20(18%20SET).xlsx'#$'Total x Ano'.E37]*['file:///home/suporte/Downloads/variaveis%20eixo%201/NECCULT-%202017%20-%20ATLAS%20-%20V13%20-%20C4%20do%20Valor%20Adicionado%20(18%20SET).xlsx'#$'Total x Ano'.E37]" office:value-type="float" office:value="0.000216500357334844" calcext:value-type="float">
            <text:p><text:s/>0,00021650 </text:p>
          </table:table-cell>
          <table:table-cell table:style-name="ce3" table:formula="of:=+['file:///home/suporte/Downloads/variaveis%20eixo%201/NECCULT-%202017%20-%20ATLAS%20-%20V13%20-%20C4%20do%20Valor%20Adicionado%20(18%20SET).xlsx'#$'Total x Ano'.F37]*['file:///home/suporte/Downloads/variaveis%20eixo%201/NECCULT-%202017%20-%20ATLAS%20-%20V13%20-%20C4%20do%20Valor%20Adicionado%20(18%20SET).xlsx'#$'Total x Ano'.F37]" office:value-type="float" office:value="0.000354784589856378" calcext:value-type="float">
            <text:p><text:s/>0,00035478 </text:p>
          </table:table-cell>
          <table:table-cell table:style-name="ce3" table:formula="of:=+['file:///home/suporte/Downloads/variaveis%20eixo%201/NECCULT-%202017%20-%20ATLAS%20-%20V13%20-%20C4%20do%20Valor%20Adicionado%20(18%20SET).xlsx'#$'Total x Ano'.G37]*['file:///home/suporte/Downloads/variaveis%20eixo%201/NECCULT-%202017%20-%20ATLAS%20-%20V13%20-%20C4%20do%20Valor%20Adicionado%20(18%20SET).xlsx'#$'Total x Ano'.G37]" office:value-type="float" office:value="0.000366946706400998" calcext:value-type="float">
            <text:p><text:s/>0,00036695 </text:p>
          </table:table-cell>
          <table:table-cell table:style-name="ce3" table:formula="of:=+['file:///home/suporte/Downloads/variaveis%20eixo%201/NECCULT-%202017%20-%20ATLAS%20-%20V13%20-%20C4%20do%20Valor%20Adicionado%20(18%20SET).xlsx'#$'Total x Ano'.H37]*['file:///home/suporte/Downloads/variaveis%20eixo%201/NECCULT-%202017%20-%20ATLAS%20-%20V13%20-%20C4%20do%20Valor%20Adicionado%20(18%20SET).xlsx'#$'Total x Ano'.H37]" office:value-type="float" office:value="0.000676545818175918" calcext:value-type="float">
            <text:p><text:s/>0,00067655 </text:p>
          </table:table-cell>
          <table:table-cell table:style-name="ce3" table:formula="of:=+['file:///home/suporte/Downloads/variaveis%20eixo%201/NECCULT-%202017%20-%20ATLAS%20-%20V13%20-%20C4%20do%20Valor%20Adicionado%20(18%20SET).xlsx'#$'Total x Ano'.I37]*['file:///home/suporte/Downloads/variaveis%20eixo%201/NECCULT-%202017%20-%20ATLAS%20-%20V13%20-%20C4%20do%20Valor%20Adicionado%20(18%20SET).xlsx'#$'Total x Ano'.I37]" office:value-type="float" office:value="0.000992518587931125" calcext:value-type="float">
            <text:p><text:s/>0,0009925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itoração</text:p>
          </table:table-cell>
          <table:table-cell table:style-name="ce3" table:formula="of:=+['file:///home/suporte/Downloads/variaveis%20eixo%201/NECCULT-%202017%20-%20ATLAS%20-%20V13%20-%20C4%20do%20Valor%20Adicionado%20(18%20SET).xlsx'#$'Total x Ano'.B38]*['file:///home/suporte/Downloads/variaveis%20eixo%201/NECCULT-%202017%20-%20ATLAS%20-%20V13%20-%20C4%20do%20Valor%20Adicionado%20(18%20SET).xlsx'#$'Total x Ano'.B38]" office:value-type="float" office:value="0.0859913500986811" calcext:value-type="float">
            <text:p><text:s/>0,08599135 </text:p>
          </table:table-cell>
          <table:table-cell table:style-name="ce3" table:formula="of:=+['file:///home/suporte/Downloads/variaveis%20eixo%201/NECCULT-%202017%20-%20ATLAS%20-%20V13%20-%20C4%20do%20Valor%20Adicionado%20(18%20SET).xlsx'#$'Total x Ano'.C38]*['file:///home/suporte/Downloads/variaveis%20eixo%201/NECCULT-%202017%20-%20ATLAS%20-%20V13%20-%20C4%20do%20Valor%20Adicionado%20(18%20SET).xlsx'#$'Total x Ano'.C38]" office:value-type="float" office:value="0.0871650195717888" calcext:value-type="float">
            <text:p><text:s/>0,08716502 </text:p>
          </table:table-cell>
          <table:table-cell table:style-name="ce3" table:formula="of:=+['file:///home/suporte/Downloads/variaveis%20eixo%201/NECCULT-%202017%20-%20ATLAS%20-%20V13%20-%20C4%20do%20Valor%20Adicionado%20(18%20SET).xlsx'#$'Total x Ano'.D38]*['file:///home/suporte/Downloads/variaveis%20eixo%201/NECCULT-%202017%20-%20ATLAS%20-%20V13%20-%20C4%20do%20Valor%20Adicionado%20(18%20SET).xlsx'#$'Total x Ano'.D38]" office:value-type="float" office:value="0.0804647348058175" calcext:value-type="float">
            <text:p><text:s/>0,08046473 </text:p>
          </table:table-cell>
          <table:table-cell table:style-name="ce3" table:formula="of:=+['file:///home/suporte/Downloads/variaveis%20eixo%201/NECCULT-%202017%20-%20ATLAS%20-%20V13%20-%20C4%20do%20Valor%20Adicionado%20(18%20SET).xlsx'#$'Total x Ano'.E38]*['file:///home/suporte/Downloads/variaveis%20eixo%201/NECCULT-%202017%20-%20ATLAS%20-%20V13%20-%20C4%20do%20Valor%20Adicionado%20(18%20SET).xlsx'#$'Total x Ano'.E38]" office:value-type="float" office:value="0.0793308171271518" calcext:value-type="float">
            <text:p><text:s/>0,07933082 </text:p>
          </table:table-cell>
          <table:table-cell table:style-name="ce3" table:formula="of:=+['file:///home/suporte/Downloads/variaveis%20eixo%201/NECCULT-%202017%20-%20ATLAS%20-%20V13%20-%20C4%20do%20Valor%20Adicionado%20(18%20SET).xlsx'#$'Total x Ano'.F38]*['file:///home/suporte/Downloads/variaveis%20eixo%201/NECCULT-%202017%20-%20ATLAS%20-%20V13%20-%20C4%20do%20Valor%20Adicionado%20(18%20SET).xlsx'#$'Total x Ano'.F38]" office:value-type="float" office:value="0.0757427854549829" calcext:value-type="float">
            <text:p><text:s/>0,07574279 </text:p>
          </table:table-cell>
          <table:table-cell table:style-name="ce3" table:formula="of:=+['file:///home/suporte/Downloads/variaveis%20eixo%201/NECCULT-%202017%20-%20ATLAS%20-%20V13%20-%20C4%20do%20Valor%20Adicionado%20(18%20SET).xlsx'#$'Total x Ano'.G38]*['file:///home/suporte/Downloads/variaveis%20eixo%201/NECCULT-%202017%20-%20ATLAS%20-%20V13%20-%20C4%20do%20Valor%20Adicionado%20(18%20SET).xlsx'#$'Total x Ano'.G38]" office:value-type="float" office:value="0.0720776261020095" calcext:value-type="float">
            <text:p><text:s/>0,07207763 </text:p>
          </table:table-cell>
          <table:table-cell table:style-name="ce3" table:formula="of:=+['file:///home/suporte/Downloads/variaveis%20eixo%201/NECCULT-%202017%20-%20ATLAS%20-%20V13%20-%20C4%20do%20Valor%20Adicionado%20(18%20SET).xlsx'#$'Total x Ano'.H38]*['file:///home/suporte/Downloads/variaveis%20eixo%201/NECCULT-%202017%20-%20ATLAS%20-%20V13%20-%20C4%20do%20Valor%20Adicionado%20(18%20SET).xlsx'#$'Total x Ano'.H38]" office:value-type="float" office:value="0.0681921706485606" calcext:value-type="float">
            <text:p><text:s/>0,06819217 </text:p>
          </table:table-cell>
          <table:table-cell table:style-name="ce3" table:formula="of:=+['file:///home/suporte/Downloads/variaveis%20eixo%201/NECCULT-%202017%20-%20ATLAS%20-%20V13%20-%20C4%20do%20Valor%20Adicionado%20(18%20SET).xlsx'#$'Total x Ano'.I38]*['file:///home/suporte/Downloads/variaveis%20eixo%201/NECCULT-%202017%20-%20ATLAS%20-%20V13%20-%20C4%20do%20Valor%20Adicionado%20(18%20SET).xlsx'#$'Total x Ano'.I38]" office:value-type="float" office:value="0.0638735667041928" calcext:value-type="float">
            <text:p><text:s/>0,0638735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etenimento</text:p>
          </table:table-cell>
          <table:table-cell table:style-name="ce3" table:formula="of:=+['file:///home/suporte/Downloads/variaveis%20eixo%201/NECCULT-%202017%20-%20ATLAS%20-%20V13%20-%20C4%20do%20Valor%20Adicionado%20(18%20SET).xlsx'#$'Total x Ano'.B39]*['file:///home/suporte/Downloads/variaveis%20eixo%201/NECCULT-%202017%20-%20ATLAS%20-%20V13%20-%20C4%20do%20Valor%20Adicionado%20(18%20SET).xlsx'#$'Total x Ano'.B39]" office:value-type="float" office:value="0.000599786354060131" calcext:value-type="float">
            <text:p><text:s/>0,00059979 </text:p>
          </table:table-cell>
          <table:table-cell table:style-name="ce3" table:formula="of:=+['file:///home/suporte/Downloads/variaveis%20eixo%201/NECCULT-%202017%20-%20ATLAS%20-%20V13%20-%20C4%20do%20Valor%20Adicionado%20(18%20SET).xlsx'#$'Total x Ano'.C39]*['file:///home/suporte/Downloads/variaveis%20eixo%201/NECCULT-%202017%20-%20ATLAS%20-%20V13%20-%20C4%20do%20Valor%20Adicionado%20(18%20SET).xlsx'#$'Total x Ano'.C39]" office:value-type="float" office:value="0.000791865584267135" calcext:value-type="float">
            <text:p><text:s/>0,00079187 </text:p>
          </table:table-cell>
          <table:table-cell table:style-name="ce3" table:formula="of:=+['file:///home/suporte/Downloads/variaveis%20eixo%201/NECCULT-%202017%20-%20ATLAS%20-%20V13%20-%20C4%20do%20Valor%20Adicionado%20(18%20SET).xlsx'#$'Total x Ano'.D39]*['file:///home/suporte/Downloads/variaveis%20eixo%201/NECCULT-%202017%20-%20ATLAS%20-%20V13%20-%20C4%20do%20Valor%20Adicionado%20(18%20SET).xlsx'#$'Total x Ano'.D39]" office:value-type="float" office:value="0.000749322461028462" calcext:value-type="float">
            <text:p><text:s/>0,00074932 </text:p>
          </table:table-cell>
          <table:table-cell table:style-name="ce3" table:formula="of:=+['file:///home/suporte/Downloads/variaveis%20eixo%201/NECCULT-%202017%20-%20ATLAS%20-%20V13%20-%20C4%20do%20Valor%20Adicionado%20(18%20SET).xlsx'#$'Total x Ano'.E39]*['file:///home/suporte/Downloads/variaveis%20eixo%201/NECCULT-%202017%20-%20ATLAS%20-%20V13%20-%20C4%20do%20Valor%20Adicionado%20(18%20SET).xlsx'#$'Total x Ano'.E39]" office:value-type="float" office:value="0.000868710105536116" calcext:value-type="float">
            <text:p><text:s/>0,00086871 </text:p>
          </table:table-cell>
          <table:table-cell table:style-name="ce3" table:formula="of:=+['file:///home/suporte/Downloads/variaveis%20eixo%201/NECCULT-%202017%20-%20ATLAS%20-%20V13%20-%20C4%20do%20Valor%20Adicionado%20(18%20SET).xlsx'#$'Total x Ano'.F39]*['file:///home/suporte/Downloads/variaveis%20eixo%201/NECCULT-%202017%20-%20ATLAS%20-%20V13%20-%20C4%20do%20Valor%20Adicionado%20(18%20SET).xlsx'#$'Total x Ano'.F39]" office:value-type="float" office:value="0.000915660649258386" calcext:value-type="float">
            <text:p><text:s/>0,00091566 </text:p>
          </table:table-cell>
          <table:table-cell table:style-name="ce3" table:formula="of:=+['file:///home/suporte/Downloads/variaveis%20eixo%201/NECCULT-%202017%20-%20ATLAS%20-%20V13%20-%20C4%20do%20Valor%20Adicionado%20(18%20SET).xlsx'#$'Total x Ano'.G39]*['file:///home/suporte/Downloads/variaveis%20eixo%201/NECCULT-%202017%20-%20ATLAS%20-%20V13%20-%20C4%20do%20Valor%20Adicionado%20(18%20SET).xlsx'#$'Total x Ano'.G39]" office:value-type="float" office:value="0.00094351193410212" calcext:value-type="float">
            <text:p><text:s/>0,00094351 </text:p>
          </table:table-cell>
          <table:table-cell table:style-name="ce3" table:formula="of:=+['file:///home/suporte/Downloads/variaveis%20eixo%201/NECCULT-%202017%20-%20ATLAS%20-%20V13%20-%20C4%20do%20Valor%20Adicionado%20(18%20SET).xlsx'#$'Total x Ano'.H39]*['file:///home/suporte/Downloads/variaveis%20eixo%201/NECCULT-%202017%20-%20ATLAS%20-%20V13%20-%20C4%20do%20Valor%20Adicionado%20(18%20SET).xlsx'#$'Total x Ano'.H39]" office:value-type="float" office:value="0.00111350179702442" calcext:value-type="float">
            <text:p><text:s/>0,00111350 </text:p>
          </table:table-cell>
          <table:table-cell table:style-name="ce3" table:formula="of:=+['file:///home/suporte/Downloads/variaveis%20eixo%201/NECCULT-%202017%20-%20ATLAS%20-%20V13%20-%20C4%20do%20Valor%20Adicionado%20(18%20SET).xlsx'#$'Total x Ano'.I39]*['file:///home/suporte/Downloads/variaveis%20eixo%201/NECCULT-%202017%20-%20ATLAS%20-%20V13%20-%20C4%20do%20Valor%20Adicionado%20(18%20SET).xlsx'#$'Total x Ano'.I39]" office:value-type="float" office:value="0.00108953657806291" calcext:value-type="float">
            <text:p><text:s/>0,0010895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mação</text:p>
          </table:table-cell>
          <table:table-cell table:style-name="ce3" table:formula="of:=+['file:///home/suporte/Downloads/variaveis%20eixo%201/NECCULT-%202017%20-%20ATLAS%20-%20V13%20-%20C4%20do%20Valor%20Adicionado%20(18%20SET).xlsx'#$'Total x Ano'.B40]*['file:///home/suporte/Downloads/variaveis%20eixo%201/NECCULT-%202017%20-%20ATLAS%20-%20V13%20-%20C4%20do%20Valor%20Adicionado%20(18%20SET).xlsx'#$'Total x Ano'.B40]" office:value-type="float" office:value="0.000286730076510526" calcext:value-type="float">
            <text:p><text:s/>0,00028673 </text:p>
          </table:table-cell>
          <table:table-cell table:style-name="ce3" table:formula="of:=+['file:///home/suporte/Downloads/variaveis%20eixo%201/NECCULT-%202017%20-%20ATLAS%20-%20V13%20-%20C4%20do%20Valor%20Adicionado%20(18%20SET).xlsx'#$'Total x Ano'.C40]*['file:///home/suporte/Downloads/variaveis%20eixo%201/NECCULT-%202017%20-%20ATLAS%20-%20V13%20-%20C4%20do%20Valor%20Adicionado%20(18%20SET).xlsx'#$'Total x Ano'.C40]" office:value-type="float" office:value="0.000215591679136545" calcext:value-type="float">
            <text:p><text:s/>0,00021559 </text:p>
          </table:table-cell>
          <table:table-cell table:style-name="ce3" table:formula="of:=+['file:///home/suporte/Downloads/variaveis%20eixo%201/NECCULT-%202017%20-%20ATLAS%20-%20V13%20-%20C4%20do%20Valor%20Adicionado%20(18%20SET).xlsx'#$'Total x Ano'.D40]*['file:///home/suporte/Downloads/variaveis%20eixo%201/NECCULT-%202017%20-%20ATLAS%20-%20V13%20-%20C4%20do%20Valor%20Adicionado%20(18%20SET).xlsx'#$'Total x Ano'.D40]" office:value-type="float" office:value="0.000186445785051365" calcext:value-type="float">
            <text:p><text:s/>0,00018645 </text:p>
          </table:table-cell>
          <table:table-cell table:style-name="ce3" table:formula="of:=+['file:///home/suporte/Downloads/variaveis%20eixo%201/NECCULT-%202017%20-%20ATLAS%20-%20V13%20-%20C4%20do%20Valor%20Adicionado%20(18%20SET).xlsx'#$'Total x Ano'.E40]*['file:///home/suporte/Downloads/variaveis%20eixo%201/NECCULT-%202017%20-%20ATLAS%20-%20V13%20-%20C4%20do%20Valor%20Adicionado%20(18%20SET).xlsx'#$'Total x Ano'.E40]" office:value-type="float" office:value="0.00019345384616043" calcext:value-type="float">
            <text:p><text:s/>0,00019345 </text:p>
          </table:table-cell>
          <table:table-cell table:style-name="ce3" table:formula="of:=+['file:///home/suporte/Downloads/variaveis%20eixo%201/NECCULT-%202017%20-%20ATLAS%20-%20V13%20-%20C4%20do%20Valor%20Adicionado%20(18%20SET).xlsx'#$'Total x Ano'.F40]*['file:///home/suporte/Downloads/variaveis%20eixo%201/NECCULT-%202017%20-%20ATLAS%20-%20V13%20-%20C4%20do%20Valor%20Adicionado%20(18%20SET).xlsx'#$'Total x Ano'.F40]" office:value-type="float" office:value="0.000158659272428588" calcext:value-type="float">
            <text:p><text:s/>0,00015866 </text:p>
          </table:table-cell>
          <table:table-cell table:style-name="ce3" table:formula="of:=+['file:///home/suporte/Downloads/variaveis%20eixo%201/NECCULT-%202017%20-%20ATLAS%20-%20V13%20-%20C4%20do%20Valor%20Adicionado%20(18%20SET).xlsx'#$'Total x Ano'.G40]*['file:///home/suporte/Downloads/variaveis%20eixo%201/NECCULT-%202017%20-%20ATLAS%20-%20V13%20-%20C4%20do%20Valor%20Adicionado%20(18%20SET).xlsx'#$'Total x Ano'.G40]" office:value-type="float" office:value="0.000141580431511647" calcext:value-type="float">
            <text:p><text:s/>0,00014158 </text:p>
          </table:table-cell>
          <table:table-cell table:style-name="ce3" table:formula="of:=+['file:///home/suporte/Downloads/variaveis%20eixo%201/NECCULT-%202017%20-%20ATLAS%20-%20V13%20-%20C4%20do%20Valor%20Adicionado%20(18%20SET).xlsx'#$'Total x Ano'.H40]*['file:///home/suporte/Downloads/variaveis%20eixo%201/NECCULT-%202017%20-%20ATLAS%20-%20V13%20-%20C4%20do%20Valor%20Adicionado%20(18%20SET).xlsx'#$'Total x Ano'.H40]" office:value-type="float" office:value="0.000210739606673689" calcext:value-type="float">
            <text:p><text:s/>0,00021074 </text:p>
          </table:table-cell>
          <table:table-cell table:style-name="ce3" table:formula="of:=+['file:///home/suporte/Downloads/variaveis%20eixo%201/NECCULT-%202017%20-%20ATLAS%20-%20V13%20-%20C4%20do%20Valor%20Adicionado%20(18%20SET).xlsx'#$'Total x Ano'.I40]*['file:///home/suporte/Downloads/variaveis%20eixo%201/NECCULT-%202017%20-%20ATLAS%20-%20V13%20-%20C4%20do%20Valor%20Adicionado%20(18%20SET).xlsx'#$'Total x Ano'.I40]" office:value-type="float" office:value="0.000214405100666424" calcext:value-type="float">
            <text:p><text:s/>0,0002144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stão</text:p>
          </table:table-cell>
          <table:table-cell table:style-name="ce3" table:formula="of:=+['file:///home/suporte/Downloads/variaveis%20eixo%201/NECCULT-%202017%20-%20ATLAS%20-%20V13%20-%20C4%20do%20Valor%20Adicionado%20(18%20SET).xlsx'#$'Total x Ano'.B41]*['file:///home/suporte/Downloads/variaveis%20eixo%201/NECCULT-%202017%20-%20ATLAS%20-%20V13%20-%20C4%20do%20Valor%20Adicionado%20(18%20SET).xlsx'#$'Total x Ano'.B41]" office:value-type="float" office:value="0.000862426397841483" calcext:value-type="float">
            <text:p><text:s/>0,00086243 </text:p>
          </table:table-cell>
          <table:table-cell table:style-name="ce3" table:formula="of:=+['file:///home/suporte/Downloads/variaveis%20eixo%201/NECCULT-%202017%20-%20ATLAS%20-%20V13%20-%20C4%20do%20Valor%20Adicionado%20(18%20SET).xlsx'#$'Total x Ano'.C41]*['file:///home/suporte/Downloads/variaveis%20eixo%201/NECCULT-%202017%20-%20ATLAS%20-%20V13%20-%20C4%20do%20Valor%20Adicionado%20(18%20SET).xlsx'#$'Total x Ano'.C41]" office:value-type="float" office:value="0.000773365529311063" calcext:value-type="float">
            <text:p><text:s/>0,00077337 </text:p>
          </table:table-cell>
          <table:table-cell table:style-name="ce3" table:formula="of:=+['file:///home/suporte/Downloads/variaveis%20eixo%201/NECCULT-%202017%20-%20ATLAS%20-%20V13%20-%20C4%20do%20Valor%20Adicionado%20(18%20SET).xlsx'#$'Total x Ano'.D41]*['file:///home/suporte/Downloads/variaveis%20eixo%201/NECCULT-%202017%20-%20ATLAS%20-%20V13%20-%20C4%20do%20Valor%20Adicionado%20(18%20SET).xlsx'#$'Total x Ano'.D41]" office:value-type="float" office:value="0.000746882384830882" calcext:value-type="float">
            <text:p><text:s/>0,00074688 </text:p>
          </table:table-cell>
          <table:table-cell table:style-name="ce3" table:formula="of:=+['file:///home/suporte/Downloads/variaveis%20eixo%201/NECCULT-%202017%20-%20ATLAS%20-%20V13%20-%20C4%20do%20Valor%20Adicionado%20(18%20SET).xlsx'#$'Total x Ano'.E41]*['file:///home/suporte/Downloads/variaveis%20eixo%201/NECCULT-%202017%20-%20ATLAS%20-%20V13%20-%20C4%20do%20Valor%20Adicionado%20(18%20SET).xlsx'#$'Total x Ano'.E41]" office:value-type="float" office:value="0.000651196253556958" calcext:value-type="float">
            <text:p><text:s/>0,00065120 </text:p>
          </table:table-cell>
          <table:table-cell table:style-name="ce3" table:formula="of:=+['file:///home/suporte/Downloads/variaveis%20eixo%201/NECCULT-%202017%20-%20ATLAS%20-%20V13%20-%20C4%20do%20Valor%20Adicionado%20(18%20SET).xlsx'#$'Total x Ano'.F41]*['file:///home/suporte/Downloads/variaveis%20eixo%201/NECCULT-%202017%20-%20ATLAS%20-%20V13%20-%20C4%20do%20Valor%20Adicionado%20(18%20SET).xlsx'#$'Total x Ano'.F41]" office:value-type="float" office:value="0.000554444279171262" calcext:value-type="float">
            <text:p><text:s/>0,00055444 </text:p>
          </table:table-cell>
          <table:table-cell table:style-name="ce3" table:formula="of:=+['file:///home/suporte/Downloads/variaveis%20eixo%201/NECCULT-%202017%20-%20ATLAS%20-%20V13%20-%20C4%20do%20Valor%20Adicionado%20(18%20SET).xlsx'#$'Total x Ano'.G41]*['file:///home/suporte/Downloads/variaveis%20eixo%201/NECCULT-%202017%20-%20ATLAS%20-%20V13%20-%20C4%20do%20Valor%20Adicionado%20(18%20SET).xlsx'#$'Total x Ano'.G41]" office:value-type="float" office:value="0.000661571855396854" calcext:value-type="float">
            <text:p><text:s/>0,00066157 </text:p>
          </table:table-cell>
          <table:table-cell table:style-name="ce3" table:formula="of:=+['file:///home/suporte/Downloads/variaveis%20eixo%201/NECCULT-%202017%20-%20ATLAS%20-%20V13%20-%20C4%20do%20Valor%20Adicionado%20(18%20SET).xlsx'#$'Total x Ano'.H41]*['file:///home/suporte/Downloads/variaveis%20eixo%201/NECCULT-%202017%20-%20ATLAS%20-%20V13%20-%20C4%20do%20Valor%20Adicionado%20(18%20SET).xlsx'#$'Total x Ano'.H41]" office:value-type="float" office:value="0.000154729133850684" calcext:value-type="float">
            <text:p><text:s/>0,00015473 </text:p>
          </table:table-cell>
          <table:table-cell table:style-name="ce3" table:formula="of:=+['file:///home/suporte/Downloads/variaveis%20eixo%201/NECCULT-%202017%20-%20ATLAS%20-%20V13%20-%20C4%20do%20Valor%20Adicionado%20(18%20SET).xlsx'#$'Total x Ano'.I41]*['file:///home/suporte/Downloads/variaveis%20eixo%201/NECCULT-%202017%20-%20ATLAS%20-%20V13%20-%20C4%20do%20Valor%20Adicionado%20(18%20SET).xlsx'#$'Total x Ano'.I41]" office:value-type="float" office:value="0.000519503535508702" calcext:value-type="float">
            <text:p><text:s/>0,0005195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úsica</text:p>
          </table:table-cell>
          <table:table-cell table:style-name="ce3" table:formula="of:=+['file:///home/suporte/Downloads/variaveis%20eixo%201/NECCULT-%202017%20-%20ATLAS%20-%20V13%20-%20C4%20do%20Valor%20Adicionado%20(18%20SET).xlsx'#$'Total x Ano'.B42]*['file:///home/suporte/Downloads/variaveis%20eixo%201/NECCULT-%202017%20-%20ATLAS%20-%20V13%20-%20C4%20do%20Valor%20Adicionado%20(18%20SET).xlsx'#$'Total x Ano'.B42]" office:value-type="float" office:value="0.0000797180634580531" calcext:value-type="float">
            <text:p><text:s/>0,00007972 </text:p>
          </table:table-cell>
          <table:table-cell table:style-name="ce3" table:formula="of:=+['file:///home/suporte/Downloads/variaveis%20eixo%201/NECCULT-%202017%20-%20ATLAS%20-%20V13%20-%20C4%20do%20Valor%20Adicionado%20(18%20SET).xlsx'#$'Total x Ano'.C42]*['file:///home/suporte/Downloads/variaveis%20eixo%201/NECCULT-%202017%20-%20ATLAS%20-%20V13%20-%20C4%20do%20Valor%20Adicionado%20(18%20SET).xlsx'#$'Total x Ano'.C42]" office:value-type="float" office:value="0.0000810612127760581" calcext:value-type="float">
            <text:p><text:s/>0,00008106 </text:p>
          </table:table-cell>
          <table:table-cell table:style-name="ce3" table:formula="of:=+['file:///home/suporte/Downloads/variaveis%20eixo%201/NECCULT-%202017%20-%20ATLAS%20-%20V13%20-%20C4%20do%20Valor%20Adicionado%20(18%20SET).xlsx'#$'Total x Ano'.D42]*['file:///home/suporte/Downloads/variaveis%20eixo%201/NECCULT-%202017%20-%20ATLAS%20-%20V13%20-%20C4%20do%20Valor%20Adicionado%20(18%20SET).xlsx'#$'Total x Ano'.D42]" office:value-type="float" office:value="0.0000594698300411107" calcext:value-type="float">
            <text:p><text:s/>0,00005947 </text:p>
          </table:table-cell>
          <table:table-cell table:style-name="ce3" table:formula="of:=+['file:///home/suporte/Downloads/variaveis%20eixo%201/NECCULT-%202017%20-%20ATLAS%20-%20V13%20-%20C4%20do%20Valor%20Adicionado%20(18%20SET).xlsx'#$'Total x Ano'.E42]*['file:///home/suporte/Downloads/variaveis%20eixo%201/NECCULT-%202017%20-%20ATLAS%20-%20V13%20-%20C4%20do%20Valor%20Adicionado%20(18%20SET).xlsx'#$'Total x Ano'.E42]" office:value-type="float" office:value="0.0000657908031146162" calcext:value-type="float">
            <text:p><text:s/>0,00006579 </text:p>
          </table:table-cell>
          <table:table-cell table:style-name="ce3" table:formula="of:=+['file:///home/suporte/Downloads/variaveis%20eixo%201/NECCULT-%202017%20-%20ATLAS%20-%20V13%20-%20C4%20do%20Valor%20Adicionado%20(18%20SET).xlsx'#$'Total x Ano'.F42]*['file:///home/suporte/Downloads/variaveis%20eixo%201/NECCULT-%202017%20-%20ATLAS%20-%20V13%20-%20C4%20do%20Valor%20Adicionado%20(18%20SET).xlsx'#$'Total x Ano'.F42]" office:value-type="float" office:value="0.0000444017896438076" calcext:value-type="float">
            <text:p><text:s/>0,00004440 </text:p>
          </table:table-cell>
          <table:table-cell table:style-name="ce3" table:formula="of:=+['file:///home/suporte/Downloads/variaveis%20eixo%201/NECCULT-%202017%20-%20ATLAS%20-%20V13%20-%20C4%20do%20Valor%20Adicionado%20(18%20SET).xlsx'#$'Total x Ano'.G42]*['file:///home/suporte/Downloads/variaveis%20eixo%201/NECCULT-%202017%20-%20ATLAS%20-%20V13%20-%20C4%20do%20Valor%20Adicionado%20(18%20SET).xlsx'#$'Total x Ano'.G42]" office:value-type="float" office:value="0.0000441033002914605" calcext:value-type="float">
            <text:p><text:s/>0,00004410 </text:p>
          </table:table-cell>
          <table:table-cell table:style-name="ce3" table:formula="of:=+['file:///home/suporte/Downloads/variaveis%20eixo%201/NECCULT-%202017%20-%20ATLAS%20-%20V13%20-%20C4%20do%20Valor%20Adicionado%20(18%20SET).xlsx'#$'Total x Ano'.H42]*['file:///home/suporte/Downloads/variaveis%20eixo%201/NECCULT-%202017%20-%20ATLAS%20-%20V13%20-%20C4%20do%20Valor%20Adicionado%20(18%20SET).xlsx'#$'Total x Ano'.H42]" office:value-type="float" office:value="0.0000531898015243233" calcext:value-type="float">
            <text:p><text:s/>0,00005319 </text:p>
          </table:table-cell>
          <table:table-cell table:style-name="ce3" table:formula="of:=+['file:///home/suporte/Downloads/variaveis%20eixo%201/NECCULT-%202017%20-%20ATLAS%20-%20V13%20-%20C4%20do%20Valor%20Adicionado%20(18%20SET).xlsx'#$'Total x Ano'.I42]*['file:///home/suporte/Downloads/variaveis%20eixo%201/NECCULT-%202017%20-%20ATLAS%20-%20V13%20-%20C4%20do%20Valor%20Adicionado%20(18%20SET).xlsx'#$'Total x Ano'.I42]" office:value-type="float" office:value="0.0000404880932654711" calcext:value-type="float">
            <text:p><text:s/>0,000040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mônio</text:p>
          </table:table-cell>
          <table:table-cell table:style-name="ce3" table:formula="of:=+['file:///home/suporte/Downloads/variaveis%20eixo%201/NECCULT-%202017%20-%20ATLAS%20-%20V13%20-%20C4%20do%20Valor%20Adicionado%20(18%20SET).xlsx'#$'Total x Ano'.B43]*['file:///home/suporte/Downloads/variaveis%20eixo%201/NECCULT-%202017%20-%20ATLAS%20-%20V13%20-%20C4%20do%20Valor%20Adicionado%20(18%20SET).xlsx'#$'Total x Ano'.B43]" office:value-type="float" office:value="0.0202096654602258" calcext:value-type="float">
            <text:p><text:s/>0,02020967 </text:p>
          </table:table-cell>
          <table:table-cell table:style-name="ce3" table:formula="of:=+['file:///home/suporte/Downloads/variaveis%20eixo%201/NECCULT-%202017%20-%20ATLAS%20-%20V13%20-%20C4%20do%20Valor%20Adicionado%20(18%20SET).xlsx'#$'Total x Ano'.C43]*['file:///home/suporte/Downloads/variaveis%20eixo%201/NECCULT-%202017%20-%20ATLAS%20-%20V13%20-%20C4%20do%20Valor%20Adicionado%20(18%20SET).xlsx'#$'Total x Ano'.C43]" office:value-type="float" office:value="0.0237886136013031" calcext:value-type="float">
            <text:p><text:s/>0,02378861 </text:p>
          </table:table-cell>
          <table:table-cell table:style-name="ce3" table:formula="of:=+['file:///home/suporte/Downloads/variaveis%20eixo%201/NECCULT-%202017%20-%20ATLAS%20-%20V13%20-%20C4%20do%20Valor%20Adicionado%20(18%20SET).xlsx'#$'Total x Ano'.D43]*['file:///home/suporte/Downloads/variaveis%20eixo%201/NECCULT-%202017%20-%20ATLAS%20-%20V13%20-%20C4%20do%20Valor%20Adicionado%20(18%20SET).xlsx'#$'Total x Ano'.D43]" office:value-type="float" office:value="0.0190621186386879" calcext:value-type="float">
            <text:p><text:s/>0,01906212 </text:p>
          </table:table-cell>
          <table:table-cell table:style-name="ce3" table:formula="of:=+['file:///home/suporte/Downloads/variaveis%20eixo%201/NECCULT-%202017%20-%20ATLAS%20-%20V13%20-%20C4%20do%20Valor%20Adicionado%20(18%20SET).xlsx'#$'Total x Ano'.E43]*['file:///home/suporte/Downloads/variaveis%20eixo%201/NECCULT-%202017%20-%20ATLAS%20-%20V13%20-%20C4%20do%20Valor%20Adicionado%20(18%20SET).xlsx'#$'Total x Ano'.E43]" office:value-type="float" office:value="0.0174899302996022" calcext:value-type="float">
            <text:p><text:s/>0,01748993 </text:p>
          </table:table-cell>
          <table:table-cell table:style-name="ce3" table:formula="of:=+['file:///home/suporte/Downloads/variaveis%20eixo%201/NECCULT-%202017%20-%20ATLAS%20-%20V13%20-%20C4%20do%20Valor%20Adicionado%20(18%20SET).xlsx'#$'Total x Ano'.F43]*['file:///home/suporte/Downloads/variaveis%20eixo%201/NECCULT-%202017%20-%20ATLAS%20-%20V13%20-%20C4%20do%20Valor%20Adicionado%20(18%20SET).xlsx'#$'Total x Ano'.F43]" office:value-type="float" office:value="0.0188214862153058" calcext:value-type="float">
            <text:p><text:s/>0,01882149 </text:p>
          </table:table-cell>
          <table:table-cell table:style-name="ce3" table:formula="of:=+['file:///home/suporte/Downloads/variaveis%20eixo%201/NECCULT-%202017%20-%20ATLAS%20-%20V13%20-%20C4%20do%20Valor%20Adicionado%20(18%20SET).xlsx'#$'Total x Ano'.G43]*['file:///home/suporte/Downloads/variaveis%20eixo%201/NECCULT-%202017%20-%20ATLAS%20-%20V13%20-%20C4%20do%20Valor%20Adicionado%20(18%20SET).xlsx'#$'Total x Ano'.G43]" office:value-type="float" office:value="0.0195174166990523" calcext:value-type="float">
            <text:p><text:s/>0,01951742 </text:p>
          </table:table-cell>
          <table:table-cell table:style-name="ce3" table:formula="of:=+['file:///home/suporte/Downloads/variaveis%20eixo%201/NECCULT-%202017%20-%20ATLAS%20-%20V13%20-%20C4%20do%20Valor%20Adicionado%20(18%20SET).xlsx'#$'Total x Ano'.H43]*['file:///home/suporte/Downloads/variaveis%20eixo%201/NECCULT-%202017%20-%20ATLAS%20-%20V13%20-%20C4%20do%20Valor%20Adicionado%20(18%20SET).xlsx'#$'Total x Ano'.H43]" office:value-type="float" office:value="0.0221260532274623" calcext:value-type="float">
            <text:p><text:s/>0,02212605 </text:p>
          </table:table-cell>
          <table:table-cell table:style-name="ce3" table:formula="of:=+['file:///home/suporte/Downloads/variaveis%20eixo%201/NECCULT-%202017%20-%20ATLAS%20-%20V13%20-%20C4%20do%20Valor%20Adicionado%20(18%20SET).xlsx'#$'Total x Ano'.I43]*['file:///home/suporte/Downloads/variaveis%20eixo%201/NECCULT-%202017%20-%20ATLAS%20-%20V13%20-%20C4%20do%20Valor%20Adicionado%20(18%20SET).xlsx'#$'Total x Ano'.I43]" office:value-type="float" office:value="0.023214107218094" calcext:value-type="float">
            <text:p><text:s/>0,0232141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HH</text:p>
          </table:table-cell>
          <table:table-cell table:style-name="ce5" table:formula="of:=SUM([.B34:.B43])" office:value-type="float" office:value="0.278848734029533" calcext:value-type="float">
            <text:p><text:s/>0,27885 </text:p>
          </table:table-cell>
          <table:table-cell table:style-name="ce5" table:formula="of:=SUM([.C34:.C43])" office:value-type="float" office:value="0.263838550489466" calcext:value-type="float">
            <text:p><text:s/>0,26384 </text:p>
          </table:table-cell>
          <table:table-cell table:style-name="ce5" table:formula="of:=SUM([.D34:.D43])" office:value-type="float" office:value="0.282795740228071" calcext:value-type="float">
            <text:p><text:s/>0,28280 </text:p>
          </table:table-cell>
          <table:table-cell table:style-name="ce5" table:formula="of:=SUM([.E34:.E43])" office:value-type="float" office:value="0.27521771192499" calcext:value-type="float">
            <text:p><text:s/>0,27522 </text:p>
          </table:table-cell>
          <table:table-cell table:style-name="ce5" table:formula="of:=SUM([.F34:.F43])" office:value-type="float" office:value="0.278459154722342" calcext:value-type="float">
            <text:p><text:s/>0,27846 </text:p>
          </table:table-cell>
          <table:table-cell table:style-name="ce5" table:formula="of:=SUM([.G34:.G43])" office:value-type="float" office:value="0.271063732680838" calcext:value-type="float">
            <text:p><text:s/>0,27106 </text:p>
          </table:table-cell>
          <table:table-cell table:style-name="ce5" table:formula="of:=SUM([.H34:.H43])" office:value-type="float" office:value="0.268427642343322" calcext:value-type="float">
            <text:p><text:s/>0,26843 </text:p>
          </table:table-cell>
          <table:table-cell table:style-name="ce5" table:formula="of:=SUM([.I34:.I43])" office:value-type="float" office:value="0.254840132524644" calcext:value-type="float">
            <text:p><text:s/>0,25484 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x Ano_TX_VAR" table:style-name="ta2">
        <table:table-column table:style-name="co1" table:default-cell-style-name="ce2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IHH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HH</text:p>
          </table:table-cell>
          <table:table-cell table:style-name="ce6" table:formula="of:=+[$'Total x Ano'.C30]/[$'Total x Ano'.B30]-1" office:value-type="float" office:value="-0.00550084130586392" calcext:value-type="float">
            <text:p>-0,0055 </text:p>
          </table:table-cell>
          <table:table-cell table:style-name="ce6" table:formula="of:=+[$'Total x Ano'.D30]/[$'Total x Ano'.C30]-1" office:value-type="float" office:value="0.0280065052682048" calcext:value-type="float">
            <text:p><text:s/>0,0280 </text:p>
          </table:table-cell>
          <table:table-cell table:style-name="ce6" table:formula="of:=+[$'Total x Ano'.E30]/[$'Total x Ano'.D30]-1" office:value-type="float" office:value="-0.0202735543007476" calcext:value-type="float">
            <text:p>-0,0203 </text:p>
          </table:table-cell>
          <table:table-cell table:style-name="ce6" table:formula="of:=+[$'Total x Ano'.F30]/[$'Total x Ano'.E30]-1" office:value-type="float" office:value="-0.0136645891151593" calcext:value-type="float">
            <text:p>-0,0137 </text:p>
          </table:table-cell>
          <table:table-cell table:style-name="ce6" table:formula="of:=+[$'Total x Ano'.G30]/[$'Total x Ano'.F30]-1" office:value-type="float" office:value="0.0186358356812468" calcext:value-type="float">
            <text:p><text:s/>0,0186 </text:p>
          </table:table-cell>
          <table:table-cell table:style-name="ce6" table:formula="of:=+[$'Total x Ano'.H30]/[$'Total x Ano'.G30]-1" office:value-type="float" office:value="-0.0390298360195331" calcext:value-type="float">
            <text:p>-0,0390 </text:p>
          </table:table-cell>
          <table:table-cell table:style-name="ce6" table:formula="of:=+[$'Total x Ano'.I30]/[$'Total x Ano'.H30]-1" office:value-type="float" office:value="0.0129609098231895" calcext:value-type="float">
            <text:p><text:s/>0,0130 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IHH - CONCENTRAÇÃO POR CADEI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quitetur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rtes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udiovisual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ign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ditor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ntreteniment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Form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Gest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Músic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Patrimôni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HH</text:p>
          </table:table-cell>
          <table:table-cell table:style-name="ce5" table:formula="of:=+[$'Total x Ano'.C44]/[$'Total x Ano'.B44]-1" office:value-type="float" office:value="-0.0538291256451489" calcext:value-type="float">
            <text:p>-0,05383 </text:p>
          </table:table-cell>
          <table:table-cell table:style-name="ce5" table:formula="of:=+[$'Total x Ano'.D44]/[$'Total x Ano'.C44]-1" office:value-type="float" office:value="0.0718514777443864" calcext:value-type="float">
            <text:p><text:s/>0,07185 </text:p>
          </table:table-cell>
          <table:table-cell table:style-name="ce5" table:formula="of:=+[$'Total x Ano'.E44]/[$'Total x Ano'.D44]-1" office:value-type="float" office:value="-0.0267968262073875" calcext:value-type="float">
            <text:p>-0,02680 </text:p>
          </table:table-cell>
          <table:table-cell table:style-name="ce5" table:formula="of:=+[$'Total x Ano'.F44]/[$'Total x Ano'.E44]-1" office:value-type="float" office:value="0.011777740519241" calcext:value-type="float">
            <text:p><text:s/>0,01178 </text:p>
          </table:table-cell>
          <table:table-cell table:style-name="ce5" table:formula="of:=+[$'Total x Ano'.G44]/[$'Total x Ano'.F44]-1" office:value-type="float" office:value="-0.0265583728029278" calcext:value-type="float">
            <text:p>-0,02656 </text:p>
          </table:table-cell>
          <table:table-cell table:style-name="ce5" table:formula="of:=+[$'Total x Ano'.H44]/[$'Total x Ano'.G44]-1" office:value-type="float" office:value="-0.00972498353595419" calcext:value-type="float">
            <text:p>-0,00972 </text:p>
          </table:table-cell>
          <table:table-cell table:style-name="ce5" table:formula="of:=+[$'Total x Ano'.I44]/[$'Total x Ano'.H44]-1" office:value-type="float" office:value="-0.0506188919295399" calcext:value-type="float">
            <text:p>-0,05062 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otal_20_x_20_Ano" style:display-name="PageStyle_Total x A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20_x_20_Ano_5f_TX_5f_VAR" style:display-name="PageStyle_Total x Ano_TX_V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Rodrigues Sanguinet</meta:initial-creator>
    <dc:creator>Artur Peluso Waismann</dc:creator>
    <meta:creation-date>2017-03-30T12:48:29</meta:creation-date>
    <dc:date>2017-09-18T18:48:37</dc:date>
    <meta:generator>LibreOffice/5.1.6.2$Linux_X86_64 LibreOffice_project/10m0$Build-2</meta:generator>
    <meta:document-statistic meta:table-count="2" meta:cell-count="438" meta:object-count="0"/>
    <meta:user-defined meta:name="AppVersion">15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